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57DF53C9E1.png"/>
  <manifest:file-entry manifest:media-type="" manifest:full-path="Pictures/20000006000039120000252D62456AA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Trebuchet MS" svg:font-family="'Trebuchet M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1.2507in" style:rel-column-width="12608*"/>
    </style:style>
    <style:style style:name="Table1.B" style:family="table-column">
      <style:table-column-properties style:column-width="5.2493in" style:rel-column-width="52927*"/>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keep-together="false" fo:keep-together="always"/>
    </style:style>
    <style:style style:name="Table1.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5833in" fo:margin-left="-0.0417in" table:align="left" style:writing-mode="lr-tb"/>
    </style:style>
    <style:style style:name="Table2.A" style:family="table-column">
      <style:table-column-properties style:column-width="6.5833in"/>
    </style:style>
    <style:style style:name="Table2.1" style:family="table-row">
      <style:table-row-properties style:keep-together="true" fo:keep-together="auto"/>
    </style:style>
    <style:style style:name="Table2.A1" style:family="table-cell">
      <style:table-cell-properties style:vertical-align="top" fo:background-color="#e6e6e6" fo:padding="0.0417in" fo:border="none" style:writing-mode="lr-tb">
        <style:background-image/>
      </style:table-cell-properties>
    </style:style>
    <style:style style:name="Table3" style:family="table">
      <style:table-properties style:width="6.1771in" fo:margin-left="-0.0104in" fo:margin-right="0.3333in" table:align="margins" style:writing-mode="lr-tb"/>
    </style:style>
    <style:style style:name="Table3.A" style:family="table-column">
      <style:table-column-properties style:column-width="1.4271in" style:rel-column-width="15138*"/>
    </style:style>
    <style:style style:name="Table3.B" style:family="table-column">
      <style:table-column-properties style:column-width="4.75in" style:rel-column-width="50397*"/>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5833in" fo:margin-left="-0.0417in" table:align="left" style:writing-mode="lr-tb"/>
    </style:style>
    <style:style style:name="Table4.A" style:family="table-column">
      <style:table-column-properties style:column-width="6.5833in"/>
    </style:style>
    <style:style style:name="Table4.1" style:family="table-row">
      <style:table-row-properties style:keep-together="true" fo:keep-together="auto"/>
    </style:style>
    <style:style style:name="Table4.A1" style:family="table-cell">
      <style:table-cell-properties style:vertical-align="top" fo:background-color="#e6e6e6" fo:padding="0.0417in" fo:border="none" style:writing-mode="lr-tb">
        <style:background-image/>
      </style:table-cell-properties>
    </style:style>
    <style:style style:name="Table5" style:family="table">
      <style:table-properties style:width="6.5833in" fo:margin-left="-0.0417in" table:align="left" style:writing-mode="lr-tb"/>
    </style:style>
    <style:style style:name="Table5.A" style:family="table-column">
      <style:table-column-properties style:column-width="6.5833in"/>
    </style:style>
    <style:style style:name="Table5.1" style:family="table-row">
      <style:table-row-properties style:keep-together="true" fo:keep-together="auto"/>
    </style:style>
    <style:style style:name="Table5.A1" style:family="table-cell">
      <style:table-cell-properties style:vertical-align="top" fo:background-color="#e6e6e6" fo:padding="0.0417in" fo:border="none" style:writing-mode="lr-tb">
        <style:background-image/>
      </style:table-cell-properties>
    </style:style>
    <style:style style:name="Table6" style:family="table">
      <style:table-properties style:width="6.5833in" fo:margin-left="-0.0417in" table:align="left" style:writing-mode="lr-tb"/>
    </style:style>
    <style:style style:name="Table6.A" style:family="table-column">
      <style:table-column-properties style:column-width="6.5833in"/>
    </style:style>
    <style:style style:name="Table6.1" style:family="table-row">
      <style:table-row-properties style:keep-together="true" fo:keep-together="auto"/>
    </style:style>
    <style:style style:name="Table6.A1" style:family="table-cell">
      <style:table-cell-properties style:vertical-align="top" fo:background-color="#e6e6e6" fo:padding="0.0417in" fo:border="none" style:writing-mode="lr-tb">
        <style:background-image/>
      </style:table-cell-properties>
    </style:style>
    <style:style style:name="Table7" style:family="table">
      <style:table-properties style:width="6.5833in" fo:margin-left="-0.0417in" table:align="left" style:writing-mode="lr-tb"/>
    </style:style>
    <style:style style:name="Table7.A" style:family="table-column">
      <style:table-column-properties style:column-width="6.5833in"/>
    </style:style>
    <style:style style:name="Table7.1" style:family="table-row">
      <style:table-row-properties style:keep-together="true" fo:keep-together="auto"/>
    </style:style>
    <style:style style:name="Table7.A1" style:family="table-cell">
      <style:table-cell-properties style:vertical-align="top" fo:background-color="#e6e6e6" fo:padding="0.0417in" fo:border="none" style:writing-mode="lr-tb">
        <style:background-image/>
      </style:table-cell-properties>
    </style:style>
    <style:style style:name="Table8" style:family="table">
      <style:table-properties style:width="6.5833in" fo:margin-left="-0.0417in" table:align="left" style:writing-mode="lr-tb"/>
    </style:style>
    <style:style style:name="Table8.A" style:family="table-column">
      <style:table-column-properties style:column-width="6.5833in"/>
    </style:style>
    <style:style style:name="Table8.1" style:family="table-row">
      <style:table-row-properties style:keep-together="true" fo:keep-together="auto"/>
    </style:style>
    <style:style style:name="Table8.A1" style:family="table-cell">
      <style:table-cell-properties style:vertical-align="top" fo:background-color="#e6e6e6" fo:padding="0.0417in" fo:border="none" style:writing-mode="lr-tb">
        <style:background-image/>
      </style:table-cell-properties>
    </style:style>
    <style:style style:name="Table9" style:family="table">
      <style:table-properties style:width="6.5833in" fo:margin-left="-0.0417in" table:align="left" style:writing-mode="lr-tb"/>
    </style:style>
    <style:style style:name="Table9.A" style:family="table-column">
      <style:table-column-properties style:column-width="6.5833in"/>
    </style:style>
    <style:style style:name="Table9.1" style:family="table-row">
      <style:table-row-properties style:keep-together="true" fo:keep-together="auto"/>
    </style:style>
    <style:style style:name="Table9.A1" style:family="table-cell">
      <style:table-cell-properties style:vertical-align="top" fo:background-color="#e6e6e6" fo:padding="0.0417in" fo:border="none" style:writing-mode="lr-tb">
        <style:background-image/>
      </style:table-cell-properties>
    </style:style>
    <style:style style:name="Table10" style:family="table">
      <style:table-properties style:width="6.5833in" fo:margin-left="-0.0417in" table:align="left" style:writing-mode="lr-tb"/>
    </style:style>
    <style:style style:name="Table10.A" style:family="table-column">
      <style:table-column-properties style:column-width="6.5833in"/>
    </style:style>
    <style:style style:name="Table10.1" style:family="table-row">
      <style:table-row-properties style:keep-together="true" fo:keep-together="auto"/>
    </style:style>
    <style:style style:name="Table10.A1" style:family="table-cell">
      <style:table-cell-properties style:vertical-align="top" fo:background-color="#e6e6e6" fo:padding="0.0417in" fo:border="none" style:writing-mode="lr-tb">
        <style:background-image/>
      </style:table-cell-properties>
    </style:style>
    <style:style style:name="Table11" style:family="table">
      <style:table-properties style:width="6.5833in" fo:margin-left="-0.0417in" table:align="left" style:writing-mode="lr-tb"/>
    </style:style>
    <style:style style:name="Table11.A" style:family="table-column">
      <style:table-column-properties style:column-width="6.5833in"/>
    </style:style>
    <style:style style:name="Table11.1" style:family="table-row">
      <style:table-row-properties style:keep-together="true" fo:keep-together="auto"/>
    </style:style>
    <style:style style:name="Table11.A1" style:family="table-cell">
      <style:table-cell-properties style:vertical-align="top" fo:background-color="#e6e6e6" fo:padding="0.0417in" fo:border="none" style:writing-mode="lr-tb">
        <style:background-image/>
      </style:table-cell-properties>
    </style:style>
    <style:style style:name="Table35" style:family="table">
      <style:table-properties style:width="6.5833in" fo:margin-left="-0.0417in" table:align="left" style:writing-mode="lr-tb"/>
    </style:style>
    <style:style style:name="Table35.A" style:family="table-column">
      <style:table-column-properties style:column-width="6.5833in"/>
    </style:style>
    <style:style style:name="Table35.1" style:family="table-row">
      <style:table-row-properties style:keep-together="true" fo:keep-together="auto"/>
    </style:style>
    <style:style style:name="Table35.A1" style:family="table-cell">
      <style:table-cell-properties style:vertical-align="top" fo:background-color="#e6e6e6" fo:padding="0.0417in" fo:border="none" style:writing-mode="lr-tb">
        <style:background-image/>
      </style:table-cell-properties>
    </style:style>
    <style:style style:name="Table12" style:family="table">
      <style:table-properties style:width="6.5833in" fo:margin-left="-0.0417in" table:align="left" style:writing-mode="lr-tb"/>
    </style:style>
    <style:style style:name="Table12.A" style:family="table-column">
      <style:table-column-properties style:column-width="6.5833in"/>
    </style:style>
    <style:style style:name="Table12.1" style:family="table-row">
      <style:table-row-properties style:keep-together="true" fo:keep-together="auto"/>
    </style:style>
    <style:style style:name="Table12.A1" style:family="table-cell">
      <style:table-cell-properties style:vertical-align="top" fo:background-color="#e6e6e6" fo:padding="0.0417in" fo:border="none" style:writing-mode="lr-tb">
        <style:background-image/>
      </style:table-cell-properties>
    </style:style>
    <style:style style:name="Table13" style:family="table">
      <style:table-properties style:width="6.5833in" fo:margin-left="-0.0417in" table:align="left" style:writing-mode="lr-tb"/>
    </style:style>
    <style:style style:name="Table13.A" style:family="table-column">
      <style:table-column-properties style:column-width="6.5833in"/>
    </style:style>
    <style:style style:name="Table13.1" style:family="table-row">
      <style:table-row-properties style:keep-together="true" fo:keep-together="auto"/>
    </style:style>
    <style:style style:name="Table13.A1" style:family="table-cell">
      <style:table-cell-properties style:vertical-align="top" fo:background-color="#e6e6e6" fo:padding="0.0417in" fo:border="none" style:writing-mode="lr-tb">
        <style:background-image/>
      </style:table-cell-properties>
    </style:style>
    <style:style style:name="Table14" style:family="table">
      <style:table-properties style:width="6.5833in" fo:margin-left="-0.0417in" table:align="left" style:writing-mode="lr-tb"/>
    </style:style>
    <style:style style:name="Table14.A" style:family="table-column">
      <style:table-column-properties style:column-width="6.5833in"/>
    </style:style>
    <style:style style:name="Table14.1" style:family="table-row">
      <style:table-row-properties style:keep-together="true" fo:keep-together="auto"/>
    </style:style>
    <style:style style:name="Table14.A1" style:family="table-cell">
      <style:table-cell-properties style:vertical-align="top" fo:background-color="#e6e6e6" fo:padding="0.0417in" fo:border="none" style:writing-mode="lr-tb">
        <style:background-image/>
      </style:table-cell-properties>
    </style:style>
    <style:style style:name="Table15" style:family="table">
      <style:table-properties style:width="6.5833in" fo:margin-left="-0.0417in" table:align="left" style:writing-mode="lr-tb"/>
    </style:style>
    <style:style style:name="Table15.A" style:family="table-column">
      <style:table-column-properties style:column-width="6.5833in"/>
    </style:style>
    <style:style style:name="Table15.1" style:family="table-row">
      <style:table-row-properties style:keep-together="true" fo:keep-together="auto"/>
    </style:style>
    <style:style style:name="Table15.A1" style:family="table-cell">
      <style:table-cell-properties style:vertical-align="top" fo:background-color="#e6e6e6" fo:padding="0.0417in" fo:border="none" style:writing-mode="lr-tb">
        <style:background-image/>
      </style:table-cell-properties>
    </style:style>
    <style:style style:name="Table16" style:family="table">
      <style:table-properties style:width="6.5833in" fo:margin-left="-0.0417in" table:align="left" style:writing-mode="lr-tb"/>
    </style:style>
    <style:style style:name="Table16.A" style:family="table-column">
      <style:table-column-properties style:column-width="6.5833in"/>
    </style:style>
    <style:style style:name="Table16.1" style:family="table-row">
      <style:table-row-properties style:keep-together="true" fo:keep-together="auto"/>
    </style:style>
    <style:style style:name="Table16.A1" style:family="table-cell">
      <style:table-cell-properties style:vertical-align="top" fo:background-color="#e6e6e6" fo:padding="0.0417in" fo:border="none" style:writing-mode="lr-tb">
        <style:background-image/>
      </style:table-cell-properties>
    </style:style>
    <style:style style:name="Table17" style:family="table">
      <style:table-properties style:width="6.5833in" fo:margin-left="-0.0417in" table:align="left" style:writing-mode="lr-tb"/>
    </style:style>
    <style:style style:name="Table17.A" style:family="table-column">
      <style:table-column-properties style:column-width="6.5833in"/>
    </style:style>
    <style:style style:name="Table17.1" style:family="table-row">
      <style:table-row-properties style:keep-together="true" fo:keep-together="auto"/>
    </style:style>
    <style:style style:name="Table17.A1" style:family="table-cell">
      <style:table-cell-properties style:vertical-align="top" fo:background-color="#e6e6e6" fo:padding="0.0417in" fo:border="none" style:writing-mode="lr-tb">
        <style:background-image/>
      </style:table-cell-properties>
    </style:style>
    <style:style style:name="Table18" style:family="table">
      <style:table-properties style:width="6.5833in" fo:margin-left="-0.0417in" table:align="left" style:writing-mode="lr-tb"/>
    </style:style>
    <style:style style:name="Table18.A" style:family="table-column">
      <style:table-column-properties style:column-width="6.5833in"/>
    </style:style>
    <style:style style:name="Table18.1" style:family="table-row">
      <style:table-row-properties style:keep-together="true" fo:keep-together="auto"/>
    </style:style>
    <style:style style:name="Table18.A1" style:family="table-cell">
      <style:table-cell-properties style:vertical-align="top" fo:background-color="#e6e6e6" fo:padding="0.0417in" fo:border="none" style:writing-mode="lr-tb">
        <style:background-image/>
      </style:table-cell-properties>
    </style:style>
    <style:style style:name="Table19" style:family="table">
      <style:table-properties style:width="6.5833in" fo:margin-left="-0.0417in" table:align="left" style:writing-mode="lr-tb"/>
    </style:style>
    <style:style style:name="Table19.A" style:family="table-column">
      <style:table-column-properties style:column-width="6.5833in"/>
    </style:style>
    <style:style style:name="Table19.1" style:family="table-row">
      <style:table-row-properties style:keep-together="true" fo:keep-together="auto"/>
    </style:style>
    <style:style style:name="Table19.A1" style:family="table-cell">
      <style:table-cell-properties style:vertical-align="top" fo:background-color="#e6e6e6" fo:padding="0.0417in" fo:border="none" style:writing-mode="lr-tb">
        <style:background-image/>
      </style:table-cell-properties>
    </style:style>
    <style:style style:name="Table20" style:family="table">
      <style:table-properties style:width="6.5833in" fo:margin-left="-0.0417in" table:align="left" style:writing-mode="lr-tb"/>
    </style:style>
    <style:style style:name="Table20.A" style:family="table-column">
      <style:table-column-properties style:column-width="6.5833in"/>
    </style:style>
    <style:style style:name="Table20.1" style:family="table-row">
      <style:table-row-properties style:keep-together="true" fo:keep-together="auto"/>
    </style:style>
    <style:style style:name="Table20.A1" style:family="table-cell">
      <style:table-cell-properties style:vertical-align="top" fo:background-color="#e6e6e6" fo:padding="0.0417in" fo:border="none" style:writing-mode="lr-tb">
        <style:background-image/>
      </style:table-cell-properties>
    </style:style>
    <style:style style:name="Table21" style:family="table">
      <style:table-properties style:width="6.5833in" fo:margin-left="-0.0417in" table:align="left" style:writing-mode="lr-tb"/>
    </style:style>
    <style:style style:name="Table21.A" style:family="table-column">
      <style:table-column-properties style:column-width="6.5833in"/>
    </style:style>
    <style:style style:name="Table21.1" style:family="table-row">
      <style:table-row-properties style:keep-together="true" fo:keep-together="auto"/>
    </style:style>
    <style:style style:name="Table21.A1" style:family="table-cell">
      <style:table-cell-properties style:vertical-align="top" fo:background-color="#e6e6e6" fo:padding="0.0417in" fo:border="none" style:writing-mode="lr-tb">
        <style:background-image/>
      </style:table-cell-properties>
    </style:style>
    <style:style style:name="Table22" style:family="table">
      <style:table-properties style:width="6.5833in" fo:margin-left="-0.0417in" table:align="left" style:writing-mode="lr-tb"/>
    </style:style>
    <style:style style:name="Table22.A" style:family="table-column">
      <style:table-column-properties style:column-width="6.5833in"/>
    </style:style>
    <style:style style:name="Table22.1" style:family="table-row">
      <style:table-row-properties style:keep-together="true" fo:keep-together="auto"/>
    </style:style>
    <style:style style:name="Table22.A1" style:family="table-cell">
      <style:table-cell-properties style:vertical-align="top" fo:background-color="#e6e6e6" fo:padding="0.0417in" fo:border="none" style:writing-mode="lr-tb">
        <style:background-image/>
      </style:table-cell-properties>
    </style:style>
    <style:style style:name="Table33" style:family="table">
      <style:table-properties style:width="6.5833in" fo:margin-left="-0.0417in" table:align="left" style:writing-mode="lr-tb"/>
    </style:style>
    <style:style style:name="Table33.A" style:family="table-column">
      <style:table-column-properties style:column-width="6.5833in"/>
    </style:style>
    <style:style style:name="Table33.1" style:family="table-row">
      <style:table-row-properties style:keep-together="true" fo:keep-together="auto"/>
    </style:style>
    <style:style style:name="Table33.A1" style:family="table-cell">
      <style:table-cell-properties style:vertical-align="top" fo:background-color="#e6e6e6" fo:padding="0.0417in" fo:border="none" style:writing-mode="lr-tb">
        <style:background-image/>
      </style:table-cell-properties>
    </style:style>
    <style:style style:name="Table34" style:family="table">
      <style:table-properties style:width="6.5833in" fo:margin-left="-0.0417in" table:align="left" style:writing-mode="lr-tb"/>
    </style:style>
    <style:style style:name="Table34.A" style:family="table-column">
      <style:table-column-properties style:column-width="6.5833in"/>
    </style:style>
    <style:style style:name="Table34.1" style:family="table-row">
      <style:table-row-properties style:keep-together="true" fo:keep-together="auto"/>
    </style:style>
    <style:style style:name="Table34.A1" style:family="table-cell">
      <style:table-cell-properties style:vertical-align="top" fo:background-color="#e6e6e6" fo:padding="0.0417in" fo:border="none" style:writing-mode="lr-tb">
        <style:background-image/>
      </style:table-cell-properties>
    </style:style>
    <style:style style:name="Table23" style:family="table">
      <style:table-properties style:width="6.5833in" fo:margin-left="-0.0417in" table:align="left" style:writing-mode="lr-tb"/>
    </style:style>
    <style:style style:name="Table23.A" style:family="table-column">
      <style:table-column-properties style:column-width="6.5833in"/>
    </style:style>
    <style:style style:name="Table23.1" style:family="table-row">
      <style:table-row-properties style:keep-together="true" fo:keep-together="auto"/>
    </style:style>
    <style:style style:name="Table23.A1" style:family="table-cell">
      <style:table-cell-properties style:vertical-align="top" fo:background-color="#e6e6e6" fo:padding="0.0417in" fo:border="none" style:writing-mode="lr-tb">
        <style:background-image/>
      </style:table-cell-properties>
    </style:style>
    <style:style style:name="Table24" style:family="table">
      <style:table-properties style:width="6.6375in" fo:margin-left="-0.075in" table:align="left" style:writing-mode="lr-tb"/>
    </style:style>
    <style:style style:name="Table24.A" style:family="table-column">
      <style:table-column-properties style:column-width="0.325in"/>
    </style:style>
    <style:style style:name="Table24.B" style:family="table-column">
      <style:table-column-properties style:column-width="6.3125in"/>
    </style:style>
    <style:style style:name="Table24.1" style:family="table-row">
      <style:table-row-properties style:keep-together="true" fo:keep-together="auto"/>
    </style:style>
    <style:style style:name="Table24.A1" style:family="table-cell">
      <style:table-cell-properties style:vertical-align="top" fo:background-color="#c0c0c0" fo:padding-left="0.075in" fo:padding-right="0.075in" fo:padding-top="0in" fo:padding-bottom="0in" fo:border="none" style:writing-mode="lr-tb">
        <style:background-image/>
      </style:table-cell-properties>
    </style:style>
    <style:style style:name="Table24.B1" style:family="table-cell">
      <style:table-cell-properties style:vertical-align="top" fo:background-color="#e0e0e0" fo:padding-left="0.075in" fo:padding-right="0.075in" fo:padding-top="0in" fo:padding-bottom="0in" fo:border="none" style:writing-mode="lr-tb">
        <style:background-image/>
      </style:table-cell-properties>
    </style:style>
    <style:style style:name="Table25" style:family="table">
      <style:table-properties style:width="6.5833in" fo:margin-left="-0.0417in" table:align="left" style:writing-mode="lr-tb"/>
    </style:style>
    <style:style style:name="Table25.A" style:family="table-column">
      <style:table-column-properties style:column-width="6.5833in"/>
    </style:style>
    <style:style style:name="Table25.1" style:family="table-row">
      <style:table-row-properties style:keep-together="true" fo:keep-together="auto"/>
    </style:style>
    <style:style style:name="Table25.A1" style:family="table-cell">
      <style:table-cell-properties style:vertical-align="top" fo:background-color="#e6e6e6" fo:padding="0.0417in" fo:border="none" style:writing-mode="lr-tb">
        <style:background-image/>
      </style:table-cell-properties>
    </style:style>
    <style:style style:name="Table26" style:family="table">
      <style:table-properties style:width="6.5833in" fo:margin-left="-0.0417in" table:align="left" style:writing-mode="lr-tb"/>
    </style:style>
    <style:style style:name="Table26.A" style:family="table-column">
      <style:table-column-properties style:column-width="6.5833in"/>
    </style:style>
    <style:style style:name="Table26.1" style:family="table-row">
      <style:table-row-properties style:keep-together="true" fo:keep-together="auto"/>
    </style:style>
    <style:style style:name="Table26.A1" style:family="table-cell">
      <style:table-cell-properties style:vertical-align="top" fo:background-color="#e6e6e6" fo:padding="0.0417in" fo:border="none" style:writing-mode="lr-tb">
        <style:background-image/>
      </style:table-cell-properties>
    </style:style>
    <style:style style:name="Table27" style:family="table">
      <style:table-properties style:width="6.5833in" fo:margin-left="-0.0417in" table:align="left" style:writing-mode="lr-tb"/>
    </style:style>
    <style:style style:name="Table27.A" style:family="table-column">
      <style:table-column-properties style:column-width="6.5833in"/>
    </style:style>
    <style:style style:name="Table27.1" style:family="table-row">
      <style:table-row-properties style:keep-together="true" fo:keep-together="auto"/>
    </style:style>
    <style:style style:name="Table27.A1" style:family="table-cell">
      <style:table-cell-properties style:vertical-align="top" fo:background-color="#e6e6e6" fo:padding="0.0417in" fo:border="none" style:writing-mode="lr-tb">
        <style:background-image/>
      </style:table-cell-properties>
    </style:style>
    <style:style style:name="Table28" style:family="table">
      <style:table-properties style:width="6.5833in" fo:margin-left="-0.0417in" table:align="left" style:writing-mode="lr-tb"/>
    </style:style>
    <style:style style:name="Table28.A" style:family="table-column">
      <style:table-column-properties style:column-width="6.5833in"/>
    </style:style>
    <style:style style:name="Table28.1" style:family="table-row">
      <style:table-row-properties style:keep-together="true" fo:keep-together="auto"/>
    </style:style>
    <style:style style:name="Table28.A1" style:family="table-cell">
      <style:table-cell-properties style:vertical-align="top" fo:background-color="#e6e6e6" fo:padding="0.0417in" fo:border="none" style:writing-mode="lr-tb">
        <style:background-image/>
      </style:table-cell-properties>
    </style:style>
    <style:style style:name="Table29" style:family="table">
      <style:table-properties style:width="7.075in" fo:margin-left="-0.075in" table:align="left" style:writing-mode="lr-tb"/>
    </style:style>
    <style:style style:name="Table29.A" style:family="table-column">
      <style:table-column-properties style:column-width="0.325in"/>
    </style:style>
    <style:style style:name="Table29.B" style:family="table-column">
      <style:table-column-properties style:column-width="6.75in"/>
    </style:style>
    <style:style style:name="Table29.1" style:family="table-row">
      <style:table-row-properties style:keep-together="true" fo:keep-together="auto"/>
    </style:style>
    <style:style style:name="Table29.A1" style:family="table-cell">
      <style:table-cell-properties style:vertical-align="top" fo:background-color="#c0c0c0" fo:padding-left="0.075in" fo:padding-right="0.075in" fo:padding-top="0in" fo:padding-bottom="0in" fo:border="none" style:writing-mode="lr-tb">
        <style:background-image/>
      </style:table-cell-properties>
    </style:style>
    <style:style style:name="Table29.B1" style:family="table-cell">
      <style:table-cell-properties style:vertical-align="top" fo:background-color="#e0e0e0" fo:padding-left="0.075in" fo:padding-right="0.075in" fo:padding-top="0in" fo:padding-bottom="0in" fo:border="none" style:writing-mode="lr-tb">
        <style:background-image/>
      </style:table-cell-properties>
    </style:style>
    <style:style style:name="Table30" style:family="table">
      <style:table-properties style:width="6.134in" fo:margin-left="-0.0417in" table:align="left" style:writing-mode="lr-tb"/>
    </style:style>
    <style:style style:name="Table30.A" style:family="table-column">
      <style:table-column-properties style:column-width="6.134in"/>
    </style:style>
    <style:style style:name="Table30.1" style:family="table-row">
      <style:table-row-properties style:keep-together="true" fo:keep-together="auto"/>
    </style:style>
    <style:style style:name="Table30.A1" style:family="table-cell">
      <style:table-cell-properties style:vertical-align="top" fo:background-color="#e6e6e6" fo:padding="0.0417in" fo:border="none" style:writing-mode="lr-tb">
        <style:background-image/>
      </style:table-cell-properties>
    </style:style>
    <style:style style:name="Table31" style:family="table">
      <style:table-properties style:width="6.1333in" fo:margin-left="-0.0417in" table:align="left" style:writing-mode="lr-tb"/>
    </style:style>
    <style:style style:name="Table31.A" style:family="table-column">
      <style:table-column-properties style:column-width="6.1333in"/>
    </style:style>
    <style:style style:name="Table31.1" style:family="table-row">
      <style:table-row-properties style:keep-together="true" fo:keep-together="auto"/>
    </style:style>
    <style:style style:name="Table31.A1" style:family="table-cell">
      <style:table-cell-properties style:vertical-align="top" fo:background-color="#e6e6e6" fo:padding="0.0417in" fo:border="none" style:writing-mode="lr-tb">
        <style:background-image/>
      </style:table-cell-properties>
    </style:style>
    <style:style style:name="Table32" style:family="table">
      <style:table-properties style:width="6.5in" table:align="left" style:writing-mode="lr-tb"/>
    </style:style>
    <style:style style:name="Table32.A" style:family="table-column">
      <style:table-column-properties style:column-width="1.3444in"/>
    </style:style>
    <style:style style:name="Table32.B" style:family="table-column">
      <style:table-column-properties style:column-width="0.9118in"/>
    </style:style>
    <style:style style:name="Table32.C" style:family="table-column">
      <style:table-column-properties style:column-width="1.8361in"/>
    </style:style>
    <style:style style:name="Table32.D" style:family="table-column">
      <style:table-column-properties style:column-width="2.4076in"/>
    </style:style>
    <style:style style:name="Table32.A1" style:family="table-cell">
      <style:table-cell-properties fo:padding="0.0382in" fo:border-left="0.0007in solid #000000" fo:border-right="none" fo:border-top="0.0007in solid #000000" fo:border-bottom="0.0007in solid #000000"/>
    </style:style>
    <style:style style:name="Table32.D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D2" style:family="table-cell">
      <style:table-cell-properties fo:padding="0.0382in" fo:border-left="0.0007in solid #000000" fo:border-right="0.0007in solid #000000" fo:border-top="none" fo:border-bottom="0.0007in solid #000000"/>
    </style:style>
    <style:style style:name="Table32.6" style:family="table-row">
      <style:table-row-properties style:min-row-height="0.0375in"/>
    </style:style>
    <style:style style:name="Table36" style:family="table">
      <style:table-properties style:width="6.4847in" table:align="left" style:writing-mode="lr-tb"/>
    </style:style>
    <style:style style:name="Table36.A" style:family="table-column">
      <style:table-column-properties style:column-width="1.5465in"/>
    </style:style>
    <style:style style:name="Table36.B" style:family="table-column">
      <style:table-column-properties style:column-width="0.891in"/>
    </style:style>
    <style:style style:name="Table36.C" style:family="table-column">
      <style:table-column-properties style:column-width="1.6549in"/>
    </style:style>
    <style:style style:name="Table36.D" style:family="table-column">
      <style:table-column-properties style:column-width="2.3924in"/>
    </style:style>
    <style:style style:name="Table36.A1" style:family="table-cell">
      <style:table-cell-properties fo:padding="0.0382in" fo:border-left="0.0007in solid #000000" fo:border-right="none" fo:border-top="0.0007in solid #000000" fo:border-bottom="0.0007in solid #000000"/>
    </style:style>
    <style:style style:name="Table36.D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D2" style:family="table-cell">
      <style:table-cell-properties fo:padding="0.0382in" fo:border-left="0.0007in solid #000000" fo:border-right="0.0007in solid #000000" fo:border-top="none" fo:border-bottom="0.0007in solid #000000"/>
    </style:style>
    <style:style style:name="Table56" style:family="table">
      <style:table-properties style:width="6.5in" table:align="margins" style:writing-mode="lr-tb"/>
    </style:style>
    <style:style style:name="Table56.A" style:family="table-column">
      <style:table-column-properties style:column-width="2.1667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style:vertical-align="middle"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C4" style:family="table-cell">
      <style:table-cell-properties style:vertical-align="middle" fo:padding="0.0382in" fo:border-left="0.0007in solid #000000" fo:border-right="0.0007in solid #000000" fo:border-top="none" fo:border-bottom="0.0007in solid #000000"/>
    </style:style>
    <style:style style:name="Table38" style:family="table">
      <style:table-properties style:width="6.4688in" fo:margin-left="0.0104in" fo:margin-right="0.0208in" table:align="margins" style:writing-mode="lr-tb"/>
    </style:style>
    <style:style style:name="Table38.A" style:family="table-column">
      <style:table-column-properties style:column-width="6.4688in" style:rel-column-width="65535*"/>
    </style:style>
    <style:style style:name="Table38.1" style:family="table-row">
      <style:table-row-properties style:keep-together="true" fo:keep-together="auto"/>
    </style:style>
    <style:style style:name="Table38.A1" style:family="table-cell">
      <style:table-cell-properties style:vertical-align="top" fo:background-color="#e6e6e6" fo:padding="0.0417in" fo:border="none" style:writing-mode="lr-tb">
        <style:background-image/>
      </style:table-cell-properties>
    </style:style>
    <style:style style:name="Table40" style:family="table">
      <style:table-properties style:width="6.4792in" fo:margin-left="-0.0104in" fo:margin-right="0.0313in" table:align="margins" style:writing-mode="lr-tb"/>
    </style:style>
    <style:style style:name="Table40.A" style:family="table-column">
      <style:table-column-properties style:column-width="6.4792in" style:rel-column-width="65535*"/>
    </style:style>
    <style:style style:name="Table40.1" style:family="table-row">
      <style:table-row-properties style:keep-together="true" fo:keep-together="auto"/>
    </style:style>
    <style:style style:name="Table40.A1" style:family="table-cell">
      <style:table-cell-properties style:vertical-align="top" fo:background-color="#e6e6e6" fo:padding="0.0417in" fo:border="none" style:writing-mode="lr-tb">
        <style:background-image/>
      </style:table-cell-properties>
    </style:style>
    <style:style style:name="Table39" style:family="table">
      <style:table-properties style:width="6.4792in" fo:margin-left="0in" fo:margin-right="0.0208in" table:align="margins" style:writing-mode="lr-tb"/>
    </style:style>
    <style:style style:name="Table39.A" style:family="table-column">
      <style:table-column-properties style:column-width="6.4792in" style:rel-column-width="65535*"/>
    </style:style>
    <style:style style:name="Table39.1" style:family="table-row">
      <style:table-row-properties style:keep-together="true" fo:keep-together="auto"/>
    </style:style>
    <style:style style:name="Table39.A1" style:family="table-cell">
      <style:table-cell-properties style:vertical-align="top" fo:background-color="#e6e6e6" fo:padding="0.0417in" fo:border="none" style:writing-mode="lr-tb">
        <style:background-image/>
      </style:table-cell-properties>
    </style:style>
    <style:style style:name="Table41" style:family="table">
      <style:table-properties style:width="6.4792in" fo:margin-left="0in" fo:margin-right="0.0208in" table:align="margins" style:writing-mode="lr-tb"/>
    </style:style>
    <style:style style:name="Table41.A" style:family="table-column">
      <style:table-column-properties style:column-width="6.4792in" style:rel-column-width="65535*"/>
    </style:style>
    <style:style style:name="Table41.1" style:family="table-row">
      <style:table-row-properties style:keep-together="true" fo:keep-together="auto"/>
    </style:style>
    <style:style style:name="Table41.A1" style:family="table-cell">
      <style:table-cell-properties style:vertical-align="top" fo:background-color="#e6e6e6" fo:padding="0.0417in" fo:border="none" style:writing-mode="lr-tb">
        <style:background-image/>
      </style:table-cell-properties>
    </style:style>
    <style:style style:name="Table42" style:family="table">
      <style:table-properties style:width="6.4792in" fo:margin-left="0in" fo:margin-right="0.0208in" table:align="margins" style:writing-mode="lr-tb"/>
    </style:style>
    <style:style style:name="Table42.A" style:family="table-column">
      <style:table-column-properties style:column-width="6.4792in" style:rel-column-width="65535*"/>
    </style:style>
    <style:style style:name="Table42.1" style:family="table-row">
      <style:table-row-properties style:keep-together="true" fo:keep-together="auto"/>
    </style:style>
    <style:style style:name="Table42.A1" style:family="table-cell">
      <style:table-cell-properties style:vertical-align="top" fo:background-color="#e6e6e6" fo:padding="0.0417in" fo:border="none" style:writing-mode="lr-tb">
        <style:background-image/>
      </style:table-cell-properties>
    </style:style>
    <style:style style:name="Table43" style:family="table">
      <style:table-properties style:width="6.4792in" fo:margin-left="0in" fo:margin-right="0.0208in" table:align="margins" style:writing-mode="lr-tb"/>
    </style:style>
    <style:style style:name="Table43.A" style:family="table-column">
      <style:table-column-properties style:column-width="6.4792in" style:rel-column-width="65535*"/>
    </style:style>
    <style:style style:name="Table43.1" style:family="table-row">
      <style:table-row-properties style:keep-together="true" fo:keep-together="auto"/>
    </style:style>
    <style:style style:name="Table43.A1" style:family="table-cell">
      <style:table-cell-properties style:vertical-align="top" fo:background-color="#e6e6e6" fo:padding="0.0417in" fo:border="none" style:writing-mode="lr-tb">
        <style:background-image/>
      </style:table-cell-properties>
    </style:style>
    <style:style style:name="Table44" style:family="table">
      <style:table-properties style:width="6.4792in" fo:margin-left="0in" fo:margin-right="0.0208in" table:align="margins" style:writing-mode="lr-tb"/>
    </style:style>
    <style:style style:name="Table44.A" style:family="table-column">
      <style:table-column-properties style:column-width="6.4792in" style:rel-column-width="65535*"/>
    </style:style>
    <style:style style:name="Table44.1" style:family="table-row">
      <style:table-row-properties style:keep-together="true" fo:keep-together="auto"/>
    </style:style>
    <style:style style:name="Table44.A1" style:family="table-cell">
      <style:table-cell-properties style:vertical-align="top" fo:background-color="#e6e6e6" fo:padding="0.0417in" fo:border="none" style:writing-mode="lr-tb">
        <style:background-image/>
      </style:table-cell-properties>
    </style:style>
    <style:style style:name="Table45" style:family="table">
      <style:table-properties style:width="6.4792in" fo:margin-left="0in" fo:margin-right="0.0208in" table:align="margins" style:writing-mode="lr-tb"/>
    </style:style>
    <style:style style:name="Table45.A" style:family="table-column">
      <style:table-column-properties style:column-width="6.4792in" style:rel-column-width="65535*"/>
    </style:style>
    <style:style style:name="Table45.1" style:family="table-row">
      <style:table-row-properties style:keep-together="true" fo:keep-together="auto"/>
    </style:style>
    <style:style style:name="Table45.A1" style:family="table-cell">
      <style:table-cell-properties style:vertical-align="top" fo:background-color="#e6e6e6" fo:padding="0.0417in" fo:border="none" style:writing-mode="lr-tb">
        <style:background-image/>
      </style:table-cell-properties>
    </style:style>
    <style:style style:name="Table46" style:family="table">
      <style:table-properties style:width="6.4792in" fo:margin-left="0in" fo:margin-right="0.0208in" table:align="margins" style:writing-mode="lr-tb"/>
    </style:style>
    <style:style style:name="Table46.A" style:family="table-column">
      <style:table-column-properties style:column-width="6.4792in" style:rel-column-width="65535*"/>
    </style:style>
    <style:style style:name="Table46.1" style:family="table-row">
      <style:table-row-properties style:keep-together="true" fo:keep-together="auto"/>
    </style:style>
    <style:style style:name="Table46.A1" style:family="table-cell">
      <style:table-cell-properties style:vertical-align="top" fo:background-color="#e6e6e6" fo:padding="0.0417in" fo:border="none" style:writing-mode="lr-tb">
        <style:background-image/>
      </style:table-cell-properties>
    </style:style>
    <style:style style:name="Table47" style:family="table">
      <style:table-properties style:width="6.4792in" fo:margin-left="0in" fo:margin-right="0.0208in" table:align="margins" style:writing-mode="lr-tb"/>
    </style:style>
    <style:style style:name="Table47.A" style:family="table-column">
      <style:table-column-properties style:column-width="6.4792in" style:rel-column-width="65535*"/>
    </style:style>
    <style:style style:name="Table47.1" style:family="table-row">
      <style:table-row-properties style:keep-together="true" fo:keep-together="auto"/>
    </style:style>
    <style:style style:name="Table47.A1" style:family="table-cell">
      <style:table-cell-properties style:vertical-align="top" fo:background-color="#e6e6e6" fo:padding="0.0417in" fo:border="none" style:writing-mode="lr-tb">
        <style:background-image/>
      </style:table-cell-properties>
    </style:style>
    <style:style style:name="Table48" style:family="table">
      <style:table-properties style:width="6.4792in" fo:margin-left="0in" fo:margin-right="0.0208in" table:align="margins" style:writing-mode="lr-tb"/>
    </style:style>
    <style:style style:name="Table48.A" style:family="table-column">
      <style:table-column-properties style:column-width="6.4792in" style:rel-column-width="65535*"/>
    </style:style>
    <style:style style:name="Table48.1" style:family="table-row">
      <style:table-row-properties style:keep-together="true" fo:keep-together="auto"/>
    </style:style>
    <style:style style:name="Table48.A1" style:family="table-cell">
      <style:table-cell-properties style:vertical-align="top" fo:background-color="#e6e6e6" fo:padding="0.0417in" fo:border="none" style:writing-mode="lr-tb">
        <style:background-image/>
      </style:table-cell-properties>
    </style:style>
    <style:style style:name="Table49" style:family="table">
      <style:table-properties style:width="6.4792in" fo:margin-left="0in" fo:margin-right="0.0208in" table:align="margins" style:writing-mode="lr-tb"/>
    </style:style>
    <style:style style:name="Table49.A" style:family="table-column">
      <style:table-column-properties style:column-width="6.4792in" style:rel-column-width="65535*"/>
    </style:style>
    <style:style style:name="Table49.1" style:family="table-row">
      <style:table-row-properties style:keep-together="true" fo:keep-together="auto"/>
    </style:style>
    <style:style style:name="Table49.A1" style:family="table-cell">
      <style:table-cell-properties style:vertical-align="top" fo:background-color="#e6e6e6" fo:padding="0.0417in" fo:border="none" style:writing-mode="lr-tb">
        <style:background-image/>
      </style:table-cell-properties>
    </style:style>
    <style:style style:name="Table50" style:family="table">
      <style:table-properties style:width="6.4792in" fo:margin-left="0in" fo:margin-right="0.0208in" table:align="margins" style:writing-mode="lr-tb"/>
    </style:style>
    <style:style style:name="Table50.A" style:family="table-column">
      <style:table-column-properties style:column-width="6.4792in" style:rel-column-width="65535*"/>
    </style:style>
    <style:style style:name="Table50.1" style:family="table-row">
      <style:table-row-properties style:keep-together="true" fo:keep-together="auto"/>
    </style:style>
    <style:style style:name="Table50.A1" style:family="table-cell">
      <style:table-cell-properties style:vertical-align="top" fo:background-color="#e6e6e6" fo:padding="0.0417in" fo:border="none" style:writing-mode="lr-tb">
        <style:background-image/>
      </style:table-cell-properties>
    </style:style>
    <style:style style:name="Table51" style:family="table">
      <style:table-properties style:width="6.4792in" fo:margin-left="0in" fo:margin-right="0.0208in" table:align="margins" style:writing-mode="lr-tb"/>
    </style:style>
    <style:style style:name="Table51.A" style:family="table-column">
      <style:table-column-properties style:column-width="6.4792in" style:rel-column-width="65535*"/>
    </style:style>
    <style:style style:name="Table51.1" style:family="table-row">
      <style:table-row-properties style:keep-together="true" fo:keep-together="auto"/>
    </style:style>
    <style:style style:name="Table51.A1" style:family="table-cell">
      <style:table-cell-properties style:vertical-align="top" fo:background-color="#e6e6e6" fo:padding="0.0417in" fo:border="none" style:writing-mode="lr-tb">
        <style:background-image/>
      </style:table-cell-properties>
    </style:style>
    <style:style style:name="Table52" style:family="table">
      <style:table-properties style:width="6.4792in" fo:margin-left="0in" fo:margin-right="0.0208in" table:align="margins" style:writing-mode="lr-tb"/>
    </style:style>
    <style:style style:name="Table52.A" style:family="table-column">
      <style:table-column-properties style:column-width="6.4792in" style:rel-column-width="65535*"/>
    </style:style>
    <style:style style:name="Table52.1" style:family="table-row">
      <style:table-row-properties style:keep-together="true" fo:keep-together="auto"/>
    </style:style>
    <style:style style:name="Table52.A1" style:family="table-cell">
      <style:table-cell-properties style:vertical-align="top" fo:background-color="#e6e6e6" fo:padding="0.0417in" fo:border="none" style:writing-mode="lr-tb">
        <style:background-image/>
      </style:table-cell-properties>
    </style:style>
    <style:style style:name="Table53" style:family="table">
      <style:table-properties style:width="6.4792in" fo:margin-left="0in" fo:margin-right="0.0208in" table:align="margins" style:writing-mode="lr-tb"/>
    </style:style>
    <style:style style:name="Table53.A" style:family="table-column">
      <style:table-column-properties style:column-width="6.4792in" style:rel-column-width="65535*"/>
    </style:style>
    <style:style style:name="Table53.1" style:family="table-row">
      <style:table-row-properties style:keep-together="true" fo:keep-together="auto"/>
    </style:style>
    <style:style style:name="Table53.A1" style:family="table-cell">
      <style:table-cell-properties style:vertical-align="top" fo:background-color="#e6e6e6" fo:padding="0.0417in" fo:border="none" style:writing-mode="lr-tb">
        <style:background-image/>
      </style:table-cell-properties>
    </style:style>
    <style:style style:name="Table54" style:family="table">
      <style:table-properties style:width="6.4792in" fo:margin-left="0in" fo:margin-right="0.0208in" table:align="margins" style:writing-mode="lr-tb"/>
    </style:style>
    <style:style style:name="Table54.A" style:family="table-column">
      <style:table-column-properties style:column-width="6.4792in" style:rel-column-width="65535*"/>
    </style:style>
    <style:style style:name="Table54.1" style:family="table-row">
      <style:table-row-properties style:keep-together="true" fo:keep-together="auto"/>
    </style:style>
    <style:style style:name="Table54.A1" style:family="table-cell">
      <style:table-cell-properties style:vertical-align="top" fo:background-color="#e6e6e6" fo:padding="0.0417in" fo:border="none" style:writing-mode="lr-tb">
        <style:background-image/>
      </style:table-cell-properties>
    </style:style>
    <style:style style:name="Table37" style:family="table">
      <style:table-properties style:width="6.5833in" fo:margin-left="-0.0417in" table:align="left" style:writing-mode="lr-tb"/>
    </style:style>
    <style:style style:name="Table37.A" style:family="table-column">
      <style:table-column-properties style:column-width="6.5833in"/>
    </style:style>
    <style:style style:name="Table37.1" style:family="table-row">
      <style:table-row-properties style:keep-together="true" fo:keep-together="auto"/>
    </style:style>
    <style:style style:name="Table37.A1" style:family="table-cell">
      <style:table-cell-properties style:vertical-align="top" fo:background-color="#e6e6e6" fo:padding="0.0417in" fo:border="none" style:writing-mode="lr-tb">
        <style:background-image/>
      </style:table-cell-properties>
    </style:style>
    <style:style style:name="P1" style:family="paragraph" style:parent-style-name="Header">
      <style:paragraph-properties fo:margin-top="0.0417in" fo:margin-bottom="0.0835in" fo:text-align="end" style:justify-single-word="false" fo:padding-left="0in" fo:padding-right="0in" fo:padding-top="0in" fo:padding-bottom="0.0138in" fo:border-left="none" fo:border-right="none" fo:border-top="none" fo:border-bottom="0.0071in solid #000000"/>
      <style:text-properties style:font-name="Verdana"/>
    </style:style>
    <style:style style:name="P2" style:family="paragraph" style:parent-style-name="Header">
      <style:paragraph-properties fo:margin-top="0.0417in" fo:margin-bottom="0.0835in" fo:text-align="end" style:justify-single-word="false" fo:padding-left="0in" fo:padding-right="0in" fo:padding-top="0in" fo:padding-bottom="0.0138in" fo:border-left="none" fo:border-right="none" fo:border-top="none" fo:border-bottom="0.0071in solid #000000"/>
    </style:style>
    <style:style style:name="P3" style:family="paragraph" style:parent-style-name="Standard">
      <style:paragraph-properties fo:text-align="justify" style:justify-single-word="false" fo:padding-left="0in" fo:padding-right="0in" fo:padding-top="0.0138in" fo:padding-bottom="0in" fo:border-left="none" fo:border-right="none" fo:border-top="0.0071in solid #000000" fo:border-bottom="none"/>
      <style:text-properties style:font-name="Verdana"/>
    </style:style>
    <style:style style:name="P4" style:family="paragraph" style:parent-style-name="Standard">
      <style:paragraph-properties fo:padding-left="0in" fo:padding-right="0in" fo:padding-top="0.0138in" fo:padding-bottom="0in" fo:border-left="none" fo:border-right="none" fo:border-top="0.0071in solid #000000" fo:border-bottom="none">
        <style:tab-stops>
          <style:tab-stop style:position="3.5in"/>
        </style:tab-stops>
      </style:paragraph-properties>
    </style:style>
    <style:style style:name="P5" style:family="paragraph" style:parent-style-name="Standard">
      <style:paragraph-properties fo:text-align="end" style:justify-single-word="false" fo:padding-left="0in" fo:padding-right="0in" fo:padding-top="0.0138in" fo:padding-bottom="0in" fo:border-left="none" fo:border-right="none" fo:border-top="0.0071in solid #000000" fo:border-bottom="none"/>
    </style:style>
    <style:style style:name="P6" style:family="paragraph" style:parent-style-name="Standard">
      <style:text-properties fo:language="en" fo:country="US" style:language-asian="en" style:country-asian="US"/>
    </style:style>
    <style:style style:name="P7" style:family="paragraph" style:parent-style-name="Standard">
      <style:paragraph-properties>
        <style:tab-stops>
          <style:tab-stop style:position="0.3929in"/>
          <style:tab-stop style:position="6.9252in" style:type="right" style:leader-style="dotted" style:leader-text="."/>
        </style:tab-stops>
      </style:paragraph-properties>
      <style:text-properties fo:language="en" fo:country="US" fo:font-weight="normal" style:font-weight-asian="normal"/>
    </style:style>
    <style:style style:name="P8" style:family="paragraph" style:parent-style-name="Standard">
      <style:text-properties style:font-name="Times New Roman"/>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start" style:justify-single-word="false" style:text-autospace="none"/>
      <style:text-properties style:font-name="Times New Roman" fo:font-size="10pt" style:font-name-asian="TimesNewRomanPSMT" style:font-size-asian="10pt" style:font-name-complex="TimesNewRomanPSMT" style:font-size-complex="10pt"/>
    </style:style>
    <style:style style:name="P11" style:family="paragraph" style:parent-style-name="Standard">
      <style:text-properties style:font-name="Times New Roman" fo:font-size="10pt" style:font-name-asian="Courier New1" style:font-size-asian="10pt" style:font-name-complex="Courier New1" style:font-size-complex="10pt"/>
    </style:style>
    <style:style style:name="P12" style:family="paragraph" style:parent-style-name="Standard">
      <style:paragraph-properties style:text-autospace="none"/>
      <style:text-properties style:font-name="Times New Roman" fo:font-size="10pt" style:font-name-asian="Courier New1" style:font-size-asian="10pt" style:font-name-complex="Courier New1" style:font-size-complex="10pt"/>
    </style:style>
    <style:style style:name="P13" style:family="paragraph" style:parent-style-name="Standard">
      <style:paragraph-properties fo:text-align="start" style:justify-single-word="false" style:text-autospace="none"/>
      <style:text-properties style:font-name="Times New Roman"/>
    </style:style>
    <style:style style:name="P14" style:family="paragraph" style:parent-style-name="Standard">
      <style:text-properties fo:font-size="10pt" style:font-size-asian="10pt" style:font-size-complex="10pt"/>
    </style:style>
    <style:style style:name="P15" style:family="paragraph" style:parent-style-name="Standard">
      <style:text-properties style:font-name="Arial"/>
    </style:style>
    <style:style style:name="P16" style:family="paragraph" style:parent-style-name="Standard">
      <style:text-properties style:font-name="Arial" fo:font-size="10pt" style:font-name-asian="Courier New1" style:font-size-asian="10pt" style:font-name-complex="Courier New1" style:font-size-complex="10pt"/>
    </style:style>
    <style:style style:name="P17" style:family="paragraph" style:parent-style-name="Header">
      <style:paragraph-properties fo:text-align="end" style:justify-single-word="false"/>
    </style:style>
    <style:style style:name="P18" style:family="paragraph" style:parent-style-name="Indent">
      <style:paragraph-properties fo:margin-left="0in" fo:margin-right="0in" fo:margin-top="0.0693in" fo:margin-bottom="0.028in" style:line-height-at-least="0.1528in" fo:text-indent="0in" style:auto-text-indent="false"/>
      <style:text-properties style:font-name="Courier New1" fo:font-size="9pt" style:font-name-asian="Courier New1" style:font-size-asian="9pt" style:font-name-complex="Courier New1" style:font-size-complex="9pt"/>
    </style:style>
    <style:style style:name="P19" style:family="paragraph" style:parent-style-name="HeadingRunIn">
      <style:paragraph-properties fo:margin-left="0in" fo:margin-right="0in" fo:margin-top="0.028in" fo:margin-bottom="0.028in" style:line-height-at-least="0.1528in" fo:text-align="start" style:justify-single-word="false" fo:text-indent="0in" style:auto-text-indent="false" style:text-autospace="none" style:vertical-align="auto">
        <style:tab-stops>
          <style:tab-stop style:position="0.139in"/>
          <style:tab-stop style:position="0.2917in"/>
          <style:tab-stop style:position="0.4445in"/>
          <style:tab-stop style:position="0.5972in"/>
          <style:tab-stop style:position="0.75in"/>
          <style:tab-stop style:position="0.889in"/>
          <style:tab-stop style:position="1.0417in"/>
          <style:tab-stop style:position="1.1945in"/>
          <style:tab-stop style:position="1.3472in"/>
          <style:tab-stop style:position="1.5in"/>
          <style:tab-stop style:position="1.639in"/>
          <style:tab-stop style:position="1.7917in"/>
          <style:tab-stop style:position="1.9445in"/>
          <style:tab-stop style:position="2.0972in"/>
          <style:tab-stop style:position="2.25in"/>
          <style:tab-stop style:position="2.389in"/>
          <style:tab-stop style:position="2.5417in"/>
          <style:tab-stop style:position="2.6945in"/>
          <style:tab-stop style:position="2.8472in"/>
          <style:tab-stop style:position="3in"/>
          <style:tab-stop style:position="3.139in"/>
          <style:tab-stop style:position="3.2917in"/>
          <style:tab-stop style:position="3.4445in"/>
          <style:tab-stop style:position="3.5972in"/>
          <style:tab-stop style:position="3.75in"/>
          <style:tab-stop style:position="3.889in"/>
          <style:tab-stop style:position="4.0417in"/>
          <style:tab-stop style:position="4.1945in"/>
          <style:tab-stop style:position="4.3472in"/>
          <style:tab-stop style:position="4.4862in"/>
          <style:tab-stop style:position="4.639in"/>
          <style:tab-stop style:position="4.7917in"/>
          <style:tab-stop style:position="4.9445in"/>
          <style:tab-stop style:position="5.0972in"/>
          <style:tab-stop style:position="5.2362in"/>
          <style:tab-stop style:position="5.389in"/>
          <style:tab-stop style:position="5.5417in"/>
          <style:tab-stop style:position="5.6945in"/>
          <style:tab-stop style:position="5.8472in"/>
          <style:tab-stop style:position="5.9862in"/>
          <style:tab-stop style:position="6.139in"/>
          <style:tab-stop style:position="6.2917in"/>
        </style:tab-stops>
      </style:paragraph-properties>
      <style:text-properties fo:font-variant="normal" fo:text-transform="none" fo:color="#000000" style:text-line-through-style="none" style:text-position="0% 100%" style:font-name="Courier New1" fo:font-size="9pt" fo:letter-spacing="normal" fo:language="en" fo:country="US"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text-emphasize="none" style:text-scale="100%"/>
    </style:style>
    <style:style style:name="P20" style:family="paragraph" style:parent-style-name="HeadingRunIn">
      <style:paragraph-properties fo:margin-left="0in" fo:margin-right="0in" fo:margin-top="0.0835in" fo:margin-bottom="0.0417in" style:line-height-at-least="0.1665in" fo:text-align="start" style:justify-single-word="false" fo:text-indent="0in" style:auto-text-indent="false" style:text-autospace="none" style:vertical-align="auto">
        <style:tab-stops>
          <style:tab-stop style:position="0.25in"/>
          <style:tab-stop style:position="0.5in"/>
        </style:tab-stops>
      </style:paragraph-properties>
      <style:text-properties style:font-name="Times New Roman1"/>
    </style:style>
    <style:style style:name="P21" style:family="paragraph" style:parent-style-name="HeadingRunIn">
      <style:paragraph-properties fo:margin-left="0in" fo:margin-right="0in" fo:margin-top="0.0835in" fo:margin-bottom="0.0417in" style:line-height-at-least="0.1665in" fo:text-align="start" style:justify-single-word="false" fo:text-indent="0in" style:auto-text-indent="false" style:text-autospace="none" style:vertical-align="auto">
        <style:tab-stops>
          <style:tab-stop style:position="0.25in"/>
          <style:tab-stop style:position="0.5in"/>
        </style:tab-stops>
      </style:paragraph-properties>
      <style:text-properties style:font-name="Times New Roman1" fo:font-size="10pt" style:font-name-asian="Times New Roman1" style:font-size-asian="10pt" style:font-name-complex="Times New Roman1" style:font-size-complex="10pt"/>
    </style:style>
    <style:style style:name="P22" style:family="paragraph" style:parent-style-name="HeadingRunIn">
      <style:paragraph-properties fo:margin-left="0in" fo:margin-right="0in" fo:margin-top="0.0835in" fo:margin-bottom="0.0417in" style:line-height-at-least="0.1665in" fo:text-align="start" style:justify-single-word="false" fo:text-indent="0in" style:auto-text-indent="false" style:text-autospace="none" style:vertical-align="auto">
        <style:tab-stops>
          <style:tab-stop style:position="0.25in"/>
          <style:tab-stop style:position="0.5in"/>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scale="100%"/>
    </style:style>
    <style:style style:name="P23" style:family="paragraph" style:parent-style-name="Cell_20_Heading">
      <style:paragraph-properties style:snap-to-layout-grid="false"/>
    </style:style>
    <style:style style:name="P24" style:family="paragraph" style:parent-style-name="Standard">
      <style:paragraph-properties fo:margin-top="0.0693in" fo:margin-bottom="0.0417in"/>
    </style:style>
    <style:style style:name="P25" style:family="paragraph" style:parent-style-name="Standard">
      <style:paragraph-properties fo:margin-top="0.0693in" fo:margin-bottom="0.0417in"/>
      <style:text-properties style:font-name="Courier New" fo:font-size="8pt" style:font-size-asian="8pt" style:font-name-complex="Courier New" style:font-size-complex="8pt"/>
    </style:style>
    <style:style style:name="P26" style:family="paragraph" style:parent-style-name="Standard">
      <style:paragraph-properties fo:margin-top="0.0693in" fo:margin-bottom="0.0417in" style:snap-to-layout-grid="false"/>
      <style:text-properties style:font-name="Courier New" fo:font-size="8pt" style:font-size-asian="8pt" style:font-name-complex="Courier New" style:font-size-complex="8pt"/>
    </style:style>
    <style:style style:name="P27" style:family="paragraph" style:parent-style-name="Standard">
      <style:paragraph-properties fo:margin-top="0.0693in" fo:margin-bottom="0.0417in"/>
      <style:text-properties style:font-name="Courier New" fo:font-size="8pt" fo:font-style="italic" style:font-size-asian="8pt" style:font-style-asian="italic" style:font-name-complex="Courier New" style:font-size-complex="8pt" style:font-style-complex="italic"/>
    </style:style>
    <style:style style:name="P28" style:family="paragraph" style:parent-style-name="Standard">
      <style:paragraph-properties fo:margin-top="0.0693in" fo:margin-bottom="0.0417in" style:snap-to-layout-grid="false"/>
      <style:text-properties style:font-name="Courier New" fo:font-size="8pt" fo:font-style="italic" style:font-size-asian="8pt" style:font-style-asian="italic" style:font-name-complex="Courier New" style:font-size-complex="8pt" style:font-style-complex="italic"/>
    </style:style>
    <style:style style:name="P29" style:family="paragraph" style:parent-style-name="Standard">
      <style:paragraph-properties fo:margin-top="0.0693in" fo:margin-bottom="0.0417in"/>
      <style:text-properties style:font-name="Courier New" fo:font-size="8pt" fo:font-weight="bold" style:font-size-asian="8pt" style:font-weight-asian="bold" style:font-name-complex="Courier New" style:font-size-complex="8pt" style:font-weight-complex="bold"/>
    </style:style>
    <style:style style:name="P30" style:family="paragraph" style:parent-style-name="Standard">
      <style:paragraph-properties fo:margin-top="0.0693in" fo:margin-bottom="0.0417in" style:snap-to-layout-grid="false"/>
    </style:style>
    <style:style style:name="P31" style:family="paragraph" style:parent-style-name="Standard">
      <style:paragraph-properties fo:margin-top="0.0693in" fo:margin-bottom="0.0417in" style:snap-to-layout-grid="false"/>
      <style:text-properties style:font-name="Courier New1" fo:font-size="9pt" style:font-name-asian="Courier New1" style:font-size-asian="9pt" style:font-name-complex="Courier New1" style:font-size-complex="9pt"/>
    </style:style>
    <style:style style:name="P32" style:family="paragraph" style:parent-style-name="HeadingRunIn">
      <style:paragraph-properties fo:margin-top="0.0693in" fo:margin-bottom="0.0417in" style:snap-to-layout-grid="false"/>
      <style:text-properties fo:font-variant="normal" fo:text-transform="none" fo:color="#000000" style:text-line-through-style="none" style:text-position="0% 100%" style:font-name="Courier New1" fo:font-size="9pt" fo:letter-spacing="normal" fo:language="en" fo:country="US"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text-emphasize="none" style:text-scale="100%"/>
    </style:style>
    <style:style style:name="P33" style:family="paragraph" style:parent-style-name="Body">
      <style:paragraph-properties fo:margin-top="0.0693in" fo:margin-bottom="0.0417in" style:snap-to-layout-grid="false"/>
      <style:text-properties fo:font-variant="normal" fo:text-transform="none" fo:color="#000000" style:text-line-through-style="none" style:text-position="0% 100%" style:font-name="Courier New1" fo:font-size="9pt" fo:letter-spacing="normal" fo:language="en" fo:country="US"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text-emphasize="none" style:text-scale="100%"/>
    </style:style>
    <style:style style:name="P34" style:family="paragraph" style:parent-style-name="Cell_20_Body">
      <style:paragraph-properties style:snap-to-layout-grid="false"/>
    </style:style>
    <style:style style:name="P35" style:family="paragraph" style:parent-style-name="CodeTable">
      <style:paragraph-properties style:snap-to-layout-grid="false"/>
    </style:style>
    <style:style style:name="P36" style:family="paragraph" style:parent-style-name="Standard">
      <style:paragraph-properties fo:margin-top="0in" fo:margin-bottom="0in" fo:keep-together="auto" fo:orphans="2" fo:widows="2" fo:hyphenation-ladder-count="no-limit" style:punctuation-wrap="hanging" style:vertical-align="auto"/>
      <style:text-properties fo:color="#000000" fo:language="en" fo:country="US" fo:hyphenate="true" fo:hyphenation-remain-char-count="2" fo:hyphenation-push-char-count="2"/>
    </style:style>
    <style:style style:name="P37" style:family="paragraph" style:parent-style-name="Standard">
      <style:paragraph-properties fo:keep-with-next="always"/>
    </style:style>
    <style:style style:name="P38" style:family="paragraph" style:parent-style-name="Indent">
      <style:text-properties fo:language="en" fo:country="US"/>
    </style:style>
    <style:style style:name="P39" style:family="paragraph" style:parent-style-name="Indent">
      <style:paragraph-properties fo:margin-top="0.0693in" fo:margin-bottom="0.028in" style:line-height-at-least="0.1528in"/>
      <style:text-properties style:font-name="Courier New1" fo:font-size="9pt" style:font-name-asian="Courier New1" style:font-size-asian="9pt" style:font-name-complex="Courier New1" style:font-size-complex="9pt"/>
    </style:style>
    <style:style style:name="P40" style:family="paragraph" style:parent-style-name="Table_20_Contents">
      <style:text-properties style:font-name="Courier New1" fo:font-size="9pt" style:font-size-asian="9pt" style:font-size-complex="9pt"/>
    </style:style>
    <style:style style:name="P41" style:family="paragraph" style:parent-style-name="HeadingRunIn">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scale="100%"/>
    </style:style>
    <style:style style:name="P42" style:family="paragraph" style:parent-style-name="HeadingRunIn">
      <style:text-properties style:font-name="Times New Roman1"/>
    </style:style>
    <style:style style:name="P43" style:family="paragraph" style:parent-style-name="HeadingRunIn">
      <style:paragraph-properties fo:margin-left="0.25in" fo:margin-right="0in" fo:margin-top="0.028in" fo:margin-bottom="0.028in" style:line-height-at-least="0.1528in" fo:text-align="start" style:justify-single-word="false" fo:text-indent="0in" style:auto-text-indent="false" style:text-autospace="none" style:vertical-align="auto">
        <style:tab-stops>
          <style:tab-stop style:position="0.25in"/>
          <style:tab-stop style:position="0.5in"/>
        </style:tab-stops>
      </style:paragraph-properties>
      <style:text-properties fo:font-variant="normal" fo:text-transform="none" fo:color="#000000" style:text-line-through-style="none" style:text-position="0% 100%" style:font-name="Courier New1" fo:font-size="9pt" fo:letter-spacing="normal" fo:language="en" fo:country="US"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text-emphasize="none" style:text-scale="100%"/>
    </style:style>
    <style:style style:name="P44" style:family="paragraph" style:parent-style-name="Table_20_Contents">
      <style:paragraph-properties fo:padding="0in" fo:border="none"/>
    </style:style>
    <style:style style:name="P45" style:family="paragraph" style:parent-style-name="Contents_20_1">
      <style:paragraph-properties>
        <style:tab-stops>
          <style:tab-stop style:position="6.8228in" style:leader-style="dotted" style:leader-text="."/>
        </style:tab-stops>
      </style:paragraph-properties>
    </style:style>
    <style:style style:name="P46" style:family="paragraph" style:parent-style-name="Contents_20_1">
      <style:paragraph-properties>
        <style:tab-stops>
          <style:tab-stop style:position="6.8335in" style:leader-style="dotted" style:leader-text="."/>
        </style:tab-stops>
      </style:paragraph-properties>
    </style:style>
    <style:style style:name="P47" style:family="paragraph" style:parent-style-name="Contents_20_1">
      <style:paragraph-properties>
        <style:tab-stops>
          <style:tab-stop style:position="6.7398in" style:leader-style="dotted" style:leader-text="."/>
        </style:tab-stops>
      </style:paragraph-properties>
    </style:style>
    <style:style style:name="P48" style:family="paragraph" style:parent-style-name="Contents_20_1">
      <style:paragraph-properties fo:margin-left="0in" fo:margin-right="-0.0209in" fo:text-indent="0in" style:auto-text-indent="false">
        <style:tab-stops>
          <style:tab-stop style:position="6.7811in"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 style:position="6.7335in" style:leader-style="dotted" style:leader-text="."/>
        </style:tab-stops>
      </style:paragraph-properties>
    </style:style>
    <style:style style:name="P50" style:family="paragraph" style:parent-style-name="Contents_20_3">
      <style:paragraph-properties>
        <style:tab-stops>
          <style:tab-stop style:position="6.5319in" style:type="right" style:leader-style="dotted" style:leader-text="."/>
          <style:tab-stop style:position="6.5366in"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 style:position="6.3402in" style:leader-style="dotted" style:leader-text="."/>
        </style:tab-stops>
      </style:paragraph-properties>
    </style:style>
    <style:style style:name="P52" style:family="paragraph" style:parent-style-name="Contents_20_7">
      <style:paragraph-properties>
        <style:tab-stops>
          <style:tab-stop style:position="6.7602in" style:leader-style="dotted" style:leader-text="."/>
        </style:tab-stops>
      </style:paragraph-properties>
    </style:style>
    <style:style style:name="P53" style:family="paragraph" style:parent-style-name="Standard" style:list-style-name="L1">
      <style:paragraph-properties fo:text-align="start" style:justify-single-word="false" style:text-autospace="none"/>
    </style:style>
    <style:style style:name="P54" style:family="paragraph" style:parent-style-name="Standard" style:list-style-name="WW8Num19">
      <style:paragraph-properties fo:margin-left="-0.1in" fo:margin-right="0in" fo:margin-top="0.028in" fo:margin-bottom="0.028in" fo:text-indent="0in" style:auto-text-indent="false" style:punctuation-wrap="hanging" style:vertical-align="auto">
        <style:tab-stops>
          <style:tab-stop style:position="0.45in"/>
        </style:tab-stops>
      </style:paragraph-properties>
    </style:style>
    <style:style style:name="P55" style:family="paragraph" style:parent-style-name="Bullet">
      <style:text-properties fo:language="en" fo:country="US"/>
    </style:style>
    <style:style style:name="P56" style:family="paragraph" style:parent-style-name="Bullet">
      <style:text-properties style:font-name="Times New Roman"/>
    </style:style>
    <style:style style:name="P57" style:family="paragraph" style:parent-style-name="Heading_20_1">
      <style:text-properties fo:language="en" fo:country="US"/>
    </style:style>
    <style:style style:name="P58" style:family="paragraph" style:parent-style-name="Heading_20_1" style:master-page-name="Convert_20_2">
      <style:paragraph-properties fo:margin-left="0in" fo:margin-right="0in" fo:text-indent="0in" style:auto-text-indent="false" style:page-number="auto" fo:break-before="page" fo:keep-with-next="auto">
        <style:tab-stops/>
      </style:paragraph-properties>
      <style:text-properties style:font-name-complex="Arial" style:font-size-complex="16pt"/>
    </style:style>
    <style:style style:name="P59" style:family="paragraph" style:parent-style-name="Heading_20_2">
      <style:text-properties fo:language="en" fo:country="US"/>
    </style:style>
    <style:style style:name="P60" style:family="paragraph" style:parent-style-name="Heading_20_2">
      <style:paragraph-properties fo:break-before="page"/>
    </style:style>
    <style:style style:name="P61" style:family="paragraph" style:parent-style-name="Heading_20_3">
      <style:text-properties fo:language="en" fo:country="US"/>
    </style:style>
    <style:style style:name="P62" style:family="paragraph" style:parent-style-name="Heading_20_3">
      <style:text-properties style:font-name="Arial"/>
    </style:style>
    <style:style style:name="P63" style:family="paragraph" style:parent-style-name="Heading_20_3">
      <style:text-properties style:font-name="Arial" fo:font-size="10pt" style:font-name-asian="Courier New1" style:font-size-asian="10pt" style:font-name-complex="Courier New1" style:font-size-complex="10pt"/>
    </style:style>
    <style:style style:name="P64" style:family="paragraph" style:parent-style-name="Heading_20_7">
      <style:paragraph-properties fo:break-before="page"/>
    </style:style>
    <style:style style:name="P65" style:family="paragraph" style:parent-style-name="Title" style:master-page-name="First_20_Page">
      <style:paragraph-properties style:page-number="auto"/>
    </style:style>
    <style:style style:name="P66" style:family="paragraph" style:parent-style-name="Title" style:master-page-name="Convert_20_1">
      <style:paragraph-properties style:page-number="auto"/>
    </style:style>
    <style:style style:name="P67" style:family="paragraph" style:parent-style-name="LineNumber">
      <style:paragraph-properties style:snap-to-layout-grid="false"/>
    </style:style>
    <style:style style:name="P68" style:family="paragraph" style:parent-style-name="LineNumber">
      <style:paragraph-properties style:snap-to-layout-grid="false"/>
      <style:text-properties style:font-name="Courier New"/>
    </style:style>
    <style:style style:name="P69" style:family="paragraph" style:parent-style-name="LineNumber">
      <style:paragraph-properties style:snap-to-layout-grid="false"/>
      <style:text-properties style:font-name="Courier New" style:language-asian="en" style:country-asian="US"/>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style:font-style-complex="italic"/>
    </style:style>
    <style:style style:name="T6" style:family="text">
      <style:text-properties style:font-name="Times New Roman"/>
    </style:style>
    <style:style style:name="T7" style:family="text">
      <style:text-properties style:font-name="Times New Roman" fo:font-size="10pt" fo:language="en" fo:country="US" style:font-size-asian="10pt" style:font-size-complex="10pt"/>
    </style:style>
    <style:style style:name="T8" style:family="text">
      <style:text-properties style:font-name="Times New Roman" fo:font-size="10pt" style:font-name-asian="TimesNewRomanPSMT" style:font-size-asian="10pt" style:font-name-complex="TimesNewRomanPSMT" style:font-size-complex="10pt"/>
    </style:style>
    <style:style style:name="T9" style:family="text">
      <style:text-properties style:font-name="Times New Roman" fo:font-size="10pt" style:font-name-asian="Courier New1" style:font-size-asian="10pt" style:font-name-complex="Courier New1" style:font-size-complex="10pt"/>
    </style:style>
    <style:style style:name="T10" style:family="text">
      <style:text-properties style:font-style-complex="italic"/>
    </style:style>
    <style:style style:name="T11" style:family="text">
      <style:text-properties fo:font-style="italic" style:font-style-asian="italic" style:font-style-complex="italic"/>
    </style:style>
    <style:style style:name="T12" style:family="text">
      <style:text-properties style:font-weight-complex="bold"/>
    </style:style>
    <style:style style:name="T13" style:family="text">
      <style:text-properties style:font-name="Courier New"/>
    </style:style>
    <style:style style:name="T14" style:family="text">
      <style:text-properties style:font-name="Courier New" fo:font-size="8pt" style:font-size-asian="8pt" style:font-name-complex="Courier New" style:font-size-complex="8pt"/>
    </style:style>
    <style:style style:name="T15" style:family="text">
      <style:text-properties style:font-name="Courier New" fo:font-size="8pt" fo:font-weight="bold" style:font-size-asian="8pt" style:font-weight-asian="bold" style:font-name-complex="Courier New" style:font-size-complex="8pt" style:font-weight-complex="bold"/>
    </style:style>
    <style:style style:name="T16" style:family="text">
      <style:text-properties style:font-name="Courier New" fo:font-size="8pt" fo:font-style="italic" style:font-size-asian="8pt" style:font-style-asian="italic" style:font-name-complex="Courier New" style:font-size-complex="8pt" style:font-style-complex="italic"/>
    </style:style>
    <style:style style:name="T17" style:family="text">
      <style:text-properties style:font-name="Courier New" fo:font-size="8pt" fo:font-style="italic" fo:font-weight="bold" style:font-size-asian="8pt" style:font-style-asian="italic" style:font-weight-asian="bold" style:font-name-complex="Courier New" style:font-size-complex="8pt" style:font-style-complex="italic" style:font-weight-complex="bold"/>
    </style:style>
    <style:style style:name="T18" style:family="text">
      <style:text-properties fo:font-size="10pt" style:font-name-asian="TimesNewRomanPSMT" style:font-size-asian="10pt" style:font-name-complex="TimesNewRomanPSMT" style:font-size-complex="10pt"/>
    </style:style>
    <style:style style:name="T19" style:family="text">
      <style:text-properties style:font-name="Courier New1" fo:font-size="10pt" style:font-name-asian="TimesNewRomanPSMT" style:font-size-asian="10pt" style:font-name-complex="TimesNewRomanPSMT" style:font-size-complex="10pt"/>
    </style:style>
    <style:style style:name="T20" style:family="text">
      <style:text-properties style:font-name="Courier New1" fo:font-size="9pt" style:font-name-asian="Courier New1" style:font-size-asian="9pt" style:font-name-complex="Courier New1" style:font-size-complex="9pt"/>
    </style:style>
    <style:style style:name="T21" style:family="text">
      <style:text-properties style:font-name="Arial"/>
    </style:style>
    <style:style style:name="T22" style:family="text">
      <style:text-properties fo:font-variant="normal" fo:text-transform="none" fo:color="#000000" style:text-line-through-style="none" style:text-position="0% 100%" fo:font-size="9pt" fo:letter-spacing="normal" fo:language="en" fo:country="US" fo:font-style="normal"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scale="100%"/>
    </style:style>
    <style:style style:name="T23" style:family="text">
      <style:text-properties fo:font-variant="normal" fo:text-transform="none" fo:color="#000000" style:text-line-through-style="none" style:text-position="0% 100%" fo:font-size="10pt" fo:letter-spacing="normal" fo:language="en" fo:country="US"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scale="100%"/>
    </style:style>
    <style:style style:name="T24" style:family="text">
      <style:text-properties fo:font-variant="normal" fo:text-transform="none" fo:color="#000000" style:text-line-through-style="none" style:text-position="0% 100%" style:font-name="Courier New1" fo:font-size="9pt" fo:letter-spacing="normal" fo:language="en" fo:country="US"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text-emphasize="none" style:text-scale="100%"/>
    </style:style>
    <style:style style:name="T25" style:family="text">
      <style:text-properties fo:font-variant="normal" fo:text-transform="none" fo:color="#000000" style:text-line-through-style="none" style:text-position="0% 100%" fo:letter-spacing="normal" fo:language="en" fo:country="US" fo:font-style="normal" style:text-underline-style="none" fo:font-weight="normal" style:font-name-asian="Arial1" style:font-style-asian="normal" style:font-weight-asian="normal" style:font-name-complex="Arial1" style:font-style-complex="normal" style:font-weight-complex="normal" style:text-emphasize="none" style:text-scale="100%"/>
    </style:style>
    <style:style style:name="T26" style:family="text">
      <style:text-properties fo:font-variant="normal" fo:text-transform="none" fo:color="#000000" style:text-line-through-style="none" style:text-position="0% 100%" fo:letter-spacing="normal" fo:language="en" fo:country="US" fo:font-style="normal" style:text-underline-style="none" fo:font-weight="normal" style:font-style-asian="normal" style:font-weight-asian="normal" style:font-style-complex="normal" style:font-weight-complex="normal" style:text-emphasize="none" style:text-scale="100%"/>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 text:name="FILENAME"/>
      </text:user-field-decls>
      <text:p text:style-name="P65"><text:span text:style-name="T3">JasperReports Server Community Project Web Services Guide<text:line-break/>Version 4.0</text:span> </text:p>
      <text:p text:style-name="P66">Table of Contents</text:p>
      <text:table-of-content text:style-name="Sect1" text:name="Table of Contents1">
        <text:table-of-content-source text:outline-level="8"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252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7335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6.5366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402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6.9252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6.7346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5547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table-of-content-source>
        <text:index-body>
          <text:p text:style-name="P45"><text:a xlink:type="simple" xlink:href="#__RefHeading__4979_266007976">1 Introduction<text:tab/>4</text:a></text:p>
          <text:p text:style-name="P46"><text:a xlink:type="simple" xlink:href="#__RefHeading__4981_266007976">2 Repository Web Service<text:tab/>4</text:a></text:p>
          <text:p text:style-name="P49"><text:a xlink:type="simple" xlink:href="#__RefHeading__4983_266007976">2.1 ResourceDescriptor<text:tab/>4</text:a></text:p>
          <text:p text:style-name="P49"><text:a xlink:type="simple" xlink:href="#__RefHeading__4985_266007976">2.2 Request and Operation Result<text:tab/>8</text:a></text:p>
          <text:p text:style-name="P49"><text:a xlink:type="simple" xlink:href="#__RefHeading__4987_266007976">2.3 Operations in the Repository Service<text:tab/>11</text:a></text:p>
          <text:p text:style-name="P50"><text:a xlink:type="simple" xlink:href="#__RefHeading__4989_266007976">2.3.1 List<text:tab/>11</text:a></text:p>
          <text:p text:style-name="P50"><text:a xlink:type="simple" xlink:href="#__RefHeading__4991_266007976">2.3.2 Get<text:tab/>13</text:a></text:p>
          <text:p text:style-name="P50"><text:a xlink:type="simple" xlink:href="#__RefHeading__4993_266007976">2.3.3 Put<text:tab/>19</text:a></text:p>
          <text:p text:style-name="P50"><text:a xlink:type="simple" xlink:href="#__RefHeading__4995_266007976">2.3.4 Delete<text:tab/>21</text:a></text:p>
          <text:p text:style-name="P50"><text:a xlink:type="simple" xlink:href="#__RefHeading__4997_266007976">2.3.5 Move<text:tab/>21</text:a></text:p>
          <text:p text:style-name="P50"><text:a xlink:type="simple" xlink:href="#__RefHeading__4999_266007976">2.3.6 Copy<text:tab/>21</text:a></text:p>
          <text:p text:style-name="P50"><text:a xlink:type="simple" xlink:href="#__RefHeading__5001_266007976">2.3.7 runReport<text:tab/>22</text:a></text:p>
          <text:p text:style-name="P51"><text:a xlink:type="simple" xlink:href="#__RefHeading__5003_266007976">2.3.7.1 Report Output<text:tab/>22</text:a></text:p>
          <text:p text:style-name="P51"><text:a xlink:type="simple" xlink:href="#__RefHeading__5005_266007976">2.3.7.2 Report Locales<text:tab/>23</text:a></text:p>
          <text:p text:style-name="P49"><text:a xlink:type="simple" xlink:href="#__RefHeading__5007_266007976">2.4 Errors and Implementation Suggestions<text:tab/>23</text:a></text:p>
          <text:p text:style-name="P50"><text:a xlink:type="simple" xlink:href="#__RefHeading__5009_266007976">2.4.1 Errors<text:tab/>23</text:a></text:p>
          <text:p text:style-name="P50"><text:a xlink:type="simple" xlink:href="#__RefHeading__5011_266007976">2.4.2 Implementation Suggestions<text:tab/>25</text:a></text:p>
          <text:p text:style-name="P47"><text:a xlink:type="simple" xlink:href="#__RefHeading__5013_266007976">3 Report Scheduling Web Service<text:tab/>26</text:a></text:p>
          <text:p text:style-name="P49"><text:a xlink:type="simple" xlink:href="#__RefHeading__5015_266007976">3.1 Types Defined in the WSDL<text:tab/>27</text:a></text:p>
          <text:p text:style-name="P49"><text:a xlink:type="simple" xlink:href="#__RefHeading__5017_266007976">3.2 Operations in the Scheduling Service<text:tab/>28</text:a></text:p>
          <text:p text:style-name="P50"><text:a xlink:type="simple" xlink:href="#__RefHeading__5019_266007976">3.2.1 Operation Descriptions<text:tab/>28</text:a></text:p>
          <text:p text:style-name="P50"><text:a xlink:type="simple" xlink:href="#__RefHeading__5021_266007976">3.2.2 Example Request and Operation Result<text:tab/>28</text:a></text:p>
          <text:p text:style-name="P50"><text:a xlink:type="simple" xlink:href="#__RefHeading__5023_266007976">3.2.3 Java Client Classes<text:tab/>30</text:a></text:p>
          <text:p text:style-name="P48"><text:a xlink:type="simple" xlink:href="#__RefHeading__5025_266007976">4 Web Services for Administration<text:tab/>31</text:a></text:p>
          <text:p text:style-name="P49"><text:a xlink:type="simple" xlink:href="#__RefHeading__5027_266007976">4.1 Types Defined in the WSDL<text:tab/>31</text:a></text:p>
          <text:p text:style-name="P49"><text:a xlink:type="simple" xlink:href="#__RefHeading__5029_266007976">4.2 Users and Roles<text:tab/>33</text:a></text:p>
          <text:p text:style-name="P50"><text:a xlink:type="simple" xlink:href="#__RefHeading__5031_266007976">4.2.1 findUsers<text:tab/>33</text:a></text:p>
          <text:p text:style-name="P50"><text:a xlink:type="simple" xlink:href="#__RefHeading__5033_266007976">4.2.2 putUser<text:tab/>34</text:a></text:p>
          <text:p text:style-name="P50"><text:a xlink:type="simple" xlink:href="#__RefHeading__5035_266007976">4.2.3 deleteUser<text:tab/>34</text:a></text:p>
          <text:p text:style-name="P50"><text:a xlink:type="simple" xlink:href="#__RefHeading__5037_266007976">4.2.4 findRoles<text:tab/>35</text:a></text:p>
          <text:p text:style-name="P50"><text:a xlink:type="simple" xlink:href="#__RefHeading__5039_266007976">4.2.5 putRole<text:tab/>36</text:a></text:p>
          <text:p text:style-name="P50"><text:a xlink:type="simple" xlink:href="#__RefHeading__5041_266007976">4.2.6 updateRoleName<text:tab/>37</text:a></text:p>
          <text:p text:style-name="P50"><text:a xlink:type="simple" xlink:href="#__RefHeading__5043_266007976">4.2.7 deleteUser<text:tab/>38</text:a></text:p>
          <text:p text:style-name="P49"><text:a xlink:type="simple" xlink:href="#__RefHeading__5045_266007976">4.3 Permissions<text:tab/>38</text:a></text:p>
          <text:p text:style-name="P50"><text:a xlink:type="simple" xlink:href="#__RefHeading__5047_266007976">4.3.1 getPermissionsForObject<text:tab/>39</text:a></text:p>
          <text:p text:style-name="P50"><text:a xlink:type="simple" xlink:href="#__RefHeading__5049_266007976">4.3.2 putPermission<text:tab/>40</text:a></text:p>
          <text:p text:style-name="P50"><text:soft-page-break/><text:a xlink:type="simple" xlink:href="#__RefHeading__5051_266007976">4.3.3 deletePermission<text:tab/>41</text:a></text:p>
          <text:p text:style-name="P49"><text:a xlink:type="simple" xlink:href="#__RefHeading__5053_266007976">4.4 Related Files<text:tab/>41</text:a></text:p>
          <text:p text:style-name="P52"><text:a xlink:type="simple" xlink:href="#__RefHeading__5055_266007976">Appendix A <text:s text:c="3"/>Repository Service API Constants<text:tab/>42</text:a></text:p>
        </text:index-body>
      </text:table-of-content>
      <text:section text:style-name="Sect2" text:name="Section2">
        <text:p text:style-name="P7"/>
      </text:section>
      <text:h text:style-name="P58" text:outline-level="1"><text:bookmark text:name="__RefHeading__4979_266007976"/>Introduction<text:bookmark-end text:name="__RefHeading__4979_266007976"/></text:h>
      <text:p text:style-name="Standard">This document describes the Jaspersoft BI suite’s SOAP (Simple Object Access Protocol) web services Application Programming Interface (API). It describes the functionality provided in both Open Source and Professional editions.</text:p>
      <text:p text:style-name="Standard">JasperReports Server offers these web services:</text:p>
      <text:list xml:id="list37313833" text:style-name="WW8Num19">
        <text:list-item>
          <text:p text:style-name="Bullet">The repository web service lets you explore the repository, modify report units and several other resource types, and run reports with or without input parameters. </text:p>
        </text:list-item>
        <text:list-item>
          <text:p text:style-name="Bullet">The scheduling web service lets you schedule reports, retrieve information about jobs, and to delete them.</text:p>
        </text:list-item>
        <text:list-item>
          <text:p text:style-name="Bullet">The administrative web service lets you manage users and roles and define object permissions.</text:p>
        </text:list-item>
      </text:list>
      <text:p text:style-name="Standard">The web services take as input an XML document (the request), and return another XML document as the result (the operation result). Because they use XML, the web services provide easy, natural integration with the most common programming languages and environments. </text:p>
      <text:p text:style-name="Standard">Jaspersoft provides two complete sample applications that demonstrate the API: a simple J2EE (Java 2 Enterprise Edition) web application and the same application written in PHP (PHP Hypertext Preprocessor). </text:p>
      <text:p text:style-name="Standard">By default, the web services are available at the following URL:</text:p>
      <table:table table:name="Table1" table:style-name="Table1">
        <table:table-column table:style-name="Table1.A"/>
        <table:table-column table:style-name="Table1.B"/>
        <table:table-row table:style-name="Table1.1">
          <table:table-cell table:style-name="Table1.A1" office:value-type="string">
            <text:p text:style-name="P23">Web Service</text:p>
          </table:table-cell>
          <table:table-cell table:style-name="Table1.B1" office:value-type="string">
            <text:p text:style-name="P23">URL</text:p>
          </table:table-cell>
        </table:table-row>
        <table:table-row table:style-name="Table1.2">
          <table:table-cell table:style-name="Table1.A1" office:value-type="string">
            <text:p text:style-name="Standard">Repository</text:p>
          </table:table-cell>
          <table:table-cell table:style-name="Table1.B1" office:value-type="string">
            <text:p text:style-name="P9">http://localhost:8080/jasperserver/services/repository</text:p>
          </table:table-cell>
        </table:table-row>
        <table:table-row table:style-name="Table1.2">
          <table:table-cell table:style-name="Table1.A1" office:value-type="string">
            <text:p text:style-name="Standard">Scheduling</text:p>
          </table:table-cell>
          <table:table-cell table:style-name="Table1.B1" office:value-type="string">
            <text:p text:style-name="P9">http://localhost:8080/jasperserver/services/ReportScheduler</text:p>
          </table:table-cell>
        </table:table-row>
        <table:table-row table:style-name="Table1.2">
          <table:table-cell table:style-name="Table1.A4" office:value-type="string">
            <text:p text:style-name="Standard">Usersd and Roles</text:p>
          </table:table-cell>
          <table:table-cell table:style-name="Table1.B4" office:value-type="string">
            <text:p text:style-name="Standard"><text:span text:style-name="Code"><text:span text:style-name="T7">http://localhost:8080/jasperserver/services/UserAndRoleManagementService</text:span></text:span></text:p>
          </table:table-cell>
        </table:table-row>
        <table:table-row table:style-name="Table1.2">
          <table:table-cell table:style-name="Table1.A4" office:value-type="string">
            <text:p text:style-name="Standard">Permissions</text:p>
          </table:table-cell>
          <table:table-cell table:style-name="Table1.B4" office:value-type="string">
            <text:p text:style-name="Standard"><text:span text:style-name="Code"><text:span text:style-name="T7">http://localhost:8080/jasperserver/services/PermissionsManagementService</text:span></text:span></text:p>
          </table:table-cell>
        </table:table-row>
      </table:table>
      <text:p text:style-name="Standard">where localhost is the name of the computer hosting Jaspersoft and 8080 is the port you specified during installation.</text:p>
      <text:p text:style-name="Standard"><text:span text:style-name="T1">Note</text:span>: The context name (<text:span text:style-name="T10">jasperserver) may also</text:span> depend on the specific installation of JasperReports Server. </text:p>
      <text:p text:style-name="Standard">You must supply a valid account to access the web services. The web services accept the same accounts and credentials as the Jaspersoft web interface.</text:p>
      <text:p text:style-name="Standard">To simplify life for Java developers, Jaspersoft provides a set of helper classes, including a ready-to-use client that can make it easier to integrate an external application with JasperReports Server, be it web- or desktop-based. These classes include an object model that represents resources and creates requests and operation results, along with a Marshaller and an Unmarshaller class to quickly move between XML and the Java object model. The presentation of each service includes code samples that show how to use these classes.</text:p>
      <text:h text:style-name="Heading_20_1" text:outline-level="1"><text:bookmark text:name="__RefHeading__4981_266007976"/>Repository Web Service<text:bookmark-end text:name="__RefHeading__4981_266007976"/></text:h>
      <text:p text:style-name="Standard">The repository web service is comprised of seven methods: list, get, put, delete, move, copy, and runReport.</text:p>
      <text:p text:style-name="Standard">You can retriece the WSDL document that describes the repository service by invoking the URL of the service and appending the string <text:span text:style-name="Code">?wsdl</text:span> to it. For example:<text:line-break/>http://localhost:8080/jasperserver/services/repository?wsdl</text:p>
      <text:p text:style-name="Standard">The complete WSDL is detailed in Appendix A “<text:bookmark-ref text:reference-format="text" text:ref-name="_Ref156724366">Error: Reference source not found</text:bookmark-ref>” on page <text:bookmark-ref text:reference-format="page" text:ref-name="_Ref156724361">Error: Reference source not found</text:bookmark-ref>. </text:p>
      <text:h text:style-name="Heading_20_2" text:outline-level="2"><text:bookmark text:name="__RefHeading__4983_266007976"/><text:bookmark text:name="ResourceDescriptor"/>ResourceDescriptor<text:bookmark-end text:name="__RefHeading__4983_266007976"/></text:h>
      <text:p text:style-name="Standard">Resources (such as reports, images, and queries) are stored in a repository, which is organized like a file system, with a root and a hierarchical set of folders. Each object in the repository is considered a resource: a folder is a resource of type folder, a JRXML resource is a resource of type file, just as images and JAR files are of type file. Some resources are more abstract, such as connection definitions and an input controls. The repository web service operates on all resources.</text:p>
      <text:p text:style-name="Standard"/>
      <text:p text:style-name="Standard"><text:soft-page-break/>A resource is identified by:</text:p>
      <text:list xml:id="list37297886" text:continue-list="list37313833" text:style-name="WW8Num19">
        <text:list-item text:start-value="1">
          <text:p text:style-name="Bullet">A name.</text:p>
        </text:list-item>
        <text:list-item>
          <text:p text:style-name="Bullet">A label.</text:p>
        </text:list-item>
        <text:list-item>
          <text:p text:style-name="Bullet">A unique Uniform Resource Identifier (URI) that defines the location of the resource in the repository. An URI is similar to a Unix path (for example, /samples/reports/AllAccounts).</text:p>
        </text:list-item>
      </text:list>
      <text:p text:style-name="Standard">A <text:span text:style-name="Code">resourceDescriptor</text:span> tag is defined by the following DTD (Document Type Definition):</text:p>
      <table:table table:name="Table2" table:style-name="Table2">
        <table:table-column table:style-name="Table2.A"/>
        <table:table-row table:style-name="Table2.1">
          <table:table-cell table:style-name="Table2.A1" office:value-type="string">
            <text:p text:style-name="P26">&lt;!ELEMENT resourceDescriptor (label, description?, resourceProperty*, resourceDescriptor*, parameter*)&gt;</text:p>
            <text:p text:style-name="P25">&lt;!ATTLIST resourceDescriptor</text:p>
            <text:p text:style-name="P25">name CDATA #REQUIRED</text:p>
            <text:p text:style-name="P25">wsType CDATA #REQUIRED</text:p>
            <text:p text:style-name="P25">uriString CDATA #REQUIRED</text:p>
            <text:p text:style-name="P25">isNew ( true | false ) false</text:p>
            <text:p text:style-name="P25">&gt;</text:p>
            <text:p text:style-name="P24"/>
            <text:p text:style-name="P25">&lt;!ELEMENT resourceProperty (value?, resourceProperty*)&gt;</text:p>
            <text:p text:style-name="P25">&lt;!ATTLIST resourceProperty</text:p>
            <text:p text:style-name="P25">name CDATA #REQUIRED</text:p>
            <text:p text:style-name="P25">&gt;</text:p>
            <text:p text:style-name="P24"/>
            <text:p text:style-name="P25">&lt;!ELEMENT value (#PCDATA)&gt;</text:p>
            <text:p text:style-name="P24"/>
            <text:p text:style-name="P25">&lt;!ELEMENT parameter (#PCDATA)&gt;</text:p>
            <text:p text:style-name="P25">&lt;!ATTLIST parameter</text:p>
            <text:p text:style-name="P25">name CDATA #REQUIRED</text:p>
            <text:p text:style-name="P25">isListItem ( true | false ) false</text:p>
            <text:p text:style-name="P25">&gt;</text:p>
          </table:table-cell>
        </table:table-row>
      </table:table>
      <text:p text:style-name="Standard"><text:line-break/>The <text:span text:style-name="Code">wsType</text:span> attribute defines the nature of the resource. Currently, the possible values for this attribute are:</text:p>
      <table:table table:name="Table3" table:style-name="Table3">
        <table:table-column table:style-name="Table3.A"/>
        <table:table-column table:style-name="Table3.B"/>
        <table:table-header-rows>
          <table:table-row table:style-name="Table3.1">
            <table:table-cell table:style-name="Table3.A1" office:value-type="string">
              <text:p text:style-name="P23">Value</text:p>
            </table:table-cell>
            <table:table-cell table:style-name="Table3.B1" office:value-type="string">
              <text:p text:style-name="P23">Description</text:p>
            </table:table-cell>
          </table:table-row>
        </table:table-header-rows>
        <table:table-row table:style-name="Table3.1">
          <table:table-cell table:style-name="Table3.A1" office:value-type="string">
            <text:p text:style-name="P34">bean</text:p>
          </table:table-cell>
          <table:table-cell table:style-name="Table3.B1" office:value-type="string">
            <text:p text:style-name="P34">Spring bean data source</text:p>
          </table:table-cell>
        </table:table-row>
        <table:table-row table:style-name="Table3.1">
          <table:table-cell table:style-name="Table3.A1" office:value-type="string">
            <text:p text:style-name="P34">contentResource</text:p>
          </table:table-cell>
          <table:table-cell table:style-name="Table3.B1" office:value-type="string">
            <text:p text:style-name="P34">The output of a report.</text:p>
          </table:table-cell>
        </table:table-row>
        <table:table-row table:style-name="Table3.1">
          <table:table-cell table:style-name="Table3.A1" office:value-type="string">
            <text:p text:style-name="P34">datasource</text:p>
          </table:table-cell>
          <table:table-cell table:style-name="Table3.B1" office:value-type="string">
            <text:p text:style-name="P34">Generic data source. This type is normally used for a data source ReportUnit child resource when the is not defined locally to the ReportUnit.</text:p>
          </table:table-cell>
        </table:table-row>
        <table:table-row table:style-name="Table3.1">
          <table:table-cell table:style-name="Table3.A1" office:value-type="string">
            <text:p text:style-name="P34">dataType</text:p>
          </table:table-cell>
          <table:table-cell table:style-name="Table3.B1" office:value-type="string">
            <text:p text:style-name="P34">Datatype (used with the input controls)</text:p>
          </table:table-cell>
        </table:table-row>
        <table:table-row table:style-name="Table3.1">
          <table:table-cell table:style-name="Table3.A1" office:value-type="string">
            <text:p text:style-name="P34">folder</text:p>
          </table:table-cell>
          <table:table-cell table:style-name="Table3.B1" office:value-type="string">
            <text:p text:style-name="P34">Folder</text:p>
          </table:table-cell>
        </table:table-row>
        <table:table-row table:style-name="Table3.1">
          <table:table-cell table:style-name="Table3.A1" office:value-type="string">
            <text:p text:style-name="P34">font</text:p>
          </table:table-cell>
          <table:table-cell table:style-name="Table3.B1" office:value-type="string">
            <text:p text:style-name="P34">Font file (normally a True Type font)</text:p>
          </table:table-cell>
        </table:table-row>
        <table:table-row table:style-name="Table3.1">
          <table:table-cell table:style-name="Table3.A1" office:value-type="string">
            <text:p text:style-name="P34">img</text:p>
          </table:table-cell>
          <table:table-cell table:style-name="Table3.B1" office:value-type="string">
            <text:p text:style-name="P34">Image file</text:p>
          </table:table-cell>
        </table:table-row>
        <table:table-row table:style-name="Table3.1">
          <table:table-cell table:style-name="Table3.A1" office:value-type="string">
            <text:p text:style-name="P34">inputControl</text:p>
          </table:table-cell>
          <table:table-cell table:style-name="Table3.B1" office:value-type="string">
            <text:p text:style-name="P34">Input control</text:p>
          </table:table-cell>
        </table:table-row>
        <table:table-row table:style-name="Table3.1">
          <table:table-cell table:style-name="Table3.A1" office:value-type="string">
            <text:p text:style-name="P34">jar</text:p>
          </table:table-cell>
          <table:table-cell table:style-name="Table3.B1" office:value-type="string">
            <text:p text:style-name="P34">JAR file</text:p>
          </table:table-cell>
        </table:table-row>
        <table:table-row table:style-name="Table3.1">
          <table:table-cell table:style-name="Table3.A1" office:value-type="string">
            <text:p text:style-name="P34">jdbc</text:p>
          </table:table-cell>
          <table:table-cell table:style-name="Table3.B1" office:value-type="string">
            <text:p text:style-name="P34">Data source of type JDBC</text:p>
          </table:table-cell>
        </table:table-row>
        <text:soft-page-break/>
        <table:table-row table:style-name="Table3.1">
          <table:table-cell table:style-name="Table3.A1" office:value-type="string">
            <text:p text:style-name="P34">jndi</text:p>
          </table:table-cell>
          <table:table-cell table:style-name="Table3.B1" office:value-type="string">
            <text:p text:style-name="P34">Data source of type JNDI</text:p>
          </table:table-cell>
        </table:table-row>
        <table:table-row table:style-name="Table3.1">
          <table:table-cell table:style-name="Table3.A1" office:value-type="string">
            <text:p text:style-name="P34">jrxml</text:p>
          </table:table-cell>
          <table:table-cell table:style-name="Table3.B1" office:value-type="string">
            <text:p text:style-name="P34">JRXML source file</text:p>
          </table:table-cell>
        </table:table-row>
        <table:table-row table:style-name="Table3.1">
          <table:table-cell table:style-name="Table3.A1" office:value-type="string">
            <text:p text:style-name="P34">lov</text:p>
          </table:table-cell>
          <table:table-cell table:style-name="Table3.B1" office:value-type="string">
            <text:p text:style-name="P34">List of values (used with the input controls)</text:p>
          </table:table-cell>
        </table:table-row>
        <table:table-row table:style-name="Table3.1">
          <table:table-cell table:style-name="Table3.A1" office:value-type="string">
            <text:p text:style-name="P34">olapMondrianCon</text:p>
          </table:table-cell>
          <table:table-cell table:style-name="Table3.B1" office:value-type="string">
            <text:p text:style-name="P34">OLAP Mondrian connection – a direct connection to an OKAP source.</text:p>
          </table:table-cell>
        </table:table-row>
        <table:table-row table:style-name="Table3.1">
          <table:table-cell table:style-name="Table3.A1" office:value-type="string">
            <text:p text:style-name="P34">olapMondrianSchema</text:p>
          </table:table-cell>
          <table:table-cell table:style-name="Table3.B1" office:value-type="string">
            <text:p text:style-name="P34">OLAP Mondrian Schema</text:p>
          </table:table-cell>
        </table:table-row>
        <table:table-row table:style-name="Table3.1">
          <table:table-cell table:style-name="Table3.A1" office:value-type="string">
            <text:p text:style-name="P34">olapXmlaCon</text:p>
          </table:table-cell>
          <table:table-cell table:style-name="Table3.B1" office:value-type="string">
            <text:p text:style-name="P34">OLAP XMLA connection – a remote connection to an OLAP source.</text:p>
          </table:table-cell>
        </table:table-row>
        <table:table-row table:style-name="Table3.1">
          <table:table-cell table:style-name="Table3.A1" office:value-type="string">
            <text:p text:style-name="P34">prop</text:p>
          </table:table-cell>
          <table:table-cell table:style-name="Table3.B1" office:value-type="string">
            <text:p text:style-name="P34">Resource bundle file (normally ending with .properties) for specific reports</text:p>
          </table:table-cell>
        </table:table-row>
        <table:table-row table:style-name="Table3.1">
          <table:table-cell table:style-name="Table3.A1" office:value-type="string">
            <text:p text:style-name="P34">query</text:p>
          </table:table-cell>
          <table:table-cell table:style-name="Table3.B1" office:value-type="string">
            <text:p text:style-name="P34">Query used to retrieve data from a data source</text:p>
          </table:table-cell>
        </table:table-row>
        <table:table-row table:style-name="Table3.1">
          <table:table-cell table:style-name="Table3.A1" office:value-type="string">
            <text:p text:style-name="P34">reference</text:p>
          </table:table-cell>
          <table:table-cell table:style-name="Table3.B1" office:value-type="string">
            <text:p text:style-name="P34">Reference to another resource. References are present only into report units</text:p>
          </table:table-cell>
        </table:table-row>
        <table:table-row table:style-name="Table3.1">
          <table:table-cell table:style-name="Table3.A1" office:value-type="string">
            <text:p text:style-name="P34">reportUnit</text:p>
          </table:table-cell>
          <table:table-cell table:style-name="Table3.B1" office:value-type="string">
            <text:p text:style-name="P34">A complete report that can be run in JasperReports Server</text:p>
          </table:table-cell>
        </table:table-row>
        <table:table-row table:style-name="Table3.1">
          <table:table-cell table:style-name="Table3.A1" office:value-type="string">
            <text:p text:style-name="P34">xmlaConnection</text:p>
          </table:table-cell>
          <table:table-cell table:style-name="Table3.B1" office:value-type="string">
            <text:p text:style-name="P34">XMLA Connection</text:p>
          </table:table-cell>
        </table:table-row>
      </table:table>
      <text:p text:style-name="Standard">For all the other resource types found in the repository, the repository web service sets the attribute <text:span text:style-name="Code">wsType</text:span> to <text:span text:style-name="Code">unknown</text:span>.</text:p>
      <text:p text:style-name="Standard">The <text:span text:style-name="Code">isNew</text:span> attribute is used with the <text:span text:style-name="Code">put</text:span> operation to indicate whether the resource being uploaded is new or replaces an existing resource in the repository.</text:p>
      <text:p text:style-name="Standard">A resource can have a set of <text:span text:style-name="T11">properties</text:span> depending on its type and a set of <text:span text:style-name="T11">children resources</text:span>. Finally, a resource descriptor can contain one or more <text:span text:style-name="T11">parameters</text:span>: their use is not intended to describe the resource; they store the values users select when the <text:span text:style-name="Code">runReport</text:span> service is invoked.</text:p>
      <text:p text:style-name="Standard">A <text:span text:style-name="Code">resourceProperty</text:span> is normally a simple pair of a name and a value. The Java class <text:span text:style-name="Code">com.jaspersoft.jasperserver.api.metadata.xml.domain.impl.ResourceDescriptor</text:span> contains constants for each property name. Jaspersoft may add further constants in future releases.</text:p>
      <text:p text:style-name="Standard">The following resourceDescriptor sample contains a set of simple properties; it describes a JDBC connection resource:</text:p>
      <table:table table:name="Table4" table:style-name="Table4">
        <table:table-column table:style-name="Table4.A"/>
        <table:table-header-rows>
          <text:soft-page-break/>
          <table:table-row table:style-name="Table4.1">
            <table:table-cell table:style-name="Table4.A1" office:value-type="string">
              <text:p text:style-name="P35">&lt;resourceDescriptor </text:p>
              <text:p text:style-name="CodeTable">name="JServerJdbcDS"</text:p>
              <text:p text:style-name="CodeTable">wsType="jdbc"</text:p>
              <text:p text:style-name="CodeTable">uriString="/datasources/JServerJdbcDS" </text:p>
              <text:p text:style-name="CodeTable">isNew="false"&gt;</text:p>
            </table:table-cell>
          </table:table-row>
          <table:table-row table:style-name="Table4.1">
            <table:table-cell table:style-name="Table4.A1" office:value-type="string">
              <text:p text:style-name="P35">&lt;resourceProperty name="<text:span text:style-name="T12">PROP_DATASOURCE_DRIVER_CLASS</text:span>"&gt;</text:p>
              <text:p text:style-name="CodeTable">&lt;value&gt;<text:span text:style-name="T12">com.mysql.jdbc.Driver</text:span>&lt;/value&gt;</text:p>
              <text:p text:style-name="CodeTable">&lt;/resourceProperty&gt;</text:p>
              <text:p text:style-name="CodeTable">&lt;label&gt;JServer Jdbc data source&lt;/label&gt;</text:p>
              <text:p text:style-name="CodeTable"/>
              <text:p text:style-name="CodeTable">&lt;description&gt;JServer Jdbc data source&lt;/description&gt;</text:p>
              <text:p text:style-name="CodeTable"/>
              <text:p text:style-name="CodeTable">&lt;resourceProperty name="<text:span text:style-name="T12">PROP_PARENT_FOLDER</text:span>"&gt;</text:p>
              <text:p text:style-name="CodeTable">&lt;value&gt;<text:span text:style-name="T12">/datasources</text:span>&lt;/value&gt;</text:p>
              <text:p text:style-name="CodeTable">&lt;/resourceProperty&gt;</text:p>
              <text:p text:style-name="CodeTable"/>
              <text:p text:style-name="CodeTable">&lt;resourceProperty name="<text:span text:style-name="T12">PROP_VERSION</text:span>"&gt;</text:p>
              <text:p text:style-name="CodeTable">&lt;value&gt;<text:span text:style-name="T12">0</text:span>&lt;/value&gt;</text:p>
              <text:p text:style-name="CodeTable">&lt;/resourceProperty&gt;</text:p>
              <text:p text:style-name="CodeTable"/>
              <text:p text:style-name="CodeTable">&lt;resourceProperty name="<text:span text:style-name="T12">PROP_DATASOURCE_PASSWORD</text:span>"&gt;</text:p>
              <text:p text:style-name="CodeTable">&lt;value&gt;<text:span text:style-name="T12">password</text:span>&lt;/value&gt;</text:p>
              <text:p text:style-name="CodeTable">&lt;/resourceProperty&gt;</text:p>
              <text:p text:style-name="CodeTable"/>
              <text:p text:style-name="CodeTable">&lt;resourceProperty name="<text:span text:style-name="T12">PROP_DATASOURCE_USERNAME</text:span>"&gt;</text:p>
              <text:p text:style-name="CodeTable">&lt;value&gt;<text:span text:style-name="T12">username</text:span>&lt;/value&gt;</text:p>
              <text:p text:style-name="CodeTable">&lt;/resourceProperty&gt;</text:p>
            </table:table-cell>
          </table:table-row>
          <table:table-row table:style-name="Table4.1">
            <table:table-cell table:style-name="Table4.A1" office:value-type="string">
              <text:p text:style-name="P35">&lt;resourceProperty name="<text:span text:style-name="T12">PROP_DATASOURCE_USERNAME</text:span>"&gt;</text:p>
              <text:p text:style-name="CodeTable">&lt;value&gt;<text:span text:style-name="T12">username</text:span>&lt;/value&gt;</text:p>
              <text:p text:style-name="CodeTable">&lt;/resourceProperty&gt;</text:p>
              <text:p text:style-name="CodeTable"/>
              <text:p text:style-name="CodeTable">&lt;resourceProperty name="<text:span text:style-name="T12">PROP_DATASOURCE_CONNECTION_URL</text:span>"&gt;</text:p>
              <text:p text:style-name="CodeTable">&lt;value&gt;<text:span text:style-name="T12">jdbc:mysql://localhost/test?autoReconnect=true</text:span>&lt;/value&gt;</text:p>
              <text:p text:style-name="CodeTable">&lt;/resourceProperty&gt;</text:p>
              <text:p text:style-name="CodeTable"/>
              <text:p text:style-name="CodeTable">&lt;/resourceDescriptor&gt;</text:p>
            </table:table-cell>
          </table:table-row>
        </table:table-header-rows>
      </table:table>
      <text:p text:style-name="Standard"><text:line-break/>Some properties cannot be represented by a simple value. To accommodate more complicated properties, a resourceProperty can recursively contain other resourceProperties. This is the case for a List of Values resource: the values are contained in the resourceProperty named <text:span text:style-name="Code">PROP_LOV</text:span> and are represented by sub-resourceProperties. For example:</text:p>
      <table:table table:name="Table5" table:style-name="Table5">
        <table:table-column table:style-name="Table5.A"/>
        <table:table-row table:style-name="Table5.1">
          <table:table-cell table:style-name="Table5.A1" office:value-type="string">
            <text:p text:style-name="P26">&lt;resourceDescriptor name="SampleLOV" wsType="lov" uriString="/datatypes/SampleLOV" isNew="false"&gt;</text:p>
            <text:p text:style-name="P25">&lt;label&gt;Sample List of Values&lt;/label&gt;</text:p>
            <text:p text:style-name="P25">&lt;resourceProperty name="PROP_RESOURCE_TYPE"&gt;</text:p>
            <text:p text:style-name="P25">&lt;value&gt;com.jaspersoft.jasperserver.api.metadata.common.domain.ListOfValues&lt;/value&gt;</text:p>
            <text:p text:style-name="P25">&lt;/resourceProperty&gt;</text:p>
            <text:p text:style-name="P25">&lt;resourceProperty name="PROP_PARENT_FOLDER"&gt;</text:p>
            <text:p text:style-name="P25">&lt;value&gt;/datatypes&lt;/value&gt;</text:p>
            <text:p text:style-name="P25">&lt;/resourceProperty&gt;</text:p>
            <text:p text:style-name="P25">&lt;resourceProperty name="PROP_VERSION"&gt;</text:p>
            <text:p text:style-name="P25">&lt;value&gt;-1&lt;/value&gt;</text:p>
            <text:p text:style-name="P25">&lt;/resourceProperty&gt;</text:p>
            <text:p text:style-name="P25">&lt;resourceProperty name="PROP_HAS_DATA"&gt;</text:p>
            <text:p text:style-name="P25">&lt;value&gt;false&lt;/value&gt;</text:p>
            <text:p text:style-name="P25"><text:soft-page-break/>&lt;/resourceProperty&gt;</text:p>
            <text:p text:style-name="P25">&lt;resourceProperty name="PROP_IS_REFERENCE"&gt;</text:p>
            <text:p text:style-name="P25">&lt;value&gt;false&lt;/value&gt;</text:p>
            <text:p text:style-name="P25">&lt;/resourceProperty&gt;</text:p>
            <text:p text:style-name="P24"><text:span text:style-name="T14">&lt;resourceProperty name="</text:span><text:span text:style-name="T15">PROP_LOV</text:span><text:span text:style-name="T14">"&gt;</text:span></text:p>
            <text:p text:style-name="P24"><text:span text:style-name="T16">&lt;resourceProperty name="</text:span><text:span text:style-name="T17">US</text:span><text:span text:style-name="T16">"&gt;</text:span></text:p>
            <text:p text:style-name="P24"><text:span text:style-name="T16">&lt;value&gt;</text:span><text:span text:style-name="T17">United States</text:span><text:span text:style-name="T16">&lt;/value&gt;</text:span></text:p>
            <text:p text:style-name="P27">&lt;/resourceProperty&gt;</text:p>
            <text:p text:style-name="P24"><text:span text:style-name="T16">&lt;resourceProperty name="</text:span><text:span text:style-name="T17">CA</text:span><text:span text:style-name="T16">"&gt;</text:span></text:p>
            <text:p text:style-name="P24"><text:span text:style-name="T16">&lt;value&gt;</text:span><text:span text:style-name="T17">Canada</text:span><text:span text:style-name="T16">&lt;/value&gt;</text:span></text:p>
            <text:p text:style-name="P27">&lt;/resourceProperty&gt;</text:p>
            <text:p text:style-name="P24"><text:span text:style-name="T16">&lt;resourceProperty name="</text:span><text:span text:style-name="T17">IN</text:span><text:span text:style-name="T16">"&gt;</text:span></text:p>
            <text:p text:style-name="P24"><text:span text:style-name="T16">&lt;value&gt;</text:span><text:span text:style-name="T17">India</text:span><text:span text:style-name="T16">&lt;/value&gt;</text:span></text:p>
            <text:p text:style-name="P27">&lt;/resourceProperty&gt;</text:p>
            <text:p text:style-name="P24"><text:span text:style-name="T16">&lt;resourceProperty name="</text:span><text:span text:style-name="T17">IT</text:span><text:span text:style-name="T16">"&gt;</text:span></text:p>
            <text:p text:style-name="P24"><text:span text:style-name="T16">&lt;value&gt;</text:span><text:span text:style-name="T17">Italy</text:span><text:span text:style-name="T16">&lt;/value&gt;</text:span></text:p>
            <text:p text:style-name="P27">&lt;/resourceProperty&gt;</text:p>
            <text:p text:style-name="P24"><text:span text:style-name="T16">&lt;resourceProperty name="</text:span><text:span text:style-name="T17">DE</text:span><text:span text:style-name="T16">"&gt;</text:span></text:p>
            <text:p text:style-name="P24"><text:span text:style-name="T16">&lt;value&gt;</text:span><text:span text:style-name="T17">Germany</text:span><text:span text:style-name="T16">&lt;/value&gt;</text:span></text:p>
            <text:p text:style-name="P27">&lt;/resourceProperty&gt;</text:p>
            <text:p text:style-name="P24"><text:span text:style-name="T16">&lt;resourceProperty name="</text:span><text:span text:style-name="T17">RO</text:span><text:span text:style-name="T16">"&gt;</text:span></text:p>
            <text:p text:style-name="P24"><text:span text:style-name="T16">&lt;value&gt;</text:span><text:span text:style-name="T17">Romania</text:span><text:span text:style-name="T16">&lt;/value&gt;</text:span></text:p>
            <text:p text:style-name="P27">&lt;/resourceProperty&gt;</text:p>
            <text:p text:style-name="P25">&lt;/resourceProperty&gt;</text:p>
            <text:p text:style-name="P25">&lt;/resourceDescriptor&gt;</text:p>
          </table:table-cell>
        </table:table-row>
      </table:table>
      <text:p text:style-name="Standard"><text:line-break/>Notice that, for each list item, the resourceProperty name represents the item value, and the resourceProperty value contains the item label.</text:p>
      <text:p text:style-name="Standard">When a resourceDescriptor is used as an input parameter in a request document (for example, to specify a folder to list or a file to download), the description includes only a small portion of the entire resource descriptor definition: the part that describes the specific details of the resource in question can be ommitted. In many cases, the only information required to identify a resource in the repository is the <text:span text:style-name="Code">wsType</text:span>, the <text:span text:style-name="Code">name</text:span>, and the <text:span text:style-name="Code">URI</text:span>.</text:p>
      <text:p text:style-name="P36">The resource descriptor is a complex structure that transfers data regarding a specific resource between the server and the client. A request can include only one resource descriptor. Often, the request only includes a small portion of the entire resource descriptor definition: the part that describes the specific details of the resource in question.</text:p>
      <text:p text:style-name="Standard">The resource descriptors that the server sends are completely populated with all the data about the resources being described.</text:p>
      <text:h text:style-name="Heading_20_2" text:outline-level="2"><text:bookmark-start text:name="_Ref179697878"/><text:bookmark-start text:name="_Ref179697875"/><text:bookmark-start text:name="_Ref179697872"/><text:bookmark text:name="__RefHeading__4985_266007976"/>Request and Operation Result<text:bookmark-end text:name="_Ref179697878"/><text:bookmark-end text:name="_Ref179697875"/><text:bookmark-end text:name="_Ref179697872"/><text:bookmark-end text:name="__RefHeading__4985_266007976"/></text:h>
      <text:p text:style-name="Standard">The repository web services operation takes a single input parameter of type string. This XML document represents the request. The following shows its DTD:</text:p>
      <table:table table:name="Table6" table:style-name="Table6">
        <table:table-column table:style-name="Table6.A"/>
        <table:table-row table:style-name="Table6.1">
          <table:table-cell table:style-name="Table6.A1" office:value-type="string">
            <text:p text:style-name="P26">&lt;!ELEMENT request (argument*, resourceDescriptor?)&gt;</text:p>
            <text:p text:style-name="P25"><text:soft-page-break/>&lt;!ATTLIST request</text:p>
            <text:p text:style-name="P25">operationName (get | list | put | runReport ) "list"</text:p>
            <text:p text:style-name="P25">locale #IMPLIED</text:p>
            <text:p text:style-name="P25">&gt;</text:p>
            <text:p text:style-name="P24"/>
            <text:p text:style-name="P25">&lt;!ELEMENT argument (#PCDATA)&gt;</text:p>
            <text:p text:style-name="P25">&lt;!ATTLIST argument</text:p>
            <text:p text:style-name="P25">name CDATA #REQUIRED</text:p>
            <text:p text:style-name="P25">&gt;</text:p>
          </table:table-cell>
        </table:table-row>
      </table:table>
      <text:p text:style-name="Standard"><text:line-break/>A request is a very simple document that contains:</text:p>
      <text:list xml:id="list37301485" text:continue-list="list37297886" text:style-name="WW8Num19">
        <text:list-item text:start-value="1">
          <text:p text:style-name="Bullet">The operation to execute (list, get, put, delete, move, copy, or runReport).</text:p>
        </text:list-item>
        <text:list-item>
          <text:p text:style-name="Bullet">A set of optional arguments. Each argument is a pair of a key and a value that is used to achieve very particular results; arguments are only used rarely.</text:p>
        </text:list-item>
        <text:list-item>
          <text:p text:style-name="Bullet">A resource descriptor. </text:p>
        </text:list-item>
      </text:list>
      <text:p text:style-name="Standard">The operation name is redundant, since the operation to execute is intrinsic in the invoked service. Howeever, including the name can clarify the request document.</text:p>
      <text:p text:style-name="Standard">The services act on a single resource at time. The resource that is the subject of the request is described by a resourceDescriptor.</text:p>
      <text:p text:style-name="Standard">To get error messages in a particular locale supported by the server, specify the locale code with the <text:span text:style-name="Code">locale</text:span> attribute. Locale codes are in the form &lt;language code&gt;[_&lt;country&gt;[_&lt;variant&gt;]. Valid examples include en, en_US, it_IT, and ro. For a list of Java-compliant locales, please refer to Sun’s Java web site.</text:p>
      <text:p text:style-name="Standard">The following sample request lists the repository root:</text:p>
      <table:table table:name="Table7" table:style-name="Table7">
        <table:table-column table:style-name="Table7.A"/>
        <table:table-row table:style-name="Table7.1">
          <table:table-cell table:style-name="Table7.A1" office:value-type="string">
            <text:p text:style-name="P26">&lt;?xml version="1.0" encoding="UTF-8"?&gt;</text:p>
            <text:p text:style-name="P25">&lt;request operationName="list" locale="en"&gt;</text:p>
            <text:p text:style-name="P25">&lt;resourceDescriptor name="" wsType="folder" uriString="/"&gt;</text:p>
            <text:p text:style-name="P25">&lt;label&gt;null&lt;/label&gt;</text:p>
            <text:p text:style-name="P25">&lt;/resourceDescriptor&gt;</text:p>
            <text:p text:style-name="P25">&lt;/request&gt;</text:p>
          </table:table-cell>
        </table:table-row>
      </table:table>
      <text:p text:style-name="Standard"><text:line-break/>Executing a service produces the operationResult in the form of a new XML document.</text:p>
      <text:p text:style-name="Standard">The DTD is very simple:</text:p>
      <table:table table:name="Table8" table:style-name="Table8">
        <table:table-column table:style-name="Table8.A"/>
        <table:table-row table:style-name="Table8.1">
          <table:table-cell table:style-name="Table8.A1" office:value-type="string">
            <text:p text:style-name="P26">&lt;!ELEMENT operationResult (code, message?, resourceDescriptor*)&gt;</text:p>
            <text:p text:style-name="P25">&lt;!ATTLIST operationResult</text:p>
            <text:p text:style-name="P25">version NMTOKEN #REQUIRED</text:p>
            <text:p text:style-name="P25">&gt;</text:p>
            <text:p text:style-name="P24"/>
            <text:p text:style-name="P25">&lt;!ELEMENT code (#PCDATA)&gt;</text:p>
            <text:p text:style-name="P25">&lt;!ELEMENT message (#PCDATA)&gt;</text:p>
          </table:table-cell>
        </table:table-row>
      </table:table>
      <text:p text:style-name="Standard"><text:line-break/>The operation result contains a return <text:span text:style-name="Code">code</text:span>, an optional return <text:span text:style-name="T10">message</text:span> and zero or more resource descriptors. A return code other than 0 indicates an error, which is normally described in the message tag. </text:p>
      <text:p text:style-name="Standard"><text:soft-page-break/>The operation result always includes the <text:span text:style-name="Code">version</text:span> attribute: it can be used to detect the server version. For example, you can list the repository root and read the version set by the server in the response. In this case, we aren’t interested in the root folder’s content: we just want the version information from the response object itself.</text:p>
      <text:p text:style-name="Standard">The operation result of such a request is:</text:p>
      <table:table table:name="Table9" table:style-name="Table9">
        <table:table-column table:style-name="Table9.A"/>
        <table:table-row table:style-name="Table9.1">
          <table:table-cell table:style-name="Table9.A1" office:value-type="string">
            <text:p text:style-name="P30"><text:span text:style-name="T14">&lt;operationResult </text:span><text:span text:style-name="T15">version="1.2.0"</text:span><text:span text:style-name="T14">&gt;</text:span></text:p>
            <text:p text:style-name="P25">&lt;returnCode&gt;0&lt;/returnCode&gt;</text:p>
            <text:p text:style-name="P25">....</text:p>
            <text:p text:style-name="P25">several resource descriptors....</text:p>
            <text:p text:style-name="P25">....</text:p>
            <text:p text:style-name="P25">&lt;/operationResult&gt;</text:p>
          </table:table-cell>
        </table:table-row>
      </table:table>
      <text:h text:style-name="P60" text:outline-level="2"><text:bookmark text:name="__RefHeading__4987_266007976"/>Operations in the Repository Service<text:bookmark-end text:name="__RefHeading__4987_266007976"/></text:h>
      <text:h text:style-name="Heading_20_3" text:outline-level="3"><text:bookmark text:name="__RefHeading__4989_266007976"/>List<text:bookmark-end text:name="__RefHeading__4989_266007976"/></text:h>
      <text:p text:style-name="Standard">This service lists the contents of the specified folder or report unit. The following sample request lists the contents of the /ContentFiles folder in the repository:</text:p>
      <table:table table:name="Table10" table:style-name="Table10">
        <table:table-column table:style-name="Table10.A"/>
        <table:table-row table:style-name="Table10.1">
          <table:table-cell table:style-name="Table10.A1" office:value-type="string">
            <text:p text:style-name="P26">&lt;request operationName="list" locale="en"&gt;</text:p>
            <text:p text:style-name="P25">&lt;resourceDescriptor name="" wsType="folder" uriString="/ContentFiles" isNew="false"&gt;</text:p>
            <text:p text:style-name="P25">&lt;label&gt;null&lt;/label&gt;</text:p>
            <text:p text:style-name="P25">&lt;/resourceDescriptor&gt;</text:p>
            <text:p text:style-name="P25">&lt;/request&gt;</text:p>
          </table:table-cell>
        </table:table-row>
      </table:table>
      <text:p text:style-name="Standard"><text:line-break/>Sample response:</text:p>
      <table:table table:name="Table11" table:style-name="Table11">
        <table:table-column table:style-name="Table11.A"/>
        <table:table-row table:style-name="Table11.1">
          <table:table-cell table:style-name="Table11.A1" office:value-type="string">
            <text:p text:style-name="P26">&lt;operationResult version="1.2.0"&gt;</text:p>
            <text:p text:style-name="P25">&lt;returnCode&gt;0&lt;/returnCode&gt;</text:p>
            <text:p text:style-name="P25">&lt;resourceDescriptor name="html" wsType="folder" uriString="/ContentFiles/html" isNew="false"&gt;</text:p>
            <text:p text:style-name="P25">&lt;label&gt;html&lt;/label&gt;</text:p>
            <text:p text:style-name="P25">&lt;resourceProperty name="PROP_RESOURCE_TYPE"&gt;</text:p>
            <text:p text:style-name="P25">&lt;value&gt;com.jaspersoft.jasperserver.api.metadata.common.domain.Folder&lt;/value&gt;</text:p>
            <text:p text:style-name="P25">&lt;/resourceProperty&gt;</text:p>
            <text:p text:style-name="P25">&lt;resourceProperty name="PROP_PARENT_FOLDER"&gt;</text:p>
            <text:p text:style-name="P25">&lt;value&gt;/ContentFiles&lt;/value&gt;</text:p>
            <text:p text:style-name="P25">&lt;/resourceProperty&gt;</text:p>
            <text:p text:style-name="P25">&lt;resourceProperty name="PROP_VERSION"&gt;</text:p>
            <text:p text:style-name="P25">&lt;value&gt;0&lt;/value&gt;</text:p>
            <text:p text:style-name="P25">&lt;/resourceProperty&gt;</text:p>
            <text:p text:style-name="P25">&lt;/resourceDescriptor&gt;</text:p>
            <text:p text:style-name="P25">&lt;resourceDescriptor name="pdf" wsType="folder" uriString="/ContentFiles/pdf" isNew="false"&gt;</text:p>
            <text:p text:style-name="P25">&lt;label&gt;pdf&lt;/label&gt;</text:p>
            <text:p text:style-name="P25">&lt;resourceProperty name="PROP_RESOURCE_TYPE"&gt;</text:p>
            <text:p text:style-name="P25">&lt;value&gt;com.jaspersoft.jasperserver.api.metadata.common.domain.Folder&lt;/value&gt;</text:p>
            <text:p text:style-name="P25">&lt;/resourceProperty&gt;</text:p>
            <text:p text:style-name="P25">&lt;resourceProperty name="PROP_PARENT_FOLDER"&gt;</text:p>
            <text:p text:style-name="P25">&lt;value&gt;/ContentFiles&lt;/value&gt;</text:p>
            <text:p text:style-name="P25">&lt;/resourceProperty&gt;</text:p>
            <text:p text:style-name="P25">&lt;resourceProperty name="PROP_VERSION"&gt;</text:p>
            <text:p text:style-name="P25">&lt;value&gt;0&lt;/value&gt;</text:p>
            <text:p text:style-name="P25">&lt;/resourceProperty&gt;</text:p>
            <text:p text:style-name="P25">&lt;/resourceDescriptor&gt;</text:p>
            <text:p text:style-name="P25">&lt;resourceDescriptor name="xls" wsType="folder" uriString="/ContentFiles/xls" isNew="false"&gt;</text:p>
            <text:p text:style-name="P25">&lt;label&gt;xls&lt;/label&gt;</text:p>
            <text:p text:style-name="P25"><text:soft-page-break/>&lt;resourceProperty name="PROP_RESOURCE_TYPE"&gt;</text:p>
            <text:p text:style-name="P25">&lt;value&gt;com.jaspersoft.jasperserver.api.metadata.common.domain.Folder&lt;/value&gt;</text:p>
            <text:p text:style-name="P25">&lt;/resourceProperty&gt;</text:p>
            <text:p text:style-name="P25">&lt;resourceProperty name="PROP_PARENT_FOLDER"&gt;</text:p>
            <text:p text:style-name="P25">&lt;value&gt;/ContentFiles&lt;/value&gt;</text:p>
            <text:p text:style-name="P25">&lt;/resourceProperty&gt;</text:p>
            <text:p text:style-name="P25">&lt;resourceProperty name="PROP_VERSION"&gt;</text:p>
            <text:p text:style-name="P25">&lt;value&gt;0&lt;/value&gt;</text:p>
            <text:p text:style-name="P25">&lt;/resourceProperty&gt;</text:p>
            <text:p text:style-name="P25">&lt;/resourceDescriptor&gt;</text:p>
            <text:p text:style-name="P25">&lt;/operationResult&gt;</text:p>
          </table:table-cell>
        </table:table-row>
      </table:table>
      <text:p text:style-name="Standard"><text:line-break/>When it lists a folder, the repository web service returns a set of resource descriptors: one for each resource that resides in the specified folder. Use / as the URI to identify the root folder.</text:p>
      <text:p text:style-name="Standard">Similarly, when it lists a report unit, the repository web service returns a set of resource descriptors that contain (at a minimum) the main JRXML source file. Since a resource in a report unit can be either a local resource or a reference to another repository resource, you should keep a few details in mind:</text:p>
      <text:list xml:id="list37309683" text:continue-list="list37301485" text:style-name="WW8Num19">
        <text:list-item text:start-value="1">
          <text:p text:style-name="Bullet"><text:s/>If a report unit data source is not defined locally, its <text:span text:style-name="Code">wsType</text:span> is set to <text:span text:style-name="Code">datasource</text:span>, which does not indicate the exact nature of the resource. Its type should simply be <text:span text:style-name="Code">reference</text:span>, but since the data source used by the report unit is a special child resource, it’s easy to recognize. The URI of the referenced resource is available in the <text:span text:style-name="Code">PROP_REFERENCE_URI</text:span> property.</text:p>
        </text:list-item>
        <text:list-item>
          <text:p text:style-name="Bullet">The main JRXML resource’s <text:span text:style-name="Code">wsType</text:span> is always set to <text:span text:style-name="Code">jrxml</text:span>, even if it’s a reference to an external JRXML resource. By looking at the <text:span text:style-name="Code">PROP_IS_REFERENCE</text:span> and <text:span text:style-name="Code">PROP_REFERENCE_URI</text:span> properties, you can determine where the resource is actually stored. The <text:span text:style-name="Code">PROP_RU_IS_MAIN_REPORT</text:span> property identifies the main JRXML source file of the report unit, even if the order of its children is altered.</text:p>
        </text:list-item>
        <text:list-item>
          <text:p text:style-name="Bullet">The purpose of listing a report unit is to get the list of the resources contained in the report unit. To retrieve the entire report unit (report unit resource as well as its children) at the same time, use the <text:span text:style-name="Code">get</text:span> service.</text:p>
        </text:list-item>
      </text:list>
      <text:p text:style-name="P10">The list operation also provides request arguments to get the list of all resources of a given type in the repository, for example all the report units. This use of the list operation has the following syntax:</text:p>
      <table:table table:name="Table35" table:style-name="Table35">
        <table:table-column table:style-name="Table35.A"/>
        <table:table-row table:style-name="Table35.1">
          <table:table-cell table:style-name="Table35.A1" office:value-type="string">
            <text:p text:style-name="P26">&lt;request operationName="list"&gt;</text:p>
            <text:p text:style-name="P26">&lt;argument name="LIST_RESOURCES"/&gt;</text:p>
            <text:p text:style-name="P26">&lt;argument name="RESOURCE_TYPE"&gt;reportUnit&lt;/argument&gt;</text:p>
            <text:p text:style-name="P26">&lt;argument name="PARENT_DIRECTORY"&gt;/reports&lt;/argument&gt;</text:p>
            <text:p text:style-name="P26">&lt;/request&gt;</text:p>
            <text:p text:style-name="P28">or</text:p>
            <text:p text:style-name="P26">&lt;request operationName="list"&gt;</text:p>
            <text:p text:style-name="P26">&lt;argument name="LIST_RESOURCES"/&gt;</text:p>
            <text:p text:style-name="P26">&lt;argument name="RESOURCE_TYPE"&gt;reportUnit&lt;/argument&gt;</text:p>
            <text:p text:style-name="P26">&lt;argument name="START_FROM_DIRECTORY"&gt;/reports&lt;/argument&gt;</text:p>
            <text:p text:style-name="P26">&lt;/request&gt;</text:p>
          </table:table-cell>
        </table:table-row>
      </table:table>
      <text:p text:style-name="P13"><text:span text:style-name="T18">No value is needed for the </text:span><text:span text:style-name="T19">LIST_RESOURCES</text:span><text:span text:style-name="T18"> argument. The value of the </text:span><text:span text:style-name="T19">RESOURCE_TYPE</text:span><text:span text:style-name="T18"> argument can be any value of wsType except folder. The </text:span><text:span text:style-name="T19">PARENT_DIRECTORY</text:span><text:span text:style-name="T18"> argument is the URI of the folder in which you want to look for resources. If you want to look for the resources in a branch of the repository, use the </text:span><text:span text:style-name="T19">START_FROM_DIRECTORY</text:span><text:span text:style-name="T18"> argument.</text:span></text:p>
      <text:p text:style-name="P13"><text:soft-page-break/><text:span text:style-name="T18">Several Java methods in </text:span><text:span text:style-name="T19">com.jaspersoft.jasperserver.irplugin.wsclient.WSClient</text:span><text:span text:style-name="T18"> use </text:span><text:span text:style-name="T19">LIST_RESOURCES</text:span><text:span text:style-name="T18">:</text:span></text:p>
      <text:list xml:id="list37309598" text:style-name="L1">
        <text:list-item>
          <text:p text:style-name="P53"><text:span text:style-name="T19">list(String xmlRequest)</text:span><text:span text:style-name="T8"> - Sends any custom request, including one using </text:span><text:span text:style-name="T19">LIST_RESOURCES</text:span><text:span text:style-name="T8"> as shown above.</text:span></text:p>
        </text:list-item>
        <text:list-item>
          <text:p text:style-name="P53"><text:span text:style-name="T19">listResources(String type)</text:span><text:span text:style-name="T8"> - Lists all resources of the given type in the repository visible to the logged in user.</text:span></text:p>
        </text:list-item>
        <text:list-item>
          <text:p text:style-name="P53"><text:span text:style-name="T19">listResourcesInFolder(String type, String parentFolder)</text:span><text:span text:style-name="T8"> - Lists resources of the given type in the folder.</text:span></text:p>
        </text:list-item>
        <text:list-item>
          <text:p text:style-name="P53"><text:span text:style-name="T19">listResourcesUnderFolder(String type, String ancestorFolder)</text:span><text:span text:style-name="T8"> - Lists resources of the given type in the folder and the entire tree beneath that folder.</text:span></text:p>
        </text:list-item>
      </text:list>
      <text:p text:style-name="Standard">There is a shortcut for the list operation to get the list of data sources available in the repository. To do so, set the request’s <text:span text:style-name="Code">LIST_DATASOURCES</text:span> argument to <text:span text:style-name="Code">true</text:span>.</text:p>
      <table:table table:name="Table12" table:style-name="Table12">
        <table:table-column table:style-name="Table12.A"/>
        <table:table-row table:style-name="Table12.1">
          <table:table-cell table:style-name="Table12.A1" office:value-type="string">
            <text:p text:style-name="P26">&lt;request operationName="list" locale="en"&gt;</text:p>
            <text:p text:style-name="P25">&lt;argument name="LIST_DATASOURCES"&gt;true&lt;/argument&gt;</text:p>
            <text:p text:style-name="P25">&lt;/request&gt;</text:p>
          </table:table-cell>
        </table:table-row>
      </table:table>
      <text:p text:style-name="Standard"/>
      <text:p text:style-name="Standard">Java sample code:</text:p>
      <table:table table:name="Table13" table:style-name="Table13">
        <table:table-column table:style-name="Table13.A"/>
        <table:table-row table:style-name="Table13.1">
          <table:table-cell table:style-name="Table13.A1" office:value-type="string">
            <text:p text:style-name="P26">ResourceDescriptor rd = new ResourceDescriptor();</text:p>
            <text:p text:style-name="P25">rd.setWsType( ResourceDescriptor.TYPE_FOLDER );</text:p>
            <text:p text:style-name="P25">rd.setUriString("/");</text:p>
            <text:p text:style-name="P25">List lst = wsclient.list(rd);</text:p>
          </table:table-cell>
        </table:table-row>
      </table:table>
      <text:p text:style-name="Standard"><text:line-break/>In the above sample, wsclient is an instance of <text:span text:style-name="Code">com.jaspersoft.jasperserver.irplugin.wsclient.WSClient.</text:span></text:p>
      <text:p text:style-name="P37">PHP sample:</text:p>
      <table:table table:name="Table14" table:style-name="Table14">
        <table:table-column table:style-name="Table14.A"/>
        <table:table-row table:style-name="Table14.1">
          <table:table-cell table:style-name="Table14.A1" office:value-type="string">
            <text:p text:style-name="P26">$result = ws_list("/");</text:p>
            <text:p text:style-name="P25">if (get_class($result) == 'SOAP_Fault')</text:p>
            <text:p text:style-name="P25">{</text:p>
            <text:p text:style-name="P25">$errorMessage = $result-&gt;getFault()-&gt;faultstring;</text:p>
            <text:p text:style-name="P25">}</text:p>
            <text:p text:style-name="P25">else</text:p>
            <text:p text:style-name="P25">{</text:p>
            <text:p text:style-name="P25">$folders = getResourceDescriptors($result);</text:p>
            <text:p text:style-name="P25">}</text:p>
          </table:table-cell>
        </table:table-row>
      </table:table>
      <text:p text:style-name="Standard">This PHP sample uses the client.php file found in the PHP sample provided with JasperReports Server. This file defines the most important constants you may find useful when integrating with the JasperReports Server web services, as well as useful functions that wrap the <text:span text:style-name="Code">list</text:span>, <text:span text:style-name="Code">get,</text:span> and the <text:span text:style-name="Code">runReport</text:span> operations.</text:p>
      <text:h text:style-name="Heading_20_3" text:outline-level="3"><text:bookmark text:name="__RefHeading__4991_266007976"/>Get<text:bookmark-end text:name="__RefHeading__4991_266007976"/></text:h>
      <text:p text:style-name="Standard">The get operation is used to obtain information about a resource. In the case of file resources, such as images, fonts, JRXML files, and JAR files, the resource file is attached to the response message.</text:p>
      <text:p text:style-name="Standard">This method’s behavior differs, depending on the type of object specified:</text:p>
      <text:list xml:id="list37316259" text:continue-list="list37309683" text:style-name="WW8Num19">
        <text:list-item text:start-value="1">
          <text:p text:style-name="Bullet">Generally, a simple resource descriptor is returned.</text:p>
        </text:list-item>
        <text:list-item>
          <text:p text:style-name="Bullet"><text:soft-page-break/>If you <text:span text:style-name="Code">get</text:span> a resource file, the file content is attached to the response; if you do not want the server to attach files to the response, set the request’s <text:span text:style-name="Code">NO_ATTACHMENT</text:span> argument to <text:span text:style-name="Code">true</text:span>.</text:p>
        </text:list-item>
        <text:list-item>
          <text:p text:style-name="Bullet">If you <text:span text:style-name="Code">get</text:span> a report unit, all the related resources are added as child resource descriptors to the report unit descriptor.</text:p>
        </text:list-item>
        <text:list-item>
          <text:p text:style-name="Bullet">If you <text:span text:style-name="Code">get</text:span> an input control that is based on a query, and you set the <text:span text:style-name="Code">IC_GET_QUERY_DATA</text:span> argument to the valid URI of a data source, that data source is used to execute the query and populate the resource descriptor. This can be useful when the input control must be rendered (for example, on a web page) in order to capture a value to pass when executing a report.</text:p>
        </text:list-item>
      </text:list>
      <text:p text:style-name="Standard">The following sample request gets a file resource:</text:p>
      <table:table table:name="Table15" table:style-name="Table15">
        <table:table-column table:style-name="Table15.A"/>
        <table:table-row table:style-name="Table15.1">
          <table:table-cell table:style-name="Table15.A1" office:value-type="string">
            <text:p text:style-name="P26">&lt;request operationName="get" locale="en"&gt;</text:p>
            <text:p text:style-name="P25">&lt;resourceDescriptor name="JRLogo" wsType="img" uriString="/images/JRLogo" isNew="false"&gt;</text:p>
            <text:p text:style-name="P25">&lt;label&gt;JR logo&lt;/label&gt;</text:p>
            <text:p text:style-name="P25">&lt;description&gt;JR logo&lt;/description&gt;</text:p>
            <text:p text:style-name="P25">&lt;/resourceDescriptor&gt;</text:p>
            <text:p text:style-name="P25">&lt;/request&gt;</text:p>
          </table:table-cell>
        </table:table-row>
      </table:table>
      <text:p text:style-name="Standard"><text:line-break/>The service only uses the <text:span text:style-name="Code">uriString</text:span> to identify the resource to get and check for access permissions. This means that other information present in the resource description (such as resource properties, label, and description) are not actually used or required.</text:p>
      <text:p text:style-name="Standard">If a file is attached to the response, the returned resource descriptor has the <text:span text:style-name="Code">PROP_HAS_DATA</text:span> property set to <text:span text:style-name="Code">true</text:span>. By default, the attachments format is MIME. You can use DIME attachments by specifying the USE_DIME_ATTACHMENTS argument in the request.</text:p>
      <text:p text:style-name="Standard">A get call always returns a resource descriptor. If the specified resource is not found, or the user cannot access it, an error with code 2 is returned.</text:p>
      <text:p text:style-name="P37">Java sample:</text:p>
      <table:table table:name="Table16" table:style-name="Table16">
        <table:table-column table:style-name="Table16.A"/>
        <table:table-row table:style-name="Table16.1">
          <table:table-cell table:style-name="Table16.A1" office:value-type="string">
            <text:p text:style-name="P26">String imgUri = "/images/JRLogo";</text:p>
            <text:p text:style-name="P25">ResourceDescriptor rdis = new ResourceDescriptor();</text:p>
            <text:p text:style-name="P25">rdis.setParentFolder("/images");</text:p>
            <text:p text:style-name="P25">rdis.setUriString(imgUri);</text:p>
            <text:p text:style-name="P24"/>
            <text:p text:style-name="P25">ResourceDescriptor result = wsclient.get(rdis, null);</text:p>
          </table:table-cell>
        </table:table-row>
      </table:table>
      <text:p text:style-name="Standard"><text:line-break/>PHP sample:</text:p>
      <table:table table:name="Table17" table:style-name="Table17">
        <table:table-column table:style-name="Table17.A"/>
        <table:table-row table:style-name="Table17.1">
          <table:table-cell table:style-name="Table17.A1" office:value-type="string">
            <text:p text:style-name="P26">$result = ws_get($someInputControlUri, array( IC_GET_QUERY_DATA =&gt; $someDatasourceUri ) );</text:p>
          </table:table-cell>
        </table:table-row>
      </table:table>
      <text:p text:style-name="Standard"><text:line-break/>The resource descriptor of an input control that includes data obtained by setting the <text:span text:style-name="Code">IC_GET_QUERY_DATA</text:span> argument to <text:span text:style-name="Code">true</text:span> would be similar to the following XML:</text:p>
      <table:table table:name="Table18" table:style-name="Table18">
        <table:table-column table:style-name="Table18.A"/>
        <table:table-row table:style-name="Table18.1">
          <table:table-cell table:style-name="Table18.A1" office:value-type="string">
            <text:p text:style-name="P26">&lt;resourceDescriptor name="TEST_LIST" wsType="inputControl" uriString="/MyInputControls/TEST_LIST" isNew="false"&gt;</text:p>
            <text:p text:style-name="P25">&lt;label&gt;My test list&lt;/label&gt;</text:p>
            <text:p text:style-name="P25">&lt;description&gt;My test list&lt;/description&gt;</text:p>
            <text:p text:style-name="P25">&lt;resourceProperty name="PROP_RESOURCE_TYPE"&gt;</text:p>
            <text:p text:style-name="P25">&lt;value&gt;com.jaspersoft.jasperserver.api.metadata.common.domain.InputControl&lt;/value&gt;</text:p>
            <text:p text:style-name="P25"><text:soft-page-break/>&lt;/resourceProperty&gt;</text:p>
            <text:p text:style-name="P25">&lt;resourceProperty name="PROP_PARENT_FOLDER"&gt;</text:p>
            <text:p text:style-name="P25">&lt;value&gt;/MyInputControls&lt;/value&gt;</text:p>
            <text:p text:style-name="P25">&lt;/resourceProperty&gt;</text:p>
            <text:p text:style-name="P25">&lt;resourceProperty name="PROP_VERSION"&gt;</text:p>
            <text:p text:style-name="P25">&lt;value&gt;6&lt;/value&gt;</text:p>
            <text:p text:style-name="P25">&lt;/resourceProperty&gt;</text:p>
            <text:p text:style-name="P25">&lt;resourceProperty name="PROP_HAS_DATA"&gt;</text:p>
            <text:p text:style-name="P25">&lt;value&gt;false&lt;/value&gt;</text:p>
            <text:p text:style-name="P25">&lt;/resourceProperty&gt;</text:p>
            <text:p text:style-name="P25">&lt;resourceProperty name="PROP_IS_REFERENCE"&gt;</text:p>
            <text:p text:style-name="P25">&lt;value&gt;false&lt;/value&gt;</text:p>
            <text:p text:style-name="P25">&lt;/resourceProperty&gt;</text:p>
            <text:p text:style-name="P25">&lt;resourceProperty name="PROP_INPUTCONTROL_IS_MANDATORY"&gt;</text:p>
            <text:p text:style-name="P25">&lt;value&gt;true&lt;/value&gt;</text:p>
            <text:p text:style-name="P25">&lt;/resourceProperty&gt;</text:p>
            <text:p text:style-name="P25">&lt;resourceProperty name="PROP_INPUTCONTROL_IS_READONLY"&gt;</text:p>
            <text:p text:style-name="P25">&lt;value&gt;false&lt;/value&gt;</text:p>
            <text:p text:style-name="P25">&lt;/resourceProperty&gt;</text:p>
            <text:p text:style-name="P25">&lt;resourceProperty name="PROP_INPUTCONTROL_TYPE"&gt;</text:p>
            <text:p text:style-name="P25">&lt;value&gt;7&lt;/value&gt;</text:p>
            <text:p text:style-name="P25">&lt;/resourceProperty&gt;</text:p>
            <text:p text:style-name="P25">&lt;resourceProperty name="PROP_QUERY_VALUE_COLUMN"&gt;</text:p>
            <text:p text:style-name="P25">&lt;value&gt;name&lt;/value&gt;</text:p>
            <text:p text:style-name="P25">&lt;/resourceProperty&gt;</text:p>
            <text:p text:style-name="P25">&lt;resourceProperty name="PROP_QUERY_VISIBLE_COLUMNS"&gt;</text:p>
            <text:p text:style-name="P25">&lt;resourceProperty name="PROP_QUERY_VISIBLE_COLUMN_NAME"&gt;</text:p>
            <text:p text:style-name="P25">&lt;value&gt;name&lt;/value&gt;</text:p>
            <text:p text:style-name="P25">&lt;/resourceProperty&gt;</text:p>
            <text:p text:style-name="P25">&lt;resourceProperty name="PROP_QUERY_VISIBLE_COLUMN_NAME"&gt;</text:p>
            <text:p text:style-name="P25">&lt;value&gt;phone_office&lt;/value&gt;</text:p>
            <text:p text:style-name="P25">&lt;/resourceProperty&gt;</text:p>
            <text:p text:style-name="P25">&lt;resourceProperty name="PROP_QUERY_VISIBLE_COLUMN_NAME"&gt;</text:p>
            <text:p text:style-name="P25">&lt;value&gt;billing_address_city&lt;/value&gt;</text:p>
            <text:p text:style-name="P25">&lt;/resourceProperty&gt;</text:p>
            <text:p text:style-name="P25">&lt;/resourceProperty&gt;</text:p>
            <text:p text:style-name="P29">&lt;resourceProperty name="PROP_QUERY_DATA"&gt;</text:p>
            <text:p text:style-name="P29">&lt;resourceProperty name="PROP_QUERY_DATA_ROW"&gt;</text:p>
            <text:p text:style-name="P29">&lt;value&gt;A &amp;amp; L Powers Engineering, Inc&lt;/value&gt;</text:p>
            <text:p text:style-name="P29">&lt;resourceProperty name="PROP_QUERY_DATA_ROW_COLUMN"&gt;</text:p>
            <text:p text:style-name="P29"><text:soft-page-break/>&lt;value&gt;A &amp;amp; L Powers Engineering, Inc&lt;/value&gt;</text:p>
            <text:p text:style-name="P29">&lt;/resourceProperty&gt;</text:p>
            <text:p text:style-name="P29">&lt;resourceProperty name="PROP_QUERY_DATA_ROW_COLUMN"&gt;</text:p>
            <text:p text:style-name="P29">&lt;value&gt;738-555-3283&lt;/value&gt;</text:p>
            <text:p text:style-name="P29">&lt;/resourceProperty&gt;</text:p>
            <text:p text:style-name="P29">&lt;resourceProperty name="PROP_QUERY_DATA_ROW_COLUMN"&gt;</text:p>
            <text:p text:style-name="P29">&lt;value&gt;Haney&lt;/value&gt;</text:p>
            <text:p text:style-name="P29">&lt;/resourceProperty&gt;</text:p>
            <text:p text:style-name="P29">&lt;/resourceProperty&gt;</text:p>
            <text:p text:style-name="P29">&lt;resourceProperty name="PROP_QUERY_DATA_ROW"&gt;</text:p>
            <text:p text:style-name="P29">&lt;value&gt;A &amp;amp; U Jaramillo Telecommunications, Inc&lt;/value&gt;</text:p>
            <text:p text:style-name="P29">&lt;resourceProperty name="PROP_QUERY_DATA_ROW_COLUMN"&gt;</text:p>
            <text:p text:style-name="P29">&lt;value&gt;A &amp;amp; U Jaramillo Telecommunications, Inc&lt;/value&gt;</text:p>
            <text:p text:style-name="P29">&lt;/resourceProperty&gt;</text:p>
            <text:p text:style-name="P29">&lt;resourceProperty name="PROP_QUERY_DATA_ROW_COLUMN"&gt;</text:p>
            <text:p text:style-name="P29">&lt;value&gt;564-555-6913&lt;/value&gt;</text:p>
            <text:p text:style-name="P29">&lt;/resourceProperty&gt;</text:p>
            <text:p text:style-name="P29">&lt;resourceProperty name="PROP_QUERY_DATA_ROW_COLUMN"&gt;</text:p>
            <text:p text:style-name="P29">&lt;value&gt;Walla Walla&lt;/value&gt;</text:p>
            <text:p text:style-name="P29">&lt;/resourceProperty&gt;</text:p>
            <text:p text:style-name="P29">&lt;/resourceProperty&gt;</text:p>
            <text:p text:style-name="P29">&lt;resourceProperty name="PROP_QUERY_DATA_ROW"&gt;</text:p>
            <text:p text:style-name="P29">&lt;value&gt;A &amp;amp; U Stalker Telecommunications, Inc&lt;/value&gt;</text:p>
            <text:p text:style-name="P29">&lt;resourceProperty name="PROP_QUERY_DATA_ROW_COLUMN"&gt;</text:p>
            <text:p text:style-name="P29">&lt;value&gt;A &amp;amp; U Stalker Telecommunications, Inc&lt;/value&gt;</text:p>
            <text:p text:style-name="P29">&lt;/resourceProperty&gt;</text:p>
            <text:p text:style-name="P29">&lt;resourceProperty name="PROP_QUERY_DATA_ROW_COLUMN"&gt;</text:p>
            <text:p text:style-name="P29">&lt;value&gt;323-555-1226&lt;/value&gt;</text:p>
            <text:p text:style-name="P29">&lt;/resourceProperty&gt;</text:p>
            <text:p text:style-name="P29">&lt;resourceProperty name="PROP_QUERY_DATA_ROW_COLUMN"&gt;</text:p>
            <text:p text:style-name="P29">&lt;value&gt;Mill Valley&lt;/value&gt;</text:p>
            <text:p text:style-name="P29">&lt;/resourceProperty&gt;</text:p>
            <text:p text:style-name="P29">&lt;/resourceProperty&gt;</text:p>
            <text:p text:style-name="P29">&lt;resourceProperty name="PROP_QUERY_DATA_ROW"&gt;</text:p>
            <text:p text:style-name="P29">&lt;value&gt;A &amp;amp; X Caravello Engineering, Inc&lt;/value&gt;</text:p>
            <text:p text:style-name="P29">&lt;resourceProperty name="PROP_QUERY_DATA_ROW_COLUMN"&gt;</text:p>
            <text:p text:style-name="P29">&lt;value&gt;A &amp;amp; X Caravello Engineering, Inc&lt;/value&gt;</text:p>
            <text:p text:style-name="P29">&lt;/resourceProperty&gt;</text:p>
            <text:p text:style-name="P29">&lt;resourceProperty name="PROP_QUERY_DATA_ROW_COLUMN"&gt;</text:p>
            <text:p text:style-name="P29"><text:soft-page-break/>&lt;value&gt;958-555-5890&lt;/value&gt;</text:p>
            <text:p text:style-name="P29">&lt;/resourceProperty&gt;</text:p>
            <text:p text:style-name="P29">&lt;resourceProperty name="PROP_QUERY_DATA_ROW_COLUMN"&gt;</text:p>
            <text:p text:style-name="P29">&lt;value&gt;Tlaxiaco&lt;/value&gt;</text:p>
            <text:p text:style-name="P29">&lt;/resourceProperty&gt;</text:p>
            <text:p text:style-name="P29">&lt;/resourceProperty&gt;</text:p>
            <text:p text:style-name="P29">&lt;/resourceProperty&gt;</text:p>
            <text:p text:style-name="P25">&lt;resourceDescriptor name="query" wsType="query" uriString="/MyInputControls/TEST_LIST_files/query" isNew="false"&gt;</text:p>
            <text:p text:style-name="P25">&lt;label&gt;query&lt;/label&gt;</text:p>
            <text:p text:style-name="P25">&lt;description&gt;query&lt;/description&gt;</text:p>
            <text:p text:style-name="P25">&lt;resourceProperty name="PROP_RESOURCE_TYPE"&gt;</text:p>
            <text:p text:style-name="P25">&lt;value&gt;com.jaspersoft.jasperserver.api.metadata.common.domain.Query&lt;/value&gt;</text:p>
            <text:p text:style-name="P25">&lt;/resourceProperty&gt;</text:p>
            <text:p text:style-name="P25">&lt;resourceProperty name="PROP_PARENT_FOLDER"&gt;</text:p>
            <text:p text:style-name="P25">&lt;value&gt;/MyInputControls/TEST_LIST_files&lt;/value&gt;</text:p>
            <text:p text:style-name="P25">&lt;/resourceProperty&gt;</text:p>
            <text:p text:style-name="P25">&lt;resourceProperty name="PROP_VERSION"&gt;</text:p>
            <text:p text:style-name="P25">&lt;value&gt;1&lt;/value&gt;</text:p>
            <text:p text:style-name="P25">&lt;/resourceProperty&gt;</text:p>
            <text:p text:style-name="P25">&lt;resourceProperty name="PROP_HAS_DATA"&gt;</text:p>
            <text:p text:style-name="P25">&lt;value&gt;false&lt;/value&gt;</text:p>
            <text:p text:style-name="P25">&lt;/resourceProperty&gt;</text:p>
            <text:p text:style-name="P25">&lt;resourceProperty name="PROP_IS_REFERENCE"&gt;</text:p>
            <text:p text:style-name="P25">&lt;value&gt;false&lt;/value&gt;</text:p>
            <text:p text:style-name="P25">&lt;/resourceProperty&gt;</text:p>
            <text:p text:style-name="P25">&lt;resourceProperty name="PROP_QUERY"&gt;</text:p>
            <text:p text:style-name="P25">&lt;value&gt;SELECT name, phone_office, billing_address_city FROM accounts order by name&lt;/value&gt;</text:p>
            <text:p text:style-name="P25">&lt;/resourceProperty&gt;</text:p>
            <text:p text:style-name="P25">&lt;resourceProperty name="PROP_QUERY_LANGUAGE"&gt;</text:p>
            <text:p text:style-name="P25">&lt;value&gt;sql&lt;/value&gt;</text:p>
            <text:p text:style-name="P25">&lt;/resourceProperty&gt;</text:p>
            <text:p text:style-name="P25">&lt;resourceDescriptor name="" wsType="datasource" uriString="" isNew="false"&gt;</text:p>
            <text:p text:style-name="P25">&lt;label&gt;null&lt;/label&gt;</text:p>
            <text:p text:style-name="P25">&lt;resourceProperty name="PROP_REFERENCE_URI"&gt;</text:p>
            <text:p text:style-name="P25">&lt;value&gt;/datasources/JServerJdbcDS&lt;/value&gt;</text:p>
            <text:p text:style-name="P25">&lt;/resourceProperty&gt;</text:p>
            <text:p text:style-name="P25">&lt;resourceProperty name="PROP_IS_REFERENCE"&gt;</text:p>
            <text:p text:style-name="P25">&lt;value&gt;true&lt;/value&gt;</text:p>
            <text:p text:style-name="P25">&lt;/resourceProperty&gt;</text:p>
            <text:p text:style-name="P25">&lt;/resourceDescriptor&gt;</text:p>
            <text:p text:style-name="P25"><text:soft-page-break/>&lt;/resourceDescriptor&gt;</text:p>
            <text:p text:style-name="P25">&lt;/resourceDescriptor&gt;</text:p>
          </table:table-cell>
        </table:table-row>
      </table:table>
      <text:p text:style-name="Standard">The query result is a set of rows that represents the full set of possible values for the input control. For each row, the repository web service returns the value that the <text:span text:style-name="Code">runReport</text:span> service expects for that particular option in the input control. Each row also includes the column values that should be displayed in the input control when prompting users.</text:p>
      <text:p text:style-name="Standard"/>
      <text:p text:style-name="Standard"><draw:frame draw:style-name="fr2" draw:name="graphics1" text:anchor-type="as-char" svg:width="5.7516in" svg:height="3.7465in" draw:z-index="0"><draw:image xlink:href="Pictures/20000006000039120000252D62456AA8.wmf" xlink:type="simple" xlink:show="embed" xlink:actuate="onLoad"/></draw:frame></text:p>
      <text:p text:style-name="Standard">The screenshot above shows single and multiple select input controls based on queries, as they are rendered by the iReport plugin for JasperReports Server. When the web services run report units, the rendering of input controls is left to the client application. The best way to proceed is:</text:p>
      <text:list xml:id="list37315784" text:continue-list="list37316259" text:style-name="WW8Num19">
        <text:list-item text:start-value="1">
          <text:p text:style-name="Bullet"><text:span text:style-name="Code">get</text:span> the report unit;</text:p>
        </text:list-item>
        <text:list-item>
          <text:p text:style-name="Bullet">check for query-based input controls by looking at the <text:span text:style-name="Code">PROP_INPUTCONTROL_TYPE</text:span> resource property or each child resource descriptor where <text:span text:style-name="Code">wsType</text:span> is equal to <text:span text:style-name="Code">inputControl</text:span>;</text:p>
        </text:list-item>
        <text:list-item>
          <text:p text:style-name="Bullet"><text:span text:style-name="Code">get</text:span> each query based input control by setting the <text:span text:style-name="Code">IC_GET_QUERY_DATA</text:span> argument to <text:span text:style-name="Code">true</text:span>;</text:p>
        </text:list-item>
        <text:list-item>
          <text:p text:style-name="Bullet">render the input controls (if used in the report unit), being mindful of the input control properties (such as read only and mandatory). </text:p>
        </text:list-item>
        <text:list-item>
          <text:p text:style-name="Bullet">call the <text:span text:style-name="Code">runReport</text:span> service and pass the user-selected values (refer to section <text:bookmark-ref text:reference-format="chapter" text:ref-name="_Ref157416227">2.3.7</text:bookmark-ref> “<text:bookmark-ref text:reference-format="text" text:ref-name="_Ref157416231">runReport</text:bookmark-ref>” on page <text:bookmark-ref text:reference-format="page" text:ref-name="_Ref157416233">22</text:bookmark-ref> for details).</text:p>
        </text:list-item>
      </text:list>
      <text:p text:style-name="Standard">The rows are stored in the <text:span text:style-name="Code">PROP_QUERY_DATA</text:span> resource property: for each row, a child resource property named <text:span text:style-name="Code">PROP_QUERY_DATA_ROW</text:span> contains the value and a set of children that contain the column values; these last resource properties are named <text:span text:style-name="Code">PROP_QUERY_DATA_ROW_COLUMN</text:span>.</text:p>
      <text:p text:style-name="Standard">The following schema may elucidate the whole data structure.</text:p>
      <table:table table:name="Table19" table:style-name="Table19">
        <table:table-column table:style-name="Table19.A"/>
        <table:table-row table:style-name="Table19.1">
          <table:table-cell table:style-name="Table19.A1" office:value-type="string">
            <text:p text:style-name="P26">PROP_QUERY_DATA</text:p>
            <text:p text:style-name="P25">(</text:p>
            <text:p text:style-name="P25">PROP_QUERY_DATA_ROW, value</text:p>
            <text:p text:style-name="P25">(</text:p>
            <text:p text:style-name="P25"><text:soft-page-break/>PROP_QUERY_DATA_ROW_COLUMN, value</text:p>
            <text:p text:style-name="P25">PROP_QUERY_DATA_ROW_COLUMN, value</text:p>
            <text:p text:style-name="P25">PROP_QUERY_DATA_ROW_COLUMN, value</text:p>
            <text:p text:style-name="P25">... </text:p>
            <text:p text:style-name="P25">)</text:p>
            <text:p text:style-name="P24"/>
            <text:p text:style-name="P25">PROP_QUERY_DATA_ROW, value</text:p>
            <text:p text:style-name="P25">(</text:p>
            <text:p text:style-name="P25">PROP_QUERY_DATA_ROW_COLUMN, value</text:p>
            <text:p text:style-name="P25">PROP_QUERY_DATA_ROW_COLUMN, value</text:p>
            <text:p text:style-name="P25">PROP_QUERY_DATA_ROW_COLUMN, value</text:p>
            <text:p text:style-name="P25">... </text:p>
            <text:p text:style-name="P25">)</text:p>
            <text:p text:style-name="P24"/>
            <text:p text:style-name="P25">PROP_QUERY_DATA_ROW, value</text:p>
            <text:p text:style-name="P25">(</text:p>
            <text:p text:style-name="P25">PROP_QUERY_DATA_ROW_COLUMN, value</text:p>
            <text:p text:style-name="P25">PROP_QUERY_DATA_ROW_COLUMN, value</text:p>
            <text:p text:style-name="P25">PROP_QUERY_DATA_ROW_COLUMN, value</text:p>
            <text:p text:style-name="P25">... </text:p>
            <text:p text:style-name="P25">)</text:p>
            <text:p text:style-name="P25">)</text:p>
          </table:table-cell>
        </table:table-row>
      </table:table>
      <text:p text:style-name="Standard">In Java, to simplify response processing, the <text:span text:style-name="Code">ResourceDescriptor</text:span> class provides the <text:span text:style-name="Code">getQueryData()</text:span> method that returns a list of <text:span text:style-name="Code">InputControlQueryDataRow</text:span>, which is a convenient class containing all the row information (row and column values).</text:p>
      <text:h text:style-name="Heading_20_3" text:outline-level="3"><text:bookmark text:name="__RefHeading__4993_266007976"/>Put<text:bookmark-end text:name="__RefHeading__4993_266007976"/></text:h>
      <text:p text:style-name="Standard"><text:span text:style-name="T3">The </text:span><text:span text:style-name="Code">put</text:span><text:span text:style-name="T3"> operation </text:span>adds new resources to the repository or modifies existing ones. Whether the service adds or modifies a resource depends on whether the request’s <text:span text:style-name="Code">isNew</text:span> resource descriptor attribute is set to <text:span text:style-name="Code">true</text:span>. The parent URI of the new resource must exist, and can be the repository root (/). When modifying a resource, you must provide the whole resource descriptor; the changes do not impact child resources.</text:p>
      <text:p text:style-name="Standard">The following XML code creates a folder called <text:span text:style-name="Code">test</text:span> inside the folder <text:span text:style-name="Code">/reports/samples</text:span>:</text:p>
      <table:table table:name="Table20" table:style-name="Table20">
        <table:table-column table:style-name="Table20.A"/>
        <table:table-row table:style-name="Table20.1">
          <table:table-cell table:style-name="Table20.A1" office:value-type="string">
            <text:p text:style-name="P26">&lt;request operationName="put" locale="en"&gt;</text:p>
            <text:p text:style-name="P25">&lt;resourceDescriptor name="test" wsType="folder" uriString="/reports/samples/test" isNew="true"&gt;</text:p>
            <text:p text:style-name="P25">&lt;label&gt;Test&lt;/label&gt;</text:p>
            <text:p text:style-name="P25">&lt;description&gt;This is a test&lt;/description&gt;</text:p>
            <text:p text:style-name="P25">&lt;resourceProperty name="PROP_PARENT_FOLDER"&gt;</text:p>
            <text:p text:style-name="P25">&lt;value&gt;/reports/samples&lt;/value&gt;</text:p>
            <text:p text:style-name="P25">&lt;/resourceProperty&gt;</text:p>
            <text:p text:style-name="P25">&lt;/resourceDescriptor&gt;</text:p>
            <text:p text:style-name="P25">&lt;/request&gt;</text:p>
          </table:table-cell>
        </table:table-row>
      </table:table>
      <text:p text:style-name="Standard"><text:soft-page-break/><text:line-break/>When adding a file resource, the data must be added as an attachment to the SOAP request, and the <text:span text:style-name="Code">PROP_HAS_DATA</text:span> property must be set to <text:span text:style-name="Code">true</text:span>. When modifying a file resource, you only need to attach the file if it must be replaced; otherwise <text:span text:style-name="Code">PROP_HAS_DATA</text:span> can be set to <text:span text:style-name="Code">false</text:span>. In this case, the properties you provide are changed (for example, the label and the description). </text:p>
      <text:p text:style-name="Standard">The following Java sample creates a new image resource in the repository using the sample classes provided with JasperReports Server:</text:p>
      <table:table table:name="Table21" table:style-name="Table21">
        <table:table-column table:style-name="Table21.A"/>
        <table:table-row table:style-name="Table21.1">
          <table:table-cell table:style-name="Table21.A1" office:value-type="string">
            <text:p text:style-name="P26">ResourceDescriptor rdis = new ResourceDescriptor();</text:p>
            <text:p text:style-name="P25">rdis.setResourceType(ResourceDescriptor.TYPE_IMAGE);</text:p>
            <text:p text:style-name="P25">rdis.setName("testImageName");</text:p>
            <text:p text:style-name="P25">rdis.setLabel("TestImageLabel");</text:p>
            <text:p text:style-name="P25">rdis.setDescription("Test Image Description");</text:p>
            <text:p text:style-name="P25">rdis.setParentFolder("/images");</text:p>
            <text:p text:style-name="P25">rdis.setUriString(rdis.getParentFolder() + "/" + rdis.getName());</text:p>
            <text:p text:style-name="P25">rdis.setWsType(ResourceDescriptor.TYPE_IMAGE);</text:p>
            <text:p text:style-name="P24"/>
            <text:p text:style-name="P25">File img = new File("/some/file/logo.jpg"));</text:p>
            <text:p text:style-name="P24"/>
            <text:p text:style-name="P25">rdis.setHasData(true);</text:p>
            <text:p text:style-name="P25">rdis.setIsNew(true);</text:p>
            <text:p text:style-name="P24"/>
            <text:p text:style-name="P25">ResourceDescriptor result = wsclient.addOrModifyResource(rdis, img);</text:p>
          </table:table-cell>
        </table:table-row>
      </table:table>
      <text:p text:style-name="Standard"/>
      <text:p text:style-name="Standard">Working with report units is a bit more complicated. When creating a new report unit, the request must contain a child JRXML resource descriptor where the <text:span text:style-name="Code">PROP_RU_IS_MAIN_REPORT </text:span>property is set to <text:span text:style-name="Code">true</text:span>. This resource becomes the main JRXML of the report unit. If it is defined locally to the report, the file must be attached to the SOAP request (in this case, the parent URI for report unit’s children is not relevant, and can be set to something like <text:span text:style-name="Code">&lt;report unit parent uri&gt;/&lt;report unit name&gt;_files</text:span>).</text:p>
      <text:p text:style-name="Standard">If the the report unit’s main JRXML already resides in the repository, the descriptor is still defined as a JRXML resource (that is, the <text:span text:style-name="Code">wsType</text:span><text:span text:style-name="T11"> </text:span>property must be set to <text:span text:style-name="Code">jrxml</text:span>), and the PROP_FILERESOURCE_REFERENCE_URI property must be set to the URI of the correct JRXML resource in the repository.</text:p>
      <text:p text:style-name="Standard">A second child resource is recognized during creation: a data source descriptor of the data source that the server will use to run the report. This resource is optional, and can be defined either locally to the report unit or as a reference to another resource in the repository:</text:p>
      <text:list xml:id="list37298322" text:continue-list="list37315784" text:style-name="WW8Num19">
        <text:list-item text:start-value="1">
          <text:p text:style-name="Bullet">When the data source is defined locally, the resource’s <text:span text:style-name="Code">wsType</text:span> must be a valid data source type, such as <text:span text:style-name="Code">jdbc</text:span>, <text:span text:style-name="Code">jndi</text:span>, or <text:span text:style-name="Code">bean</text:span>. </text:p>
        </text:list-item>
        <text:list-item>
          <text:p text:style-name="Bullet">If the data source is defined elsewhere in the repository, its <text:span text:style-name="Code">wsType</text:span> must be set to <text:span text:style-name="Code">datasource</text:span>, which indicates<text:span text:style-name="Code"> </text:span>an undefined resource that can be used as a data source, and its <text:span text:style-name="Code">PROP_FILERESOURCE_IS_REFERENCE</text:span> property must be set to <text:span text:style-name="Code">true</text:span>. The resource’s actual URI must be set in the <text:span text:style-name="Code">PROP_FILERESOURCE_REFERENCE_URI</text:span> property. </text:p>
        </text:list-item>
      </text:list>
      <text:p text:style-name="Standard">Other resources such as input controls and subreports, must be added separately using the <text:span text:style-name="Code">put</text:span> operation to modify the report unit.</text:p>
      <text:p text:style-name="Standard"><text:soft-page-break/>Creating, modifying, and removing resources in a report unit is similar to working with resources in a folder. The main difference is that you must set the request’s <text:span text:style-name="Code">MODIFY_REPORTUNIT_URI</text:span> argument to the URI of the report unit you want to modify. You cannot remove the JRXML resource flagged as main JRXML, but can replace or modify it. The repository web service doesn’t allow you to add more than a single data source to the report unit; the report unit is always run against this data source.</text:p>
      <text:h text:style-name="Heading_20_3" text:outline-level="3"><text:bookmark text:name="__RefHeading__4995_266007976"/>Delete<text:bookmark-end text:name="__RefHeading__4995_266007976"/></text:h>
      <text:p text:style-name="Standard">This operation deletes resources from the repository. If the specified resource is located in a report unit, you must set the request’s <text:span text:style-name="Code">MODIFY_REPORTUNIT_URI</text:span> argument to the URI of the report unit you want to modify.</text:p>
      <text:p text:style-name="Standard">If you are deleting a folder, all its content is removed recursively. There is no way to recover a deleted resource or folder, so use caution when calling this service.</text:p>
      <text:p text:style-name="Standard">The following sample request deletes a resource from a report unit:</text:p>
      <table:table table:name="Table22" table:style-name="Table22">
        <table:table-column table:style-name="Table22.A"/>
        <table:table-row table:style-name="Table22.1">
          <table:table-cell table:style-name="Table22.A1" office:value-type="string">
            <text:p text:style-name="P26">&lt;request operationName="delete" locale="en"&gt;</text:p>
            <text:p text:style-name="P25">&lt;argument name="MODIFY_REPORTUNIT_URI"&gt;/reports/JD_New_report&lt;/argument&gt;</text:p>
            <text:p text:style-name="P25">&lt;resourceDescriptor name="test_img" wsType="img" uriString="/reports/JD_New_report_files/test_img"&gt;</text:p>
            <text:p text:style-name="P25">&lt;label&gt;test image&lt;/label&gt;</text:p>
            <text:p text:style-name="P25">&lt;description&gt;test image&lt;/description&gt;</text:p>
            <text:p text:style-name="P25">&lt;/resourceDescriptor&gt;</text:p>
            <text:p text:style-name="P25">&lt;/request&gt;</text:p>
          </table:table-cell>
        </table:table-row>
      </table:table>
      <text:h text:style-name="Heading_20_3" text:outline-level="3"><text:bookmark text:name="__RefHeading__4997_266007976"/>Move<text:bookmark-end text:name="__RefHeading__4997_266007976"/></text:h>
      <text:p text:style-name="Standard">This operation moves a repository folder or resource to a different location/folder in the repository. <text:s/>The operation exposes the API repository service moveResource and moveFolder methods.</text:p>
      <text:p text:style-name="Standard">The operation expects (as part of the request) a resource descriptor that identifies the resource or folder to be moved. <text:s/>The new location of the resource/folder must be provioded as the value of the DESTINATION_URI request argument. <text:s/>The destination URI must resolve to an existing repository folder.</text:p>
      <text:p text:style-name="Standard">The following request moves the report unit located at /Reports/NewReport to /MyReports:</text:p>
      <table:table table:name="Table33" table:style-name="Table33">
        <table:table-column table:style-name="Table33.A"/>
        <table:table-row table:style-name="Table33.1">
          <table:table-cell table:style-name="Table33.A1" office:value-type="string">
            <text:p text:style-name="P26"><text:bookmark-start text:name="DDE_LINK"/>&lt;request operationName="move" locale="en"</text:p>
            <text:p text:style-name="P25">&lt;argument name="DESTINATION_URI"&gt;/MyReports&lt;/argument&gt;</text:p>
            <text:p text:style-name="P25">&lt;resourceDescriptor name="NewReport" wsType="reportUnit" uriString="/Reports/NewReport"&gt;</text:p>
            <text:p text:style-name="P25">&lt;/resourceDescriptor&gt;</text:p>
            <text:p text:style-name="P25">&lt;/request&gt;<text:bookmark-end text:name="DDE_LINK"/></text:p>
          </table:table-cell>
        </table:table-row>
      </table:table>
      <text:h text:style-name="Heading_20_3" text:outline-level="3"><text:bookmark text:name="__RefHeading__4999_266007976"/>Copy<text:bookmark-end text:name="__RefHeading__4999_266007976"/></text:h>
      <text:p text:style-name="Standard">This operation creates in the repository a copy of an existing resource or folder. <text:s/>The operation exposes the repository service copyResource and copyFolder API methods.</text:p>
      <text:p text:style-name="Standard">The resource or folder to be copied is sent as the resource descriptor of the request; the caller does not need to provide the full resource information but only the information required to locate the resource.</text:p>
      <text:p text:style-name="Standard">The full location of the copy must be provided as the value of the DESTINATION_URI request argument. <text:s/>If this location already exists in the repostiroy at the moment the operation is called, the server automatically changes the name part of the destination URI and saves the resource or folder copy at the new URI.</text:p>
      <text:p text:style-name="Standard">The copy operation response includes a descritpor for the saved resource or folder copy. <text:s/>The response descriptor is particularly useful in determining whether the copy has been created at the specified destination URI or at a different/generated URI.</text:p>
      <text:p text:style-name="Standard">When a folder is being copied, all its subfolders and contained resources are recursively copied.</text:p>
      <text:p text:style-name="Standard"><text:soft-page-break/>The following request copies the report unit located at /Reports/NewReport to /MyReports/NewReportCopy:</text:p>
      <table:table table:name="Table34" table:style-name="Table34">
        <table:table-column table:style-name="Table34.A"/>
        <table:table-row table:style-name="Table34.1">
          <table:table-cell table:style-name="Table34.A1" office:value-type="string">
            <text:p text:style-name="P26"><text:bookmark-start text:name="DDE_LINK1"/>&lt;request operationName="copy" locale="en"</text:p>
            <text:p text:style-name="P25">&lt;argument name="DESTINATION_URI"&gt;/MyReports/NewReportCopy&lt;/argument&gt;</text:p>
            <text:p text:style-name="P25">&lt;resourceDescriptor name="NewReport" wsType="reportUnit" uriString="/Reports/NewReport"&gt;</text:p>
            <text:p text:style-name="P25">&lt;/resourceDescriptor&gt;</text:p>
            <text:p text:style-name="P25">&lt;/request&gt;<text:bookmark-end text:name="DDE_LINK1"/></text:p>
          </table:table-cell>
        </table:table-row>
      </table:table>
      <text:h text:style-name="Heading_20_3" text:outline-level="3" text:is-list-header="true"/>
      <text:h text:style-name="Heading_20_3" text:outline-level="3"><text:bookmark-start text:name="_Ref179697328"/><text:bookmark-start text:name="_Ref179697326"/><text:bookmark-start text:name="_Ref179697322"/><text:bookmark-start text:name="_Ref157416233"/><text:bookmark-start text:name="_Ref157416231"/><text:bookmark-start text:name="_Ref157416227"/><text:bookmark text:name="__RefHeading__5001_266007976"/>runReport<text:bookmark-end text:name="_Ref179697328"/><text:bookmark-end text:name="_Ref179697326"/><text:bookmark-end text:name="_Ref179697322"/><text:bookmark-end text:name="_Ref157416233"/><text:bookmark-end text:name="_Ref157416231"/><text:bookmark-end text:name="_Ref157416227"/><text:bookmark-end text:name="__RefHeading__5001_266007976"/></text:h>
      <text:p text:style-name="Standard"><text:span text:style-name="T3">This operation executes a report on the server, and returns the report’s results in the specified format. </text:span>The client application is responsible for prompting users for values to pass to any input controls defined in the report, as shown in the following sample request XML:</text:p>
      <table:table table:name="Table23" table:style-name="Table23">
        <table:table-column table:style-name="Table23.A"/>
        <table:table-row table:style-name="Table23.1">
          <table:table-cell table:style-name="Table23.A1" office:value-type="string">
            <text:p text:style-name="P26">&lt;request operationName="runReport" locale="en"&gt;</text:p>
            <text:p text:style-name="P25">&lt;argument name="RUN_OUTPUT_FORMAT"&gt;JRPRINT&lt;/argument&gt;</text:p>
            <text:p text:style-name="P25">&lt;resourceDescriptor name="" wsType=""</text:p>
            <text:p text:style-name="P25">uriString="/reports/samples/EmployeeAccounts"</text:p>
            <text:p text:style-name="P25">isNew="false"&gt;</text:p>
            <text:p text:style-name="P25">&lt;label&gt;null&lt;/label&gt;</text:p>
            <text:p text:style-name="P25">&lt;parameter name="EmployeeID"&gt;emil_id&lt;/parameter&gt;</text:p>
            <text:p text:style-name="P25">&lt;parameter name="TEST_LIST" isListItem="true"&gt;A &amp;amp; L Powers Engineering, Inc&lt;/parameter&gt;</text:p>
            <text:p text:style-name="P25">&lt;parameter name="TEST_LIST" isListItem="true"&gt;A &amp;amp; U Jaramillo Telecom, Inc&lt;/parameter&gt;</text:p>
            <text:p text:style-name="P25">&lt;parameter name="TEST_LIST" isListItem="true"&gt;A &amp;amp; U Stalker Telecom, Inc&lt;/parameter&gt;</text:p>
            <text:p text:style-name="P25">&lt;/resourceDescriptor&gt;</text:p>
            <text:p text:style-name="P25">&lt;/request&gt;</text:p>
          </table:table-cell>
        </table:table-row>
      </table:table>
      <text:p text:style-name="Standard"><text:line-break/>This example shows a parameter tag:</text:p>
      <table:table table:name="Table24" table:style-name="Table24">
        <table:table-column table:style-name="Table24.A"/>
        <table:table-column table:style-name="Table24.B"/>
        <table:table-row table:style-name="Table24.1">
          <table:table-cell table:style-name="Table24.A1" office:value-type="string">
            <text:list xml:id="list37305694" text:style-name="WW8Num28">
              <text:list-item>
                <text:p text:style-name="P67"/>
              </text:list-item>
            </text:list>
          </table:table-cell>
          <table:table-cell table:style-name="Table24.B1" office:value-type="string">
            <text:p text:style-name="P35">&lt;!ELEMENT parameter (#PCDATA)&gt;</text:p>
          </table:table-cell>
        </table:table-row>
        <table:table-row table:style-name="Table24.1">
          <table:table-cell table:style-name="Table24.A1" office:value-type="string">
            <text:list xml:id="list37307576" text:continue-numbering="true" text:style-name="WW8Num28">
              <text:list-item>
                <text:p text:style-name="P67"/>
              </text:list-item>
            </text:list>
          </table:table-cell>
          <table:table-cell table:style-name="Table24.B1" office:value-type="string">
            <text:p text:style-name="P35"/>
          </table:table-cell>
        </table:table-row>
        <table:table-row table:style-name="Table24.1">
          <table:table-cell table:style-name="Table24.A1" office:value-type="string">
            <text:list xml:id="list37299416" text:continue-numbering="true" text:style-name="WW8Num28">
              <text:list-item>
                <text:p text:style-name="P67"/>
              </text:list-item>
            </text:list>
          </table:table-cell>
          <table:table-cell table:style-name="Table24.B1" office:value-type="string">
            <text:p text:style-name="P35">&lt;!ATTLIST parameter</text:p>
          </table:table-cell>
        </table:table-row>
        <table:table-row table:style-name="Table24.1">
          <table:table-cell table:style-name="Table24.A1" office:value-type="string">
            <text:list xml:id="list37316111" text:continue-numbering="true" text:style-name="WW8Num28">
              <text:list-item>
                <text:p text:style-name="P67"/>
              </text:list-item>
            </text:list>
          </table:table-cell>
          <table:table-cell table:style-name="Table24.B1" office:value-type="string">
            <text:p text:style-name="P35">name CDATA #REQUIRED</text:p>
          </table:table-cell>
        </table:table-row>
        <table:table-row table:style-name="Table24.1">
          <table:table-cell table:style-name="Table24.A1" office:value-type="string">
            <text:list xml:id="list37316628" text:continue-numbering="true" text:style-name="WW8Num28">
              <text:list-item>
                <text:p text:style-name="P67"/>
              </text:list-item>
            </text:list>
          </table:table-cell>
          <table:table-cell table:style-name="Table24.B1" office:value-type="string">
            <text:p text:style-name="P35">isListItem ( true | false ) false</text:p>
          </table:table-cell>
        </table:table-row>
      </table:table>
      <text:p text:style-name="Standard"><text:span text:style-name="T11"><text:line-break/></text:span><text:span text:style-name="Code">Name</text:span> (on line 4) refers to the input control to set. If the input control is of type multi-select, the list of selected values is composed of a set of parameter tags that have the same names and have the <text:span text:style-name="Code">isListItem</text:span> attribute set to <text:span text:style-name="Code">true</text:span>, indicating that the parameter is part of a list.</text:p>
      <text:p text:style-name="P37"><text:span text:style-name="T1">Notes</text:span>:</text:p>
      <text:list xml:id="list37294524" text:continue-list="list37298322" text:style-name="WW8Num19">
        <text:list-item text:start-value="1">
          <text:p text:style-name="Bullet">Parameter values are all treated as strings; only number, string, and date/time values are allowed.</text:p>
        </text:list-item>
        <text:list-item>
          <text:p text:style-name="Bullet">Numbers cannot include punctuation for the digit grouping symbol (thousands separator) and must use a period (.) as the decimal separator (if the relative parameter is not an integer).</text:p>
        </text:list-item>
        <text:list-item>
          <text:p text:style-name="Bullet">Dates and date/times must be represented as the number of milliseconds since January 1, 1970, 00:00:00 GMT.</text:p>
        </text:list-item>
      </text:list>
      <text:h text:style-name="Heading_20_4" text:outline-level="4"><text:bookmark text:name="__RefHeading__5003_266007976"/>Report Output<text:bookmark-end text:name="__RefHeading__5003_266007976"/></text:h>
      <text:p text:style-name="Standard">The files produced are attached to the response. Specify the final format of the report by setting the request <text:span text:style-name="Code">RUN_OUTPUT_FORMAT</text:span> argument. Its possible values are: <text:span text:style-name="Code">PDF</text:span>, <text:span text:style-name="Code">JRPRINT</text:span>, <text:span text:style-name="Code">HTML</text:span>, <text:span text:style-name="Code">XLS</text:span>, <text:span text:style-name="Code">XML</text:span>, <text:span text:style-name="Code">CSV</text:span> and <text:span text:style-name="Code">RTF.</text:span> The default is <text:span text:style-name="Code">PDF</text:span>.</text:p>
      <text:p text:style-name="Standard"><text:soft-page-break/>If the final format is set to <text:span text:style-name="Code">JRPRINT</text:span>, the data attached to the response contains a serialized instance of a JasperPrint object. This is the best format to use for clients in Java environments, because it provides the Java client with access to all of JasperReports’ export options, and only relies on the server to fill the report.</text:p>
      <text:p text:style-name="Standard">The following Java code shows how to access the serialized object and get the JasperPrint object:</text:p>
      <table:table table:name="Table25" table:style-name="Table25">
        <table:table-column table:style-name="Table25.A"/>
        <table:table-row table:style-name="Table25.1">
          <table:table-cell table:style-name="Table25.A1" office:value-type="string">
            <text:p text:style-name="P35">FileContent content = null;</text:p>
            <text:p text:style-name="CodeTable">if (attachments != null &amp;&amp; !attachments.isEmpty()) {</text:p>
            <text:p text:style-name="CodeTable"/>
            <text:p text:style-name="CodeTable">content = (FileContent)(attachments.values().toArray()[0]);</text:p>
            <text:p text:style-name="CodeTable">}</text:p>
            <text:p text:style-name="CodeTable"/>
            <text:p text:style-name="CodeTable">if (content == null) {</text:p>
            <text:p text:style-name="CodeTable">throw new Exception("No JasperPrint");</text:p>
            <text:p text:style-name="CodeTable">}</text:p>
            <text:p text:style-name="CodeTable"/>
            <text:p text:style-name="CodeTable">InputStream is = new ByteArrayInputStream(content.getData());</text:p>
            <text:p text:style-name="CodeTable"/>
            <text:p text:style-name="CodeTable">JasperPrint print = (JasperPrint) JRLoader.loadObject(is);</text:p>
          </table:table-cell>
        </table:table-row>
      </table:table>
      <text:p text:style-name="Standard">If the specified output format is HTML, the URI for images can be set using the <text:span text:style-name="Code">RUN_OUTPUT_IMAGES_URI</text:span> argument: the default value is <text:span text:style-name="Code">images/</text:span>. If images are found, they are attached to the response.</text:p>
      <text:p text:style-name="Standard">If only a single page needs to be printed, use the <text:span text:style-name="Code">RUN_OUTPUT_PAGE</text:span> argument, which must contain the index of page to fill.</text:p>
      <text:h text:style-name="Heading_20_4" text:outline-level="4"><text:bookmark text:name="__RefHeading__5005_266007976"/>Report Locales<text:bookmark-end text:name="__RefHeading__5005_266007976"/></text:h>
      <text:p text:style-name="Standard">Reports that have resource bundles for localiztaion can be generated in a specific languages when the locale is passed using the REPORT_LOCALE built-in report parameter. If this parameter is not specified in the web service request, the report locale defaults to the request's locale. If no locale was specified for the reuqest, the report is generated in the server's default locale.</text:p>
      <text:p text:style-name="Standard">The following XML fragment shows a request to run a report in the Italian locale, which is passed as the value of the REPORT_LOCALE built-in report parameter:</text:p>
      <table:table table:name="Table26" table:style-name="Table26">
        <table:table-column table:style-name="Table26.A"/>
        <table:table-row table:style-name="Table26.1">
          <table:table-cell table:style-name="Table26.A1" office:value-type="string">
            <text:p text:style-name="P35"><text:span text:style-name="Code">&lt;request operationName="runReport" locale="fr"&gt;</text:span></text:p>
            <text:p text:style-name="CodeTable"><text:span text:style-name="Code">&lt;argument name="RUN_OUTPUT_FORMAT"&gt;JRPRINT&lt;/argument&gt;</text:span></text:p>
            <text:p text:style-name="CodeTable"><text:span text:style-name="Code">&lt;resourceDescriptor name="" wsType="" </text:span></text:p>
            <text:p text:style-name="CodeTable"><text:span text:style-name="Code">uriString="/reports/samples/EmployeeAccounts"</text:span></text:p>
            <text:p text:style-name="CodeTable"><text:span text:style-name="Code">isNew="false"&gt;</text:span></text:p>
            <text:p text:style-name="CodeTable"><text:span text:style-name="Code">&lt;label&gt;null&lt;/label&gt;</text:span></text:p>
            <text:p text:style-name="CodeTable"><text:span text:style-name="Code">&lt;parameter name="REPORT_LOCALE"&gt;&lt;![CDATA[it]]&gt;&lt;/parameter&gt;</text:span></text:p>
            <text:p text:style-name="CodeTable"><text:span text:style-name="Code">&lt;parameter name="EmployeeID"&gt;emil_id&lt;/parameter&gt;</text:span></text:p>
            <text:p text:style-name="CodeTable"><text:span text:style-name="Code">&lt;/resourceDescriptor&gt;</text:span></text:p>
            <text:p text:style-name="CodeTable"><text:span text:style-name="Code">&lt;/request&gt;</text:span></text:p>
          </table:table-cell>
        </table:table-row>
      </table:table>
      <text:p text:style-name="Standard"><text:line-break/>If the built-in report parameter is removed from this request, the report is generated in French, based on the locale attribute of the request.</text:p>
      <text:h text:style-name="Heading_20_2" text:outline-level="2"><text:bookmark text:name="__RefHeading__5007_266007976"/>Errors and Implementation Suggestions<text:bookmark-end text:name="__RefHeading__5007_266007976"/></text:h>
      <text:h text:style-name="Heading_20_3" text:outline-level="3"><text:bookmark text:name="__RefHeading__5009_266007976"/>Errors<text:bookmark-end text:name="__RefHeading__5009_266007976"/></text:h>
      <text:p text:style-name="Standard">When the repository web service returns a code other than 0, an error has occurred during the server execution. The exact error is described in the message field of the operation result.</text:p>
      <text:p text:style-name="Standard">If the problem is environmental, such as an incorrect service URL, an incorrect user name or password, network errors, or an unavailable service, a web services error is retuned.</text:p>
      <text:p text:style-name="Standard">The following shows an Axis connection refused error:</text:p>
      <table:table table:name="Table27" table:style-name="Table27">
        <table:table-column table:style-name="Table27.A"/>
        <table:table-row table:style-name="Table27.1">
          <table:table-cell table:style-name="Table27.A1" office:value-type="string">
            <text:p text:style-name="P26">AxisFault</text:p>
            <text:p text:style-name="P25">faultCode: {http://schemas.xmlsoap.org/soap/envelope/}Server.userException</text:p>
            <text:p text:style-name="P25"><text:soft-page-break/>faultSubcode:</text:p>
            <text:p text:style-name="P29">faultString: java.net.ConnectException: Connection refused: connect</text:p>
            <text:p text:style-name="P25">faultActor:</text:p>
            <text:p text:style-name="P25">faultNode:</text:p>
            <text:p text:style-name="P25">faultDetail:</text:p>
            <text:p text:style-name="P25">{http://xml.apache.org/axis/}stackTrace:java.net.ConnectException: Connection refused: connect</text:p>
            <text:p text:style-name="P25">at java.net.PlainSocketImpl.socketConnect(Native Method)</text:p>
            <text:p text:style-name="P25">at java.net.PlainSocketImpl.doConnect(PlainSocketImpl.java:333)</text:p>
            <text:p text:style-name="P25">at java.net.PlainSocketImpl.connectToAddress(PlainSocketImpl.java:195)</text:p>
            <text:p text:style-name="P25">at java.net.PlainSocketImpl.connect(PlainSocketImpl.java:182)</text:p>
            <text:p text:style-name="P25">at java.net.SocksSocketImpl.connect(SocksSocketImpl.java:366)</text:p>
          </table:table-cell>
        </table:table-row>
      </table:table>
      <text:p text:style-name="Standard"><text:line-break/>The following shows an Axis user name/password error:</text:p>
      <table:table table:name="Table28" table:style-name="Table28">
        <table:table-column table:style-name="Table28.A"/>
        <table:table-row table:style-name="Table28.1">
          <table:table-cell table:style-name="Table28.A1" office:value-type="string">
            <text:p text:style-name="P26">AxisFault</text:p>
            <text:p text:style-name="P25">faultCode: {http://xml.apache.org/axis/}HTTP</text:p>
            <text:p text:style-name="P25">faultSubcode:</text:p>
            <text:p text:style-name="P29">faultString: (401)Bad credentials</text:p>
            <text:p text:style-name="P25">faultActor:</text:p>
            <text:p text:style-name="P25">faultNode:</text:p>
            <text:p text:style-name="P25">faultDetail:</text:p>
            <text:p text:style-name="P25">{}:return code: 401</text:p>
            <text:p text:style-name="P25">&amp;lt;html&amp;gt;&amp;lt;head&amp;gt;&amp;lt;title&amp;gt;Apache Tomcat/5.5.16 - Error re</text:p>
            <text:p text:style-name="P25">port&amp;lt;/title&amp;gt;&amp;lt;style&amp;gt;&amp;lt;!--H1 {font-family:Tahoma,Arial,sans-serif;co</text:p>
            <text:p text:style-name="P25">lor:white;background-color:#525D76;font-size:22px;} H2 {font-family:Tahoma,Arial</text:p>
            <text:p text:style-name="P25">,sans-serif;color:white;background-color:#525D76;font-size:16px;} H3 {font-famil</text:p>
            <text:p text:style-name="P25">y:Tahoma,Arial,sans-serif;color:white;background-color:#525D76;font-size:14px;}</text:p>
            <text:p text:style-name="P25">BODY {font-family:Tahoma,Arial,sans-serif;color:black;background-color:white;} B</text:p>
            <text:p text:style-name="P25">{font-family:Tahoma,Arial,sans-serif;color:white;background-color:#525D76;} P {</text:p>
            <text:p text:style-name="P25">font-family:Tahoma,Arial,sans-serif;background:white;color:black;font-size:12px;</text:p>
            <text:p text:style-name="P25">}A {color : black;}A.name {color : black;}HR {color : #525D76;}--&amp;gt;&amp;lt;/style&amp;</text:p>
            <text:p text:style-name="P25">gt; &amp;lt;/head&amp;gt;&amp;lt;body&amp;gt;&amp;lt;h1&amp;gt;HTTP Status 401 - Bad credentials&amp;lt;/h1&amp;</text:p>
            <text:p text:style-name="P25">gt;&amp;lt;HR size=&amp;quot;1&amp;quot; noshade=&amp;quot;noshade&amp;quot;&amp;gt;&amp;lt;p&amp;gt;&amp;lt;b&amp;gt;ty</text:p>
            <text:p text:style-name="P25">pe&amp;lt;/b&amp;gt; Status report&amp;lt;/p&amp;gt;&amp;lt;p&amp;gt;&amp;lt;b&amp;gt;message&amp;lt;/b&amp;gt; &amp;lt;u&amp;gt</text:p>
            <text:p text:style-name="P25">;Bad credentials&amp;lt;/u&amp;gt;&amp;lt;/p&amp;gt;&amp;lt;p&amp;gt;&amp;lt;b&amp;gt;description&amp;lt;/b&amp;gt; &amp;lt;</text:p>
            <text:p text:style-name="P25">u&amp;gt;This request requires HTTP authentication (Bad credentials).&amp;lt;/u&amp;gt;&amp;lt;/</text:p>
            <text:p text:style-name="P25">p&amp;gt;&amp;lt;HR size=&amp;quot;1&amp;quot; noshade=&amp;quot;noshade&amp;quot;&amp;gt;&amp;lt;h3&amp;gt;Apache T</text:p>
            <text:p text:style-name="P25">omcat/5.5.16&amp;lt;/h3&amp;gt;&amp;lt;/body&amp;gt;&amp;lt;/html&amp;gt;</text:p>
            <text:p text:style-name="P25">{http://xml.apache.org/axis/}HttpErrorCode:401</text:p>
            <text:p text:style-name="P24"/>
            <text:p text:style-name="P25">(401)Bad credentials</text:p>
            <text:p text:style-name="P25"><text:soft-page-break/>at org.apache.axis.transport.http.HTTPSender.readFromSocket(HTTPSender.java:744)</text:p>
            <text:p text:style-name="P25">at org.apache.axis.transport.http.HTTPSender.invoke(HTTPSender.java:144)</text:p>
            <text:p text:style-name="P25">at org.apache.axis.strategies.InvocationStrategy.visit(InvocationStrategy.java:32)</text:p>
            <text:p text:style-name="P25">at org.apache.axis.SimpleChain.doVisiting(SimpleChain.java:118)</text:p>
            <text:p text:style-name="P25">at org.apache.axis.SimpleChain.invoke(SimpleChain.java:83)</text:p>
            <text:p text:style-name="P25">at org.apache.axis.client.AxisClient.invoke(AxisClient.java:165)</text:p>
          </table:table-cell>
        </table:table-row>
      </table:table>
      <text:p text:style-name="Standard"/>
      <text:h text:style-name="Heading_20_3" text:outline-level="3"><text:bookmark text:name="__RefHeading__5011_266007976"/>Implementation Suggestions<text:bookmark-end text:name="__RefHeading__5011_266007976"/></text:h>
      <text:p text:style-name="Standard">The iReport plugin for JasperReports Server relies on the repository web service described in this document.</text:p>
      <text:p text:style-name="Standard">If you use Java, Jaspersoft recommends that you familiarize yourself with the plugin’s source code, as it can help you understand how best to implement your own web services client. It is included in JasperReports Server Professional and is also available on SourceForge at:<text:line-break/><text:a xlink:type="simple" xlink:href="http://sourceforge.net/project/showfiles.php?group_id=162962"><text:span text:style-name="Internet_20_link">http://sourceforge.net/project/showfiles.php?group_id=162962</text:span></text:a></text:p>
      <text:p text:style-name="Standard">Download the ZIP file that contains the iReport plugin.</text:p>
      <text:p text:style-name="Standard">In particular, the following classes can be very illuminating:</text:p>
      <text:p text:style-name="Standard"><text:span text:style-name="Code">com.jaspersoft.jasperserver.irplugin.wsclient.WSClient</text:span></text:p>
      <text:p text:style-name="Standard"><text:span text:style-name="Code">com.jaspersoft.jasperserver.irplugin.JServer</text:span></text:p>
      <text:p text:style-name="P36">The first class implements the majority of the client code, including invoking the web services, attaching files to requests, and reading files from a response. The second class stores the URL, user name, and password to connect to the web service. With these two classes, it is easy to write an entire client.</text:p>
      <text:p text:style-name="Standard">For example:</text:p>
      <table:table table:name="Table29" table:style-name="Table29">
        <table:table-column table:style-name="Table29.A"/>
        <table:table-column table:style-name="Table29.B"/>
        <table:table-row table:style-name="Table29.1">
          <table:table-cell table:style-name="Table29.A1" office:value-type="string">
            <text:list xml:id="list37307283" text:continue-list="list37316628" text:style-name="WW8Num28">
              <text:list-item text:start-value="1">
                <text:p text:style-name="P67"/>
              </text:list-item>
            </text:list>
          </table:table-cell>
          <table:table-cell table:style-name="Table29.B1" office:value-type="string">
            <text:p text:style-name="P35">import net.sf.jasperreports.engine.JasperPrint;</text:p>
          </table:table-cell>
        </table:table-row>
        <table:table-row table:style-name="Table29.1">
          <table:table-cell table:style-name="Table29.A1" office:value-type="string">
            <text:list xml:id="list37300203" text:continue-numbering="true" text:style-name="WW8Num28">
              <text:list-item>
                <text:p text:style-name="P68"/>
              </text:list-item>
            </text:list>
          </table:table-cell>
          <table:table-cell table:style-name="Table29.B1" office:value-type="string">
            <text:p text:style-name="P35">import com.jaspersoft.jasperserver.irplugin.JServer;</text:p>
          </table:table-cell>
        </table:table-row>
        <table:table-row table:style-name="Table29.1">
          <table:table-cell table:style-name="Table29.A1" office:value-type="string">
            <text:list xml:id="list37305068" text:continue-numbering="true" text:style-name="WW8Num28">
              <text:list-item>
                <text:p text:style-name="P68"/>
              </text:list-item>
            </text:list>
          </table:table-cell>
          <table:table-cell table:style-name="Table29.B1" office:value-type="string">
            <text:p text:style-name="P35">import com.jaspersoft.jasperserver.api.metadata.xml.domain.impl.*;</text:p>
          </table:table-cell>
        </table:table-row>
        <table:table-row table:style-name="Table29.1">
          <table:table-cell table:style-name="Table29.A1" office:value-type="string">
            <text:list xml:id="list37321082" text:continue-numbering="true" text:style-name="WW8Num28">
              <text:list-item>
                <text:p text:style-name="P68"/>
              </text:list-item>
            </text:list>
          </table:table-cell>
          <table:table-cell table:style-name="Table29.B1" office:value-type="string">
            <text:p text:style-name="P35"/>
          </table:table-cell>
        </table:table-row>
        <table:table-row table:style-name="Table29.1">
          <table:table-cell table:style-name="Table29.A1" office:value-type="string">
            <text:list xml:id="list37318669" text:continue-numbering="true" text:style-name="WW8Num28">
              <text:list-item>
                <text:p text:style-name="P68"/>
              </text:list-item>
            </text:list>
          </table:table-cell>
          <table:table-cell table:style-name="Table29.B1" office:value-type="string">
            <text:p text:style-name="P35">public class MyJIClient {</text:p>
          </table:table-cell>
        </table:table-row>
        <table:table-row table:style-name="Table29.1">
          <table:table-cell table:style-name="Table29.A1" office:value-type="string">
            <text:list xml:id="list37317328" text:continue-numbering="true" text:style-name="WW8Num28">
              <text:list-item>
                <text:p text:style-name="P68"/>
              </text:list-item>
            </text:list>
          </table:table-cell>
          <table:table-cell table:style-name="Table29.B1" office:value-type="string">
            <text:p text:style-name="P35"/>
          </table:table-cell>
        </table:table-row>
        <table:table-row table:style-name="Table29.1">
          <table:table-cell table:style-name="Table29.A1" office:value-type="string">
            <text:list xml:id="list37306239" text:continue-numbering="true" text:style-name="WW8Num28">
              <text:list-item>
                <text:p text:style-name="P68"/>
              </text:list-item>
            </text:list>
          </table:table-cell>
          <table:table-cell table:style-name="Table29.B1" office:value-type="string">
            <text:p text:style-name="P35">private JServer server = null;</text:p>
          </table:table-cell>
        </table:table-row>
        <table:table-row table:style-name="Table29.1">
          <table:table-cell table:style-name="Table29.A1" office:value-type="string">
            <text:list xml:id="list37294396" text:continue-numbering="true" text:style-name="WW8Num28">
              <text:list-item>
                <text:p text:style-name="P68"/>
              </text:list-item>
            </text:list>
          </table:table-cell>
          <table:table-cell table:style-name="Table29.B1" office:value-type="string">
            <text:p text:style-name="P35"/>
          </table:table-cell>
        </table:table-row>
        <table:table-row table:style-name="Table29.1">
          <table:table-cell table:style-name="Table29.A1" office:value-type="string">
            <text:list xml:id="list37294237" text:continue-numbering="true" text:style-name="WW8Num28">
              <text:list-item>
                <text:p text:style-name="P68"/>
              </text:list-item>
            </text:list>
          </table:table-cell>
          <table:table-cell table:style-name="Table29.B1" office:value-type="string">
            <text:p text:style-name="P35">public MyJIClient(String webServiceUrl, String username, String password)</text:p>
          </table:table-cell>
        </table:table-row>
        <table:table-row table:style-name="Table29.1">
          <table:table-cell table:style-name="Table29.A1" office:value-type="string">
            <text:list xml:id="list37308644" text:continue-numbering="true" text:style-name="WW8Num28">
              <text:list-item>
                <text:p text:style-name="P68"/>
              </text:list-item>
            </text:list>
          </table:table-cell>
          <table:table-cell table:style-name="Table29.B1" office:value-type="string">
            <text:p text:style-name="P35">{</text:p>
          </table:table-cell>
        </table:table-row>
        <table:table-row table:style-name="Table29.1">
          <table:table-cell table:style-name="Table29.A1" office:value-type="string">
            <text:list xml:id="list37322816" text:continue-numbering="true" text:style-name="WW8Num28">
              <text:list-item>
                <text:p text:style-name="P68"/>
              </text:list-item>
            </text:list>
          </table:table-cell>
          <table:table-cell table:style-name="Table29.B1" office:value-type="string">
            <text:p text:style-name="P35">server = new JServer();</text:p>
          </table:table-cell>
        </table:table-row>
        <table:table-row table:style-name="Table29.1">
          <table:table-cell table:style-name="Table29.A1" office:value-type="string">
            <text:list xml:id="list37318470" text:continue-numbering="true" text:style-name="WW8Num28">
              <text:list-item>
                <text:p text:style-name="P68"/>
              </text:list-item>
            </text:list>
          </table:table-cell>
          <table:table-cell table:style-name="Table29.B1" office:value-type="string">
            <text:p text:style-name="P35">server.setUsername(username);</text:p>
          </table:table-cell>
        </table:table-row>
        <table:table-row table:style-name="Table29.1">
          <table:table-cell table:style-name="Table29.A1" office:value-type="string">
            <text:list xml:id="list37323218" text:continue-numbering="true" text:style-name="WW8Num28">
              <text:list-item>
                <text:p text:style-name="P68"/>
              </text:list-item>
            </text:list>
          </table:table-cell>
          <table:table-cell table:style-name="Table29.B1" office:value-type="string">
            <text:p text:style-name="P35">server.setPassword(password);</text:p>
          </table:table-cell>
        </table:table-row>
        <table:table-row table:style-name="Table29.1">
          <table:table-cell table:style-name="Table29.A1" office:value-type="string">
            <text:list xml:id="list37293697" text:continue-numbering="true" text:style-name="WW8Num28">
              <text:list-item>
                <text:p text:style-name="P68"/>
              </text:list-item>
            </text:list>
          </table:table-cell>
          <table:table-cell table:style-name="Table29.B1" office:value-type="string">
            <text:p text:style-name="P35">server.setUrl(webServiceUrl);</text:p>
          </table:table-cell>
        </table:table-row>
        <table:table-row table:style-name="Table29.1">
          <table:table-cell table:style-name="Table29.A1" office:value-type="string">
            <text:list xml:id="list37302765" text:continue-numbering="true" text:style-name="WW8Num28">
              <text:list-item>
                <text:p text:style-name="P68"/>
              </text:list-item>
            </text:list>
          </table:table-cell>
          <table:table-cell table:style-name="Table29.B1" office:value-type="string">
            <text:p text:style-name="P35">}</text:p>
          </table:table-cell>
        </table:table-row>
        <table:table-row table:style-name="Table29.1">
          <table:table-cell table:style-name="Table29.A1" office:value-type="string">
            <text:list xml:id="list37316602" text:continue-numbering="true" text:style-name="WW8Num28">
              <text:list-item>
                <text:p text:style-name="P68"/>
              </text:list-item>
            </text:list>
          </table:table-cell>
          <table:table-cell table:style-name="Table29.B1" office:value-type="string">
            <text:p text:style-name="P35">public java.util.List list(String uri) throws Exception</text:p>
          </table:table-cell>
        </table:table-row>
        <table:table-row table:style-name="Table29.1">
          <table:table-cell table:style-name="Table29.A1" office:value-type="string">
            <text:list xml:id="list37301991" text:continue-numbering="true" text:style-name="WW8Num28">
              <text:list-item>
                <text:p text:style-name="P69"/>
              </text:list-item>
            </text:list>
          </table:table-cell>
          <table:table-cell table:style-name="Table29.B1" office:value-type="string">
            <text:p text:style-name="P35">{</text:p>
          </table:table-cell>
        </table:table-row>
        <table:table-row table:style-name="Table29.1">
          <table:table-cell table:style-name="Table29.A1" office:value-type="string">
            <text:list xml:id="list37323032" text:continue-numbering="true" text:style-name="WW8Num28">
              <text:list-item>
                <text:p text:style-name="P68"/>
              </text:list-item>
            </text:list>
          </table:table-cell>
          <table:table-cell table:style-name="Table29.B1" office:value-type="string">
            <text:p text:style-name="P35">ResourceDescriptor rd = new ResourceDescriptor();</text:p>
          </table:table-cell>
        </table:table-row>
        <table:table-row table:style-name="Table29.1">
          <table:table-cell table:style-name="Table29.A1" office:value-type="string">
            <text:list xml:id="list37302029" text:continue-numbering="true" text:style-name="WW8Num28">
              <text:list-item>
                <text:p text:style-name="P68"/>
              </text:list-item>
            </text:list>
          </table:table-cell>
          <table:table-cell table:style-name="Table29.B1" office:value-type="string">
            <text:p text:style-name="P35">rd.setWsType( ResourceDescriptor.TYPE_FOLDER);</text:p>
          </table:table-cell>
        </table:table-row>
        <table:table-row table:style-name="Table29.1">
          <table:table-cell table:style-name="Table29.A1" office:value-type="string">
            <text:list xml:id="list37301058" text:continue-numbering="true" text:style-name="WW8Num28">
              <text:list-item>
                <text:p text:style-name="P68"/>
              </text:list-item>
            </text:list>
          </table:table-cell>
          <table:table-cell table:style-name="Table29.B1" office:value-type="string">
            <text:p text:style-name="P35">rd.setUriString(uri);</text:p>
          </table:table-cell>
        </table:table-row>
        <table:table-row table:style-name="Table29.1">
          <table:table-cell table:style-name="Table29.A1" office:value-type="string">
            <text:list xml:id="list37292373" text:continue-numbering="true" text:style-name="WW8Num28">
              <text:list-item>
                <text:p text:style-name="P68"/>
              </text:list-item>
            </text:list>
          </table:table-cell>
          <table:table-cell table:style-name="Table29.B1" office:value-type="string">
            <text:p text:style-name="P35">return server.getWSClient().list(rd);</text:p>
          </table:table-cell>
        </table:table-row>
        <table:table-row table:style-name="Table29.1">
          <table:table-cell table:style-name="Table29.A1" office:value-type="string">
            <text:list xml:id="list37292084" text:continue-numbering="true" text:style-name="WW8Num28">
              <text:list-item>
                <text:p text:style-name="P68"/>
              </text:list-item>
            </text:list>
          </table:table-cell>
          <table:table-cell table:style-name="Table29.B1" office:value-type="string">
            <text:p text:style-name="P35">}</text:p>
          </table:table-cell>
        </table:table-row>
        <table:table-row table:style-name="Table29.1">
          <table:table-cell table:style-name="Table29.A1" office:value-type="string">
            <text:list xml:id="list37309632" text:continue-numbering="true" text:style-name="WW8Num28">
              <text:list-item>
                <text:p text:style-name="P68"/>
              </text:list-item>
            </text:list>
          </table:table-cell>
          <table:table-cell table:style-name="Table29.B1" office:value-type="string">
            <text:p text:style-name="P35">public ResourceDescriptor get(String uri) throws Exception</text:p>
          </table:table-cell>
        </table:table-row>
        <table:table-row table:style-name="Table29.1">
          <table:table-cell table:style-name="Table29.A1" office:value-type="string">
            <text:list xml:id="list37312088" text:continue-numbering="true" text:style-name="WW8Num28">
              <text:list-item>
                <text:p text:style-name="P69"/>
              </text:list-item>
            </text:list>
          </table:table-cell>
          <table:table-cell table:style-name="Table29.B1" office:value-type="string">
            <text:p text:style-name="P35">{</text:p>
          </table:table-cell>
        </table:table-row>
        <table:table-row table:style-name="Table29.1">
          <table:table-cell table:style-name="Table29.A1" office:value-type="string">
            <text:list xml:id="list37299150" text:continue-numbering="true" text:style-name="WW8Num28">
              <text:list-item>
                <text:p text:style-name="P68"/>
              </text:list-item>
            </text:list>
          </table:table-cell>
          <table:table-cell table:style-name="Table29.B1" office:value-type="string">
            <text:p text:style-name="P35">return get(uri, null);</text:p>
          </table:table-cell>
        </table:table-row>
        <table:table-row table:style-name="Table29.1">
          <table:table-cell table:style-name="Table29.A1" office:value-type="string">
            <text:list xml:id="list37317856" text:continue-numbering="true" text:style-name="WW8Num28">
              <text:list-item>
                <text:p text:style-name="P68"/>
              </text:list-item>
            </text:list>
          </table:table-cell>
          <table:table-cell table:style-name="Table29.B1" office:value-type="string">
            <text:p text:style-name="P35">} </text:p>
          </table:table-cell>
        </table:table-row>
        <table:table-row table:style-name="Table29.1">
          <table:table-cell table:style-name="Table29.A1" office:value-type="string">
            <text:list xml:id="list37317818" text:continue-numbering="true" text:style-name="WW8Num28">
              <text:list-item>
                <text:p text:style-name="P68"/>
              </text:list-item>
            </text:list>
          </table:table-cell>
          <table:table-cell table:style-name="Table29.B1" office:value-type="string">
            <text:p text:style-name="P35">public ResourceDescriptor get(String uri, java.util.List args) throws Exception</text:p>
          </table:table-cell>
        </table:table-row>
        <table:table-row table:style-name="Table29.1">
          <table:table-cell table:style-name="Table29.A1" office:value-type="string">
            <text:list xml:id="list37309867" text:continue-numbering="true" text:style-name="WW8Num28">
              <text:list-item>
                <text:p text:style-name="P68"/>
              </text:list-item>
            </text:list>
          </table:table-cell>
          <table:table-cell table:style-name="Table29.B1" office:value-type="string">
            <text:p text:style-name="P35">{</text:p>
          </table:table-cell>
        </table:table-row>
        <table:table-row table:style-name="Table29.1">
          <table:table-cell table:style-name="Table29.A1" office:value-type="string">
            <text:list xml:id="list37319758" text:continue-numbering="true" text:style-name="WW8Num28">
              <text:list-item>
                <text:p text:style-name="P68"/>
              </text:list-item>
            </text:list>
          </table:table-cell>
          <table:table-cell table:style-name="Table29.B1" office:value-type="string">
            <text:p text:style-name="P35">ResourceDescriptor rd = new ResourceDescriptor();</text:p>
          </table:table-cell>
        </table:table-row>
        <text:soft-page-break/>
        <table:table-row table:style-name="Table29.1">
          <table:table-cell table:style-name="Table29.A1" office:value-type="string">
            <text:list xml:id="list37298995" text:continue-numbering="true" text:style-name="WW8Num28">
              <text:list-item>
                <text:p text:style-name="P69"/>
              </text:list-item>
            </text:list>
          </table:table-cell>
          <table:table-cell table:style-name="Table29.B1" office:value-type="string">
            <text:p text:style-name="P35">rd.setWsType( ResourceDescriptor.TYPE_REPORTUNIT);</text:p>
          </table:table-cell>
        </table:table-row>
        <table:table-row table:style-name="Table29.1">
          <table:table-cell table:style-name="Table29.A1" office:value-type="string">
            <text:list xml:id="list37318797" text:continue-numbering="true" text:style-name="WW8Num28">
              <text:list-item>
                <text:p text:style-name="P68"/>
              </text:list-item>
            </text:list>
          </table:table-cell>
          <table:table-cell table:style-name="Table29.B1" office:value-type="string">
            <text:p text:style-name="P35">rd.setUriString(uri);</text:p>
          </table:table-cell>
        </table:table-row>
        <table:table-row table:style-name="Table29.1">
          <table:table-cell table:style-name="Table29.A1" office:value-type="string">
            <text:list xml:id="list37319452" text:continue-numbering="true" text:style-name="WW8Num28">
              <text:list-item>
                <text:p text:style-name="P68"/>
              </text:list-item>
            </text:list>
          </table:table-cell>
          <table:table-cell table:style-name="Table29.B1" office:value-type="string">
            <text:p text:style-name="P35">return server.getWSClient().get(rd, null,args);</text:p>
          </table:table-cell>
        </table:table-row>
        <table:table-row table:style-name="Table29.1">
          <table:table-cell table:style-name="Table29.A1" office:value-type="string">
            <text:list xml:id="list37323147" text:continue-numbering="true" text:style-name="WW8Num28">
              <text:list-item>
                <text:p text:style-name="P68"/>
              </text:list-item>
            </text:list>
          </table:table-cell>
          <table:table-cell table:style-name="Table29.B1" office:value-type="string">
            <text:p text:style-name="P35">} </text:p>
          </table:table-cell>
        </table:table-row>
        <table:table-row table:style-name="Table29.1">
          <table:table-cell table:style-name="Table29.A1" office:value-type="string">
            <text:list xml:id="list37311008" text:continue-numbering="true" text:style-name="WW8Num28">
              <text:list-item>
                <text:p text:style-name="P68"/>
              </text:list-item>
            </text:list>
          </table:table-cell>
          <table:table-cell table:style-name="Table29.B1" office:value-type="string">
            <text:p text:style-name="P35">public JasperPrint runReport(String reportUri, java.util.Map parameters) throws Exception</text:p>
          </table:table-cell>
        </table:table-row>
        <table:table-row table:style-name="Table29.1">
          <table:table-cell table:style-name="Table29.A1" office:value-type="string">
            <text:list xml:id="list37319207" text:continue-numbering="true" text:style-name="WW8Num28">
              <text:list-item>
                <text:p text:style-name="P68"/>
              </text:list-item>
            </text:list>
          </table:table-cell>
          <table:table-cell table:style-name="Table29.B1" office:value-type="string">
            <text:p text:style-name="P35">{</text:p>
          </table:table-cell>
        </table:table-row>
        <table:table-row table:style-name="Table29.1">
          <table:table-cell table:style-name="Table29.A1" office:value-type="string">
            <text:list xml:id="list37293161" text:continue-numbering="true" text:style-name="WW8Num28">
              <text:list-item>
                <text:p text:style-name="P68"/>
              </text:list-item>
            </text:list>
          </table:table-cell>
          <table:table-cell table:style-name="Table29.B1" office:value-type="string">
            <text:p text:style-name="P35">ResourceDescriptor rd = new ResourceDescriptor();</text:p>
          </table:table-cell>
        </table:table-row>
        <table:table-row table:style-name="Table29.1">
          <table:table-cell table:style-name="Table29.A1" office:value-type="string">
            <text:list xml:id="list37322638" text:continue-numbering="true" text:style-name="WW8Num28">
              <text:list-item>
                <text:p text:style-name="P68"/>
              </text:list-item>
            </text:list>
          </table:table-cell>
          <table:table-cell table:style-name="Table29.B1" office:value-type="string">
            <text:p text:style-name="P35">rd.setWsType( ResourceDescriptor.TYPE_REPORTUNIT);</text:p>
          </table:table-cell>
        </table:table-row>
        <table:table-row table:style-name="Table29.1">
          <table:table-cell table:style-name="Table29.A1" office:value-type="string">
            <text:list xml:id="list37293460" text:continue-numbering="true" text:style-name="WW8Num28">
              <text:list-item>
                <text:p text:style-name="P69"/>
              </text:list-item>
            </text:list>
          </table:table-cell>
          <table:table-cell table:style-name="Table29.B1" office:value-type="string">
            <text:p text:style-name="P35">rd.setUriString(reportUri);</text:p>
          </table:table-cell>
        </table:table-row>
        <table:table-row table:style-name="Table29.1">
          <table:table-cell table:style-name="Table29.A1" office:value-type="string">
            <text:list xml:id="list37315998" text:continue-numbering="true" text:style-name="WW8Num28">
              <text:list-item>
                <text:p text:style-name="P68"/>
              </text:list-item>
            </text:list>
          </table:table-cell>
          <table:table-cell table:style-name="Table29.B1" office:value-type="string">
            <text:p text:style-name="P35">return server.getWSClient().runReport(rd, parameters);</text:p>
          </table:table-cell>
        </table:table-row>
        <table:table-row table:style-name="Table29.1">
          <table:table-cell table:style-name="Table29.A1" office:value-type="string">
            <text:list xml:id="list37318125" text:continue-numbering="true" text:style-name="WW8Num28">
              <text:list-item>
                <text:p text:style-name="P68"/>
              </text:list-item>
            </text:list>
          </table:table-cell>
          <table:table-cell table:style-name="Table29.B1" office:value-type="string">
            <text:p text:style-name="P35">} </text:p>
          </table:table-cell>
        </table:table-row>
        <table:table-row table:style-name="Table29.1">
          <table:table-cell table:style-name="Table29.A1" office:value-type="string">
            <text:list xml:id="list37298086" text:continue-numbering="true" text:style-name="WW8Num28">
              <text:list-item>
                <text:p text:style-name="P68"/>
              </text:list-item>
            </text:list>
          </table:table-cell>
          <table:table-cell table:style-name="Table29.B1" office:value-type="string">
            <text:p text:style-name="P35">}</text:p>
          </table:table-cell>
        </table:table-row>
      </table:table>
      <text:p text:style-name="P36"><text:line-break/>This example class allows you to execute the list, get, and runReport operations of the repository web service. Please refer to the iReport plugin for a more extensive implementation of the web services.</text:p>
      <text:p text:style-name="Standard"><text:s/>To compile and use the class, you need the following JAR files (which can be taken from the iReport plugin archive):</text:p>
      <text:list xml:id="list37320380" text:continue-list="list37294524" text:style-name="WW8Num19">
        <text:list-item text:start-value="1">
          <text:p text:style-name="Bullet">activation-1.1.jar</text:p>
        </text:list-item>
        <text:list-item>
          <text:p text:style-name="Bullet">axis-1.4.jar</text:p>
        </text:list-item>
        <text:list-item>
          <text:p text:style-name="Bullet">commons-discovery-0.2.jar</text:p>
        </text:list-item>
        <text:list-item>
          <text:p text:style-name="Bullet">commons-codec-1.3.jar</text:p>
        </text:list-item>
        <text:list-item>
          <text:p text:style-name="Bullet">jasperserver-common-ws-1.2.jar</text:p>
        </text:list-item>
        <text:list-item>
          <text:p text:style-name="Bullet">jasperserver-ireport-plugin-1.2.jar</text:p>
        </text:list-item>
        <text:list-item>
          <text:p text:style-name="Bullet">jaxrpc.jar</text:p>
        </text:list-item>
        <text:list-item>
          <text:p text:style-name="Bullet">mail-1.4.jar</text:p>
        </text:list-item>
        <text:list-item>
          <text:p text:style-name="Bullet">saaj.jar</text:p>
        </text:list-item>
        <text:list-item>
          <text:p text:style-name="Bullet">wsdl4j-1.5.1.jar</text:p>
        </text:list-item>
      </text:list>
      <text:p text:style-name="P36">Most of these JAR files are from the Axis2 package, with these exceptions ():</text:p>
      <text:list xml:id="list37292072" text:continue-list="list37320380" text:style-name="WW8Num19">
        <text:list-item text:start-value="1">
          <text:p text:style-name="Bullet">activation-1.1.jar</text:p>
        </text:list-item>
        <text:list-item>
          <text:p text:style-name="Bullet">mail-1.4.jar</text:p>
        </text:list-item>
      </text:list>
      <text:p text:style-name="Standard">If necessary, you can marshal and unmarshal request and response objects by using the following classes:</text:p>
      <text:list xml:id="list37305734" text:continue-list="list37292072" text:style-name="WW8Num19">
        <text:list-item text:start-value="1">
          <text:p text:style-name="Bullet"><text:span text:style-name="Code">com.jaspersoft.jasperserver.ws.xml.Marshaller</text:span></text:p>
        </text:list-item>
        <text:list-item>
          <text:p text:style-name="Bullet"><text:span text:style-name="Code">com.jaspersoft.jasperserver.ws.xml.Unmarshaller</text:span></text:p>
        </text:list-item>
      </text:list>
      <text:p text:style-name="Standard">If you use a development environment other than Java (such as .NET), you can easily generate a client from the WSDL.</text:p>
      <text:h text:style-name="P57" text:outline-level="1"><text:bookmark text:name="__RefHeading__5013_266007976"/>Report Scheduling Web Service<text:bookmark-end text:name="__RefHeading__5013_266007976"/></text:h>
      <text:p text:style-name="Standard">The scheduling web service exposes JasperReports Server’s report scheduling functionality to integrating applications by the means of a dedicated web service. The web service is the equivalent of the API report scheduling service (com.jaspersoft.jasperserver.api.engine.scheduling.service.ReportSchedulingService) and exposes the same operations as this API service.</text:p>
      <text:p text:style-name="Standard">The service works via XML-RPC calls that use the SOAP encoding. It uses the HTTP protocol to send and receive requests and responses. By default, it is deployed at <text:span text:style-name="Code">/services/ReportScheduler</text:span>. You can retrieve the service WSDL (Web Service Description Language) document by appending <text:span text:style-name="Code">?wsdl</text:span> to the service URL. For example:</text:p>
      <text:p text:style-name="P38">http://localhost:8080/services/ReportScheduler/?wsdl</text:p>
      <text:h text:style-name="P59" text:outline-level="2"><text:bookmark text:name="__RefHeading__5015_266007976"/><text:soft-page-break/>Types Defined in the WSDL<text:bookmark-end text:name="__RefHeading__5015_266007976"/></text:h>
      <text:p text:style-name="Standard">The WSDL defines several types that are used by the parameters and operation result of the service. The types belong to the http://www.jasperforge.org/jasperserver/ws namespace.</text:p>
      <text:p text:style-name="Standard"><text:bookmark-start text:name="_Hlk179627354"/>This section provides a partial list of the types used for report scheduling; for the complete reference, refer to the the WSDL document. The report scheduling types include:</text:p>
      <text:list xml:id="list37295994" text:continue-list="list37305734" text:style-name="WW8Num19">
        <text:list-item text:start-value="1">
          <text:p text:style-name="Bullet"><text:span text:style-name="Code">Job</text:span><text:span text:style-name="T3"> – encapsulates all the attributes of a report job. This type is used when full report job details are passed to or returned by an operation. Its type elements include:</text:span></text:p>
        </text:list-item>
      </text:list>
      <text:list xml:id="list37309191" text:style-name="WW8Num18">
        <text:list-item>
          <text:p text:style-name="Bullet_20_2"><text:span text:style-name="Code">id</text:span><text:span text:style-name="T3"> and </text:span><text:span text:style-name="Code">version</text:span><text:span text:style-name="T3"> – required when updating a report job.</text:span></text:p>
        </text:list-item>
        <text:list-item>
          <text:p text:style-name="Bullet_20_2"><text:span text:style-name="Code">reportUnitURI</text:span><text:span text:style-name="T3"> – the URI of the report.</text:span></text:p>
        </text:list-item>
        <text:list-item>
          <text:p text:style-name="Bullet_20_2"><text:span text:style-name="Code">username</text:span><text:span text:style-name="T3"> – set automatically to the name of the calling user when a report job is created.</text:span></text:p>
        </text:list-item>
        <text:list-item>
          <text:p text:style-name="Bullet_20_2"><text:span text:style-name="Code">label</text:span><text:span text:style-name="T3"> – the job label.</text:span></text:p>
        </text:list-item>
        <text:list-item>
          <text:p text:style-name="Bullet_20_2"><text:span text:style-name="Code">simpleTrigger</text:span><text:span text:style-name="T3"> or </text:span><text:span text:style-name="Code">calendarTrigger</text:span><text:span text:style-name="T3"> – the job trigger, which can be either a simple (fixed interval) trigger or a calendar trigger.</text:span></text:p>
        </text:list-item>
        <text:list-item>
          <text:p text:style-name="Bullet_20_2"><text:span text:style-name="Code">parameters</text:span><text:span text:style-name="T3"> – the list of report parameter/input control values.</text:span></text:p>
        </text:list-item>
        <text:list-item>
          <text:p text:style-name="Bullet_20_2"><text:span text:style-name="Code">baseOutputFilename</text:span><text:span text:style-name="T3"> – the base name for the job output.</text:span></text:p>
        </text:list-item>
        <text:list-item>
          <text:p text:style-name="Bullet_20_2"><text:span text:style-name="Code">outputFormats</text:span><text:span text:style-name="T3"> – the list of job output formats (as strings). JasperReports Server has built-in support for the following formats: PDF, HTML, XLS, RTF and CSV.</text:span></text:p>
        </text:list-item>
        <text:list-item>
          <text:p text:style-name="Bullet_20_2"><text:span text:style-name="Code">outputLocale</text:span><text:span text:style-name="T3"> – the String representation of a </text:span><text:span text:style-name="T4">java.util.Locale</text:span><text:span text:style-name="T3"> to be used as report locale.</text:span></text:p>
        </text:list-item>
        <text:list-item>
          <text:p text:style-name="Bullet_20_2"><text:span text:style-name="Code">repositoryDestination</text:span><text:span text:style-name="T3"> – the location in the repository where the report output is saved.</text:span></text:p>
        </text:list-item>
        <text:list-item>
          <text:p text:style-name="Bullet_20_2"><text:span text:style-name="Code">mailNotification</text:span><text:span text:style-name="T3"> – information regarding the email notification that is sent when the job executes. Set this value to null to suppress notifications.</text:span></text:p>
        </text:list-item>
      </text:list>
      <text:list xml:id="list37303986" text:continue-list="list37295994" text:style-name="WW8Num19">
        <text:list-item text:start-value="1">
          <text:p text:style-name="Bullet"><text:span text:style-name="Code">JobSimpleTrigger</text:span><text:span text:style-name="T3"> – a job trigger that fires at fixed intervals. It has the following attributes:</text:span></text:p>
        </text:list-item>
      </text:list>
      <text:list xml:id="list37306484" text:continue-list="list37309191" text:style-name="WW8Num18">
        <text:list-item text:start-value="1">
          <text:p text:style-name="Bullet_20_2"><text:span text:style-name="Code">startDate</text:span><text:span text:style-name="T5"> </text:span><text:span text:style-name="T3">and</text:span><text:span text:style-name="T5"> </text:span><text:span text:style-name="Code">endDate</text:span><text:span text:style-name="T4"> – </text:span><text:span text:style-name="T3">the start and end dates of the job.</text:span></text:p>
        </text:list-item>
        <text:list-item>
          <text:p text:style-name="Bullet_20_2"><text:span text:style-name="Code">timezone</text:span><text:span text:style-name="T3"> – the timezone of the start and end dates.</text:span></text:p>
        </text:list-item>
        <text:list-item>
          <text:p text:style-name="Bullet_20_2"><text:span text:style-name="Code">occurrenceCount</text:span><text:span text:style-name="T3"> – how many times to run the job. If a single run job is wanted, 1 should be used as occurrence count; if the job is to be fired indefinitely (or until the end date) -1 should be used.</text:span></text:p>
        </text:list-item>
        <text:list-item>
          <text:p text:style-name="Bullet_20_2"><text:span text:style-name="Code">recurrenceInterval</text:span> and <text:span text:style-name="Code">recurrenceIntervalUnit</text:span><text:span text:style-name="T3"> – the interval at which the job should recur: </text:span><text:span text:style-name="Code"><text:span text:style-name="T3">MINUTE</text:span></text:span><text:span text:style-name="T3">, </text:span><text:span text:style-name="Code"><text:span text:style-name="T3">HOUR</text:span></text:span><text:span text:style-name="T3">, </text:span><text:span text:style-name="Code"><text:span text:style-name="T3">DAY</text:span></text:span><text:span text:style-name="T3"> and </text:span><text:span text:style-name="Code"><text:span text:style-name="T3">WEEK</text:span></text:span><text:span text:style-name="T3">.</text:span></text:p>
        </text:list-item>
      </text:list>
      <text:list xml:id="list37315038" text:continue-list="list37303986" text:style-name="WW8Num19">
        <text:list-item text:start-value="1">
          <text:p text:style-name="Bullet"><text:span text:style-name="Code">JobCalendarTrigger</text:span><text:span text:style-name="T3"> – a job trigger that fires at time specified by a CRON-like expression. It has the following attributes:</text:span></text:p>
        </text:list-item>
      </text:list>
      <text:list xml:id="list37299074" text:continue-list="list37306484" text:style-name="WW8Num18">
        <text:list-item text:start-value="1">
          <text:p text:style-name="Bullet_20_2"><text:span text:style-name="Code">startDate</text:span><text:span text:style-name="T5"> </text:span><text:span text:style-name="T3">and</text:span><text:span text:style-name="T5"> </text:span><text:span text:style-name="Code">endDate</text:span><text:span text:style-name="T4"> – </text:span><text:span text:style-name="T3">the start and end dates of the job.</text:span></text:p>
        </text:list-item>
        <text:list-item>
          <text:p text:style-name="Bullet_20_2"><text:span text:style-name="Code">timezone</text:span><text:span text:style-name="T3"> – the timezone of the start and end dates.</text:span></text:p>
        </text:list-item>
        <text:list-item>
          <text:p text:style-name="Bullet_20_2"><text:span text:style-name="Code">minutes</text:span><text:span text:style-name="T3"> – the minute or minutes of the day when the job is to run.</text:span></text:p>
        </text:list-item>
        <text:list-item>
          <text:p text:style-name="Bullet_20_2"><text:span text:style-name="Code">hours</text:span><text:span text:style-name="T3"> – the hour or hours of the day when the job is to run.</text:span></text:p>
        </text:list-item>
        <text:list-item>
          <text:p text:style-name="Bullet_20_2"><text:span text:style-name="Code">daysType</text:span><text:span text:style-name="T3"> – the way that days are specified. Possible values include </text:span><text:span text:style-name="Code">ALL</text:span><text:span text:style-name="T3">, </text:span><text:span text:style-name="Code">WEEK</text:span><text:span text:style-name="T3"> or </text:span><text:span text:style-name="Code">MONTH</text:span><text:span text:style-name="T3">.</text:span></text:p>
        </text:list-item>
        <text:list-item>
          <text:p text:style-name="Bullet_20_2"><text:span text:style-name="Code">weekDays</text:span><text:span text:style-name="T3"> – used when </text:span><text:span text:style-name="Code">daysType</text:span><text:span text:style-name="T3"> is </text:span><text:span text:style-name="Code">WEEK</text:span><text:span text:style-name="T3">, this indicates the week days from Saturday <text:s/>(1) to Sunday (7)</text:span><text:span text:style-name="T4">.</text:span></text:p>
        </text:list-item>
        <text:list-item>
          <text:p text:style-name="Bullet_20_2"><text:span text:style-name="Code">monthDays</text:span><text:span text:style-name="T4"> –</text:span><text:span text:style-name="T3"> used when </text:span><text:span text:style-name="Code">daysType</text:span><text:span text:style-name="T3"> is </text:span><text:span text:style-name="Code">MONTH, this indicates</text:span><text:span text:style-name="T3"> the month days</text:span><text:span text:style-name="T4">.</text:span></text:p>
        </text:list-item>
        <text:list-item>
          <text:p text:style-name="Bullet_20_2"><text:span text:style-name="Code">months</text:span><text:span text:style-name="T4"> –</text:span><text:span text:style-name="T3"> the months (from 0 to 11) on which the job should be triggered.</text:span></text:p>
        </text:list-item>
      </text:list>
      <text:list xml:id="list37291812" text:continue-list="list37315038" text:style-name="WW8Num19">
        <text:list-item text:start-value="1">
          <text:p text:style-name="Bullet"><text:span text:style-name="Code">JobRepositoryDestination</text:span><text:span text:style-name="T3"> – contains information about where to save the report job output in the repository, including:</text:span></text:p>
        </text:list-item>
      </text:list>
      <text:list xml:id="list37311496" text:continue-list="list37299074" text:style-name="WW8Num18">
        <text:list-item text:start-value="1">
          <text:p text:style-name="Bullet_20_2"><text:span text:style-name="Code">folderURI</text:span><text:span text:style-name="T3"> – the URI of the folder where the report output will be saved.</text:span></text:p>
        </text:list-item>
        <text:list-item>
          <text:p text:style-name="Bullet_20_2"><text:span text:style-name="Code">sequentialFilenames</text:span><text:span text:style-name="T3"> – a flag indicating whether to append timestamps to the base output name.</text:span></text:p>
        </text:list-item>
      </text:list>
      <text:list xml:id="list37319094" text:continue-list="list37291812" text:style-name="WW8Num19">
        <text:list-item text:start-value="1">
          <text:p text:style-name="Bullet"><text:span text:style-name="Code">JobMailNotification</text:span><text:span text:style-name="T3"> – encapsulates the attributes of the mail notification to send regarding the report job. It has the following attributes:</text:span></text:p>
        </text:list-item>
      </text:list>
      <text:list xml:id="list37292171" text:continue-list="list37311496" text:style-name="WW8Num18">
        <text:list-item text:start-value="1">
          <text:p text:style-name="Bullet_20_2"><text:soft-page-break/><text:span text:style-name="Code">toAddresses</text:span><text:span text:style-name="T3"> – the list of email addresses to which the notification will be sent.</text:span></text:p>
        </text:list-item>
        <text:list-item>
          <text:p text:style-name="Bullet_20_2"><text:span text:style-name="Code">subject</text:span><text:span text:style-name="T3"> – the subject of the email notification.</text:span></text:p>
        </text:list-item>
        <text:list-item>
          <text:p text:style-name="Bullet_20_2"><text:span text:style-name="Code">resultSendType</text:span><text:span text:style-name="T3"> – indicates whether to attach the report ouput to the email; the value is either </text:span><text:span text:style-name="Code">SEND</text:span><text:span text:style-name="T3"> (only the messages is sent) or </text:span><text:span text:style-name="Code">SEND_ATTACHMENT</text:span><text:span text:style-name="T3"> (the report output is sent along as a message attachment).</text:span></text:p>
        </text:list-item>
      </text:list>
      <text:list xml:id="list37305755" text:continue-list="list37319094" text:style-name="WW8Num19">
        <text:list-item text:start-value="1">
          <text:p text:style-name="P54"><text:span text:style-name="Code">JobSummary</text:span><text:span text:style-name="Bullet_20_Char"> – This type is used when a list of report jobs is retrieved via the service. The full report job information can be retrieved individually for required jobs. </text:span>The job summary includes:</text:p>
        </text:list-item>
      </text:list>
      <text:list xml:id="list37295665" text:continue-list="list37292171" text:style-name="WW8Num18">
        <text:list-item text:start-value="1">
          <text:p text:style-name="Bullet_20_2"><text:span text:style-name="Code">id</text:span><text:span text:style-name="T3"> – the unique identifier of the job.</text:span></text:p>
        </text:list-item>
        <text:list-item>
          <text:p text:style-name="Bullet_20_2"><text:span text:style-name="Code">label</text:span><text:span text:style-name="T3"> – the display label of the job.</text:span></text:p>
        </text:list-item>
        <text:list-item>
          <text:p text:style-name="Bullet_20_2"><text:span text:style-name="Code">state</text:span><text:span text:style-name="T3"> – the state of the job. For example, <text:s/></text:span><text:span text:style-name="Code">NORMAL</text:span><text:span text:style-name="T3"> indicates that the job is waiting for next execution; </text:span><text:span text:style-name="Code">EXECUTING</text:span> means the job is running<text:span text:style-name="T4">.</text:span></text:p>
        </text:list-item>
        <text:list-item>
          <text:p text:style-name="Bullet_20_2"><text:span text:style-name="Code">previousFireTime</text:span><text:span text:style-name="T3"> – the last/previous run time.</text:span></text:p>
        </text:list-item>
        <text:list-item>
          <text:p text:style-name="Bullet_20_2"><text:span text:style-name="Code">nextFireTime</text:span><text:span text:style-name="T3"> – the next run time</text:span><text:bookmark-end text:name="_Hlk179627354"/><text:span text:style-name="T3">.</text:span></text:p>
        </text:list-item>
      </text:list>
      <text:h text:style-name="P59" text:outline-level="2"><text:bookmark text:name="__RefHeading__5017_266007976"/>Operations in the Scheduling Service<text:bookmark-end text:name="__RefHeading__5017_266007976"/></text:h>
      <text:h text:style-name="P61" text:outline-level="3"><text:bookmark text:name="__RefHeading__5019_266007976"/>Operation Descriptions<text:bookmark-end text:name="__RefHeading__5019_266007976"/></text:h>
      <text:p text:style-name="Standard">The report scheduling web service consists of the following operations:</text:p>
      <text:list xml:id="list37304273" text:continue-list="list37305755" text:style-name="WW8Num19">
        <text:list-item text:start-value="1">
          <text:p text:style-name="Bullet"><text:span text:style-name="Code">getAllJobs</text:span><text:span text:style-name="T3"> – returns the list of all accessible report jobs.</text:span></text:p>
        </text:list-item>
        <text:list-item>
          <text:p text:style-name="Bullet"><text:span text:style-name="Code">getReportJobs</text:span><text:span text:style-name="T3"> – returns the list of of all accessible report jobs for a specific report (whose URL is sent as a parameter).</text:span></text:p>
        </text:list-item>
        <text:list-item>
          <text:p text:style-name="Bullet"><text:span text:style-name="Code">scheduleJob</text:span><text:span text:style-name="T3"> – schedules a new job. The job details must be sent as parameters; the operation returns the saved job details as its result.</text:span></text:p>
        </text:list-item>
        <text:list-item>
          <text:p text:style-name="Bullet"><text:span text:style-name="Code">updateJob</text:span><text:span text:style-name="T3"> – updates an existing job. The full job details (as retrieved via </text:span><text:span text:style-name="T4">getJob</text:span><text:span text:style-name="T3">) must be sent as a parameter; the operation returns the updated job details as saved by the JasperReports Server scheduling service.</text:span></text:p>
        </text:list-item>
        <text:list-item>
          <text:p text:style-name="Bullet"><text:span text:style-name="Code">getJob</text:span><text:span text:style-name="T4"> –</text:span><text:span text:style-name="T3"> returns the full job details of a report job whose ID is sent as a parameter.</text:span></text:p>
        </text:list-item>
        <text:list-item>
          <text:p text:style-name="Bullet"><text:span text:style-name="Code">deleteJob</text:span><text:span text:style-name="T3"> and </text:span><text:span text:style-name="Code">deleteJobs</text:span><text:span text:style-name="T3"> – delete a single or several report job specified by their IDs. These operations do not return any information.</text:span></text:p>
        </text:list-item>
      </text:list>
      <text:p text:style-name="Standard">If an exception occurs while processing an operation request, the exception is converted to a SOAP fault which is sent as its response. In this case, the exception stacktrace is included in the response, and can be used for debugging.</text:p>
      <text:p text:style-name="Standard">Exceptions thrown by the JasperReports Server code have localizable messages. The operation caller can specify the locale in which the messages of such exceptions are returned by setting a SOAP envelope header. The header should be named <text:span text:style-name="T11">locale</text:span> and should use<text:span text:style-name="Code"> </text:span><text:a xlink:type="simple" xlink:href="http://www.jasperforge.org/jasperserver/ws"><text:span text:style-name="Code">http://www.jasperforge.org/jasperserver/ws</text:span></text:a> as namespace; the header value is a string representation of the desired message locale. For more information, refer to <text:bookmark-ref text:reference-format="chapter" text:ref-name="_Ref179697872">2.2</text:bookmark-ref> “<text:bookmark-ref text:reference-format="text" text:ref-name="_Ref179697875">Request and Operation Result</text:bookmark-ref>” on page <text:bookmark-ref text:reference-format="page" text:ref-name="_Ref179697878">8</text:bookmark-ref>.</text:p>
      <text:h text:style-name="P61" text:outline-level="3"><text:bookmark text:name="__RefHeading__5021_266007976"/>Example Request and Operation Result<text:bookmark-end text:name="__RefHeading__5021_266007976"/></text:h>
      <text:p text:style-name="Standard">This is the full SOAP request for a scheduleJob operation that creates a job with four report parameters:</text:p>
      <table:table table:name="Table30" table:style-name="Table30">
        <table:table-column table:style-name="Table30.A"/>
        <table:table-row table:style-name="Table30.1">
          <table:table-cell table:style-name="Table30.A1" office:value-type="string">
            <text:p text:style-name="P35"><text:span text:style-name="Code">&lt;?xml version="1.0" encoding="UTF-8"?&gt;</text:span></text:p>
            <text:p text:style-name="CodeTable"><text:span text:style-name="Code">&lt;soapenv:Envelope xmlns:soapenv="http://schemas.xmlsoap.org/soap/envelope/" xmlns:xsd="http://www.w3.org/2001/XMLSchema" xmlns:xsi="http://www.w3.org/2001/XMLSchema-instance"&gt;</text:span></text:p>
            <text:p text:style-name="CodeTable"><text:span text:style-name="Code"><text:s text:c="2"/>&lt;soapenv:Body&gt;</text:span></text:p>
            <text:p text:style-name="CodeTable"><text:span text:style-name="Code"><text:s text:c="4"/>&lt;ns1:scheduleJob soapenv:encodingStyle="http://schemas.xmlsoap.org/soap/encoding/" xmlns:ns1="http://www.jasperforge.org/jasperserver/ws"&gt;</text:span></text:p>
            <text:p text:style-name="CodeTable"><text:span text:style-name="Code"><text:s text:c="6"/>&lt;job xsi:type="ns1:Job"&gt;</text:span></text:p>
            <text:p text:style-name="CodeTable"><text:span text:style-name="Code"><text:s text:c="8"/>&lt;reportUnitURI xsi:type="xsd:string"&gt;/reports/samples/<text:line-break/>SalesByMonth&lt;/reportUnitURI&gt;</text:span></text:p>
            <text:p text:style-name="CodeTable"><text:span text:style-name="Code"><text:s text:c="8"/>&lt;username xsi:type="xsd:string" xsi:nil="true"/&gt;</text:span></text:p>
            <text:p text:style-name="CodeTable"><text:span text:style-name="Code"><text:s text:c="8"/>&lt;label xsi:type="xsd:string"&gt;Label 3&lt;/label&gt;</text:span></text:p>
            <text:p text:style-name="CodeTable"><text:span text:style-name="Code"><text:s text:c="8"/>&lt;description xsi:type="xsd:string"&gt;Description 3&lt;/description&gt;</text:span></text:p>
            <text:p text:style-name="CodeTable"><text:soft-page-break/><text:span text:style-name="Code"><text:s text:c="8"/>&lt;simpleTrigger xsi:type="ns1:JobSimpleTrigger"&gt;</text:span></text:p>
            <text:p text:style-name="CodeTable"><text:span text:style-name="Code"><text:s text:c="10"/>&lt;timezone xsi:type="xsd:string" xsi:nil="true"/&gt;</text:span></text:p>
            <text:p text:style-name="CodeTable"><text:span text:style-name="Code"><text:s text:c="10"/>&lt;startDate xsi:type="xsd:dateTime"&gt;2008-10-09T09:25:00.000Z&lt;/startDate&gt;</text:span></text:p>
            <text:p text:style-name="CodeTable"><text:span text:style-name="Code"><text:s text:c="10"/>&lt;endDate xsi:type="xsd:dateTime" xsi:nil="true"/&gt;</text:span></text:p>
            <text:p text:style-name="CodeTable"><text:span text:style-name="Code"><text:s text:c="10"/>&lt;occurrenceCount xsi:type="xsd:int"&gt;1&lt;/occurrenceCount&gt;</text:span></text:p>
            <text:p text:style-name="CodeTable"><text:span text:style-name="Code"><text:s text:c="10"/>&lt;recurrenceInterval xsi:type="xsd:int" xsi:nil="true"/&gt;</text:span></text:p>
            <text:p text:style-name="CodeTable"><text:span text:style-name="Code"><text:s text:c="10"/>&lt;recurrenceIntervalUnit xsi:type="ns1:IntervalUnit" xsi:nil="true"/&gt;</text:span></text:p>
            <text:p text:style-name="CodeTable"><text:span text:style-name="Code"><text:s text:c="8"/>&lt;/simpleTrigger&gt;</text:span></text:p>
            <text:p text:style-name="CodeTable"><text:span text:style-name="Code"><text:s text:c="8"/>&lt;calendarTrigger xsi:type="ns1:JobCalendarTrigger" xsi:nil="true"/&gt;</text:span></text:p>
            <text:p text:style-name="CodeTable"><text:span text:style-name="Code"><text:s text:c="8"/>&lt;parameters soapenc:arrayType="ns1:JobParameter[4]" xsi:type="soapenc:Array" xmlns:soapenc="http://schemas.xmlsoap.org/soap/<text:line-break/>encoding/"&gt;</text:span></text:p>
            <text:p text:style-name="CodeTable"><text:span text:style-name="Code"><text:s text:c="10"/>&lt;parameters xsi:type="ns1:JobParameter"&gt;</text:span></text:p>
            <text:p text:style-name="CodeTable"><text:span text:style-name="Code"><text:s text:c="12"/>&lt;name xsi:type="xsd:string"&gt;TextInput&lt;/name&gt;</text:span></text:p>
            <text:p text:style-name="CodeTable"><text:span text:style-name="Code"><text:s text:c="12"/>&lt;value xsi:type="soapenc:int"&gt;22&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2"/>&lt;name xsi:type="xsd:string"&gt;CheckboxInput&lt;/name&gt;</text:span></text:p>
            <text:p text:style-name="CodeTable"><text:span text:style-name="Code"><text:s text:c="12"/>&lt;value xsi:type="soapenc:boolean"&gt;true&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2"/>&lt;name xsi:type="xsd:string"&gt;ListInput&lt;/name&gt;</text:span></text:p>
            <text:p text:style-name="CodeTable"><text:span text:style-name="Code"><text:s text:c="12"/>&lt;value xsi:type="soapenc:string"&gt;2&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2"/>&lt;name xsi:type="xsd:string"&gt;DateInput&lt;/name&gt;</text:span></text:p>
            <text:p text:style-name="CodeTable"><text:span text:style-name="Code"><text:s text:c="12"/>&lt;value xsi:type="xsd:dateTime"&gt;2007-10-09T09:00:00.000Z&lt;/value&gt;</text:span></text:p>
            <text:p text:style-name="CodeTable"><text:span text:style-name="Code"><text:s text:c="10"/>&lt;/parameters&gt;</text:span></text:p>
            <text:p text:style-name="CodeTable"><text:span text:style-name="Code"><text:s text:c="8"/>&lt;/parameters&gt;</text:span></text:p>
            <text:p text:style-name="CodeTable"><text:span text:style-name="Code"><text:s text:c="8"/>&lt;baseOutputFilename xsi:type="xsd:string"&gt;Sales3&lt;/baseOutputFilename&gt;</text:span></text:p>
            <text:p text:style-name="CodeTable"><text:span text:style-name="Code"><text:s text:c="8"/>&lt;outputFormats soapenc:arrayType="xsd:string[1]" xsi:type="soapenc:Array" xmlns:soapenc="http://schemas.xmlsoap.org/soap/encoding/"&gt;</text:span></text:p>
            <text:p text:style-name="CodeTable"><text:span text:style-name="Code"><text:s text:c="11"/>&lt;outputFormats xsi:type="xsd:string"&gt;PDF&lt;/outputFormats&gt;</text:span></text:p>
            <text:p text:style-name="CodeTable"><text:span text:style-name="Code"><text:s text:c="8"/>&lt;/outputFormats&gt;</text:span></text:p>
            <text:p text:style-name="CodeTable"><text:span text:style-name="Code"><text:s text:c="8"/>&lt;outputLocale xsi:type="xsd:string" xsi:nil="true"/&gt;</text:span></text:p>
            <text:p text:style-name="CodeTable"><text:span text:style-name="Code"><text:s text:c="8"/>&lt;repositoryDestination xsi:type="ns1:JobRepositoryDestination"&gt;</text:span></text:p>
            <text:p text:style-name="CodeTable"><text:span text:style-name="Code"><text:s text:c="10"/>&lt;folderURI xsi:type="xsd:string"&gt;/ContentFiles&lt;/folderURI&gt;</text:span></text:p>
            <text:p text:style-name="CodeTable"><text:span text:style-name="Code"><text:s text:c="10"/>&lt;sequentialFilenames xsi:type="xsd:boolean"&gt;false&lt;/sequentialFilenames&gt;</text:span></text:p>
            <text:p text:style-name="CodeTable"><text:span text:style-name="Code"><text:s text:c="10"/>&lt;overwriteFiles xsi:type="xsd:boolean"&gt;false&lt;/overwriteFiles&gt;</text:span></text:p>
            <text:p text:style-name="CodeTable"><text:span text:style-name="Code"><text:s text:c="8"/>&lt;/repositoryDestination&gt;</text:span></text:p>
            <text:p text:style-name="CodeTable"><text:span text:style-name="Code"><text:s text:c="8"/>&lt;mailNotification xsi:type="ns1:JobMailNotification" xsi:nil="true"/&gt;</text:span></text:p>
            <text:p text:style-name="CodeTable"><text:span text:style-name="Code"><text:s text:c="6"/>&lt;/job&gt;</text:span></text:p>
            <text:p text:style-name="CodeTable"><text:span text:style-name="Code"><text:s text:c="4"/>&lt;/ns1:scheduleJob&gt;</text:span></text:p>
            <text:p text:style-name="CodeTable"><text:span text:style-name="Code"><text:s text:c="2"/>&lt;/soapenv:Body&gt;</text:span></text:p>
            <text:p text:style-name="CodeTable"><text:span text:style-name="Code">&lt;/soapenv:Envelope&gt;</text:span></text:p>
          </table:table-cell>
        </table:table-row>
      </table:table>
      <text:p text:style-name="Standard"><text:span text:style-name="Code"><text:line-break/>The response of the request contains the job details as saved by the server:</text:span></text:p>
      <table:table table:name="Table31" table:style-name="Table31">
        <table:table-column table:style-name="Table31.A"/>
        <table:table-row table:style-name="Table31.1">
          <table:table-cell table:style-name="Table31.A1" office:value-type="string">
            <text:p text:style-name="P35"><text:span text:style-name="Code">&lt;?xml version="1.0" encoding="utf-8"?&gt;</text:span></text:p>
            <text:p text:style-name="CodeTable"><text:span text:style-name="Code">&lt;soapenv:Envelope xmlns:soapenv="http://schemas.xmlsoap.org/soap/envelope/" xmlns:xsd="http://www.w3.org/2001/XMLSchema" xmlns:xsi="http://www.w3.org/2001/XMLSchema-instance"&gt;</text:span></text:p>
            <text:p text:style-name="CodeTable"><text:span text:style-name="Code"><text:s text:c="2"/>&lt;soapenv:Body&gt;</text:span></text:p>
            <text:p text:style-name="CodeTable"><text:span text:style-name="Code"><text:s text:c="4"/>&lt;ns1:scheduleJobResponse soapenv:encodingStyle="http://schemas.xmlsoap.org/soap/encoding/" xmlns:ns1="http://www.jasperforge.org/jasperserver/ws"&gt;</text:span></text:p>
            <text:p text:style-name="CodeTable"><text:span text:style-name="Code"><text:s text:c="6"/>&lt;scheduleJobReturn xsi:type="ns1:job"&gt;</text:span></text:p>
            <text:p text:style-name="CodeTable"><text:span text:style-name="Code"><text:s text:c="8"/>&lt;id xsi:type="xsd:long"&gt;7&lt;/id&gt;</text:span></text:p>
            <text:p text:style-name="CodeTable"><text:span text:style-name="Code"><text:s text:c="8"/>&lt;version xsi:type="xsd:int"&gt;0&lt;/version&gt;</text:span></text:p>
            <text:p text:style-name="CodeTable"><text:span text:style-name="Code"><text:s text:c="8"/>&lt;reportUnitURI xsi:type="xsd:string"&gt;/reports/samples/SalesByMonth&lt;/reportUnitURI&gt;</text:span></text:p>
            <text:p text:style-name="CodeTable"><text:span text:style-name="Code"><text:s text:c="8"/>&lt;username xsi:type="xsd:string"&gt;tomcat&lt;/username&gt;</text:span></text:p>
            <text:p text:style-name="CodeTable"><text:span text:style-name="Code"><text:s text:c="8"/>&lt;label xsi:type="xsd:string"&gt;Label 3&lt;/label&gt;</text:span></text:p>
            <text:p text:style-name="CodeTable"><text:span text:style-name="Code"><text:s text:c="8"/>&lt;description xsi:type="xsd:string"&gt;Description 3&lt;/description&gt;</text:span></text:p>
            <text:p text:style-name="CodeTable"><text:span text:style-name="Code"><text:s text:c="8"/>&lt;simpleTrigger xsi:type="ns1:jobSimpleTrigger"&gt;</text:span></text:p>
            <text:p text:style-name="CodeTable"><text:span text:style-name="Code"><text:s text:c="10"/>&lt;id xsi:type="xsd:long"&gt;7&lt;/id&gt;</text:span></text:p>
            <text:p text:style-name="CodeTable"><text:span text:style-name="Code"><text:s text:c="10"/>&lt;version xsi:type="xsd:int"&gt;0&lt;/version&gt;</text:span></text:p>
            <text:p text:style-name="CodeTable"><text:span text:style-name="Code"><text:s text:c="10"/>&lt;timezone xsi:type="xsd:string"&gt;Europe/Minsk&lt;/timezone&gt;</text:span></text:p>
            <text:p text:style-name="CodeTable"><text:soft-page-break/><text:span text:style-name="Code"><text:s text:c="10"/>&lt;startDate xsi:type="xsd:dateTime"&gt;2008-10-09T09:25:00.000Z&lt;/startDate&gt;</text:span></text:p>
            <text:p text:style-name="CodeTable"><text:span text:style-name="Code"><text:s text:c="10"/>&lt;endDate xsi:type="xsd:dateTime" xsi:nil="true"/&gt;</text:span></text:p>
            <text:p text:style-name="CodeTable"><text:span text:style-name="Code"><text:s text:c="10"/>&lt;occurrenceCount xsi:type="xsd:int"&gt;1&lt;/occurrenceCount&gt;</text:span></text:p>
            <text:p text:style-name="CodeTable"><text:span text:style-name="Code"><text:s text:c="10"/>&lt;recurrenceInterval xsi:type="xsd:int" xsi:nil="true"/&gt;</text:span></text:p>
            <text:p text:style-name="CodeTable"><text:span text:style-name="Code"><text:s text:c="10"/>&lt;recurrenceIntervalUnit xsi:type="ns1:IntervalUnit" xsi:nil="true"/&gt;</text:span></text:p>
            <text:p text:style-name="CodeTable"><text:span text:style-name="Code"><text:s text:c="8"/>&lt;/simpleTrigger&gt;</text:span></text:p>
            <text:p text:style-name="CodeTable"><text:span text:style-name="Code"><text:s text:c="8"/>&lt;calendarTrigger xsi:type="ns1:JobCalendarTrigger" xsi:nil="true"/&gt;</text:span></text:p>
            <text:p text:style-name="CodeTable"><text:span text:style-name="Code"><text:s text:c="8"/>&lt;parameters soapenc:arrayType="ns1:JobParameter[4]" xsi:type="soapenc:Array" xmlns:soapenc="http://schemas.xmlsoap.org/soap/encoding/"&gt;</text:span></text:p>
            <text:p text:style-name="CodeTable"><text:span text:style-name="Code"><text:s text:c="10"/>&lt;parameters xsi:type="ns1:jobParameter"&gt;</text:span></text:p>
            <text:p text:style-name="CodeTable"><text:span text:style-name="Code"><text:s text:c="12"/>&lt;name xsi:type="xsd:string"&gt;CheckboxInput&lt;/name&gt;</text:span></text:p>
            <text:p text:style-name="CodeTable"><text:span text:style-name="Code"><text:s text:c="12"/>&lt;value xsi:type="soapenc:boolean"&gt;true&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2"/>&lt;name xsi:type="xsd:string"&gt;TextInput&lt;/name&gt;</text:span></text:p>
            <text:p text:style-name="CodeTable"><text:span text:style-name="Code"><text:s text:c="12"/>&lt;value xsi:type="soapenc:int"&gt;22&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3"/>&lt;name xsi:type="xsd:string"&gt;DateInput&lt;/name&gt;</text:span></text:p>
            <text:p text:style-name="CodeTable"><text:span text:style-name="Code"><text:s text:c="13"/>&lt;value xsi:type="xsd:dateTime"&gt;2007-10-09T09:00:00.000Z&lt;/value&gt;</text:span></text:p>
            <text:p text:style-name="CodeTable"><text:span text:style-name="Code"><text:s text:c="10"/>&lt;/parameters&gt;</text:span></text:p>
            <text:p text:style-name="CodeTable"><text:span text:style-name="Code"><text:s text:c="10"/>&lt;parameters xsi:type="ns1:jobParameter"&gt;</text:span></text:p>
            <text:p text:style-name="CodeTable"><text:span text:style-name="Code"><text:s text:c="12"/>&lt;name xsi:type="xsd:string"&gt;ListInput&lt;/name&gt;</text:span></text:p>
            <text:p text:style-name="CodeTable"><text:span text:style-name="Code"><text:s text:c="12"/>&lt;value xsi:type="soapenc:string"&gt;2&lt;/value&gt;</text:span></text:p>
            <text:p text:style-name="CodeTable"><text:span text:style-name="Code"><text:s text:c="10"/>&lt;/parameters&gt;</text:span></text:p>
            <text:p text:style-name="CodeTable"><text:span text:style-name="Code"><text:s text:c="8"/>&lt;/parameters&gt;</text:span></text:p>
            <text:p text:style-name="CodeTable"><text:span text:style-name="Code"><text:s text:c="8"/>&lt;baseOutputFilename xsi:type="xsd:string"&gt;Sales3&lt;/baseOutputFilename&gt;</text:span></text:p>
            <text:p text:style-name="CodeTable"><text:span text:style-name="Code"><text:s text:c="8"/>&lt;outputFormats soapenc:arrayType="xsd:string[1]" xsi:type="soapenc:Array" xmlns:soapenc="http://schemas.xmlsoap.org/soap/encoding/"&gt;</text:span></text:p>
            <text:p text:style-name="CodeTable"><text:span text:style-name="Code"><text:s text:c="10"/>&lt;outputFormats xsi:type="xsd:string"&gt;PDF&lt;/outputFormats&gt;</text:span></text:p>
            <text:p text:style-name="CodeTable"><text:span text:style-name="Code"><text:s text:c="8"/>&lt;/outputFormats&gt;</text:span></text:p>
            <text:p text:style-name="CodeTable"><text:span text:style-name="Code"><text:s text:c="10"/>&lt;outputLocale xsi:type="xsd:string" xsi:nil="true"/&gt;</text:span></text:p>
            <text:p text:style-name="CodeTable"><text:span text:style-name="Code"><text:s text:c="10"/>&lt;repositoryDestination xsi:type="ns1:jobRepositoryDestination"&gt;</text:span></text:p>
            <text:p text:style-name="CodeTable"><text:span text:style-name="Code"><text:s text:c="12"/>&lt;id xsi:type="xsd:long"&gt;7&lt;/id&gt;</text:span></text:p>
            <text:p text:style-name="CodeTable"><text:span text:style-name="Code"><text:s text:c="12"/>&lt;version xsi:type="xsd:int"&gt;0&lt;/version&gt;</text:span></text:p>
            <text:p text:style-name="CodeTable"><text:span text:style-name="Code"><text:s text:c="12"/>&lt;folderURI xsi:type="xsd:string"&gt;/ContentFiles&lt;/folderURI&gt;</text:span></text:p>
            <text:p text:style-name="CodeTable"><text:span text:style-name="Code"><text:s text:c="12"/>&lt;sequentialFilenames xsi:type="xsd:boolean"&gt;false&lt;/sequentialFilenames&gt;</text:span></text:p>
            <text:p text:style-name="CodeTable"><text:span text:style-name="Code"><text:s text:c="12"/>&lt;overwriteFiles xsi:type="xsd:boolean"&gt;false&lt;/overwriteFiles&gt;</text:span></text:p>
            <text:p text:style-name="CodeTable"><text:span text:style-name="Code"><text:s text:c="10"/>&lt;/repositoryDestination&gt; </text:span></text:p>
            <text:p text:style-name="CodeTable"><text:span text:style-name="Code"><text:s text:c="10"/>&lt;mailNotification xsi:type="ns1:JobMailNotification" xsi:nil="true"/&gt;</text:span></text:p>
            <text:p text:style-name="CodeTable"><text:span text:style-name="Code"><text:s text:c="8"/>&lt;/scheduleJobReturn&gt;</text:span></text:p>
            <text:p text:style-name="CodeTable"><text:span text:style-name="Code"><text:s text:c="6"/>&lt;/ns1:scheduleJobResponse&gt;</text:span></text:p>
            <text:p text:style-name="CodeTable"><text:span text:style-name="Code"><text:s text:c="4"/>&lt;/soapenv:Body&gt;</text:span></text:p>
            <text:p text:style-name="CodeTable"><text:span text:style-name="Code">&lt;/soapenv:Envelope&gt;</text:span></text:p>
          </table:table-cell>
        </table:table-row>
      </table:table>
      <text:p text:style-name="Standard"><text:span text:style-name="Code"/></text:p>
      <text:h text:style-name="Heading_20_3" text:outline-level="3"><text:bookmark text:name="__RefHeading__5023_266007976"/>Java Client Classes<text:bookmark-end text:name="__RefHeading__5023_266007976"/></text:h>
      <text:p text:style-name="Standard">The JasperReports Server web service client jars contain classes that can be used by Java clients to easily communicate with the report scheduling web service.</text:p>
      <text:p text:style-name="Standard">XML types used by the report scheduling web service are mapped to Java bean classes found in the com.jaspersoft.jasperserver.ws.scheduling package (for example, <text:span text:style-name="Code">Job</text:span>, <text:span text:style-name="Code">JobSimpleTrigger</text:span>, and <text:span text:style-name="Code">CalendarDaysType</text:span>). Instances of these classes can be used as report job objects that are sent to or returned by the web service.</text:p>
      <text:p text:style-name="Standard">The service itself is represented by Apache Axis-generated client stub classes. A facade (com.jaspersoft.jasperserver.ws.scheduling.ReportSchedulerFacade) has been developed on top of these classes. The facade can be instantiated by providing the information required to locate and connect to a web service (the endpoint URL and the username/password for authentication).</text:p>
      <text:p text:style-name="Standard">Jaspersoft recommends using the facade because it handles items such as the Axis client configuration and the messages locale header.</text:p>
      <text:h text:style-name="Heading_20_1" text:outline-level="1"><text:bookmark text:name="__RefHeading__5025_266007976"/><text:soft-page-break/>Web Services for Administration<text:bookmark-end text:name="__RefHeading__5025_266007976"/></text:h>
      <text:p text:style-name="Standard"><text:alphabetical-index-mark text:string-value=" administration" text:key1="web services"/>Web services for administration expose a limited set of JasperReports Server’s system administration functionality. There are three services:</text:p>
      <text:list xml:id="list37312712" text:continue-list="list37304273" text:style-name="WW8Num19">
        <text:list-item text:start-value="1">
          <text:p text:style-name="P55">Users </text:p>
        </text:list-item>
        <text:list-item>
          <text:p text:style-name="P55">Roles</text:p>
        </text:list-item>
        <text:list-item>
          <text:p text:style-name="P55">Permissions</text:p>
        </text:list-item>
      </text:list>
      <text:p text:style-name="Standard">The services work via XML-RPC calls that use the SOAP encoding. They use the HTTP protocol to send and receive requests and responses. By default, they are deployed at <text:span text:style-name="Code">/services/UserAndRoleManagementService</text:span>, and <text:span text:style-name="Code">/services/PermissionsManagementService</text:span>. You can retrieve the WSDL documents by appending <text:span text:style-name="Code">?wsdl</text:span> to the service URL. For example:</text:p>
      <text:p text:style-name="P39"><text:a xlink:type="simple" xlink:href="http://localhost:8080/jasperserver/services/UserAndRoleManagementService?wsdl"><text:span text:style-name="Code">http://localhost:8080/jasperserver/services/UserAndRoleManagementService?wsdl</text:span></text:a></text:p>
      <text:p text:style-name="P18"><text:span text:style-name="Code"><text:span text:style-name="T6">and:</text:span></text:span></text:p>
      <text:p text:style-name="P39"><text:a xlink:type="simple" xlink:href="http://localhost:8080/jasperserver/services/UserAndRoleManagementService?wsdl"><text:span text:style-name="Code"><text:span text:style-name="T20">http://localhost:8080/jasperserver/services/PermissionsManagementService?wsdl</text:span></text:span></text:a></text:p>
      <text:p text:style-name="Standard">If an exception occurs while processing an operation request, the exception is converted to a SOAP fault that is sent as its response. In this case, the exception stacktrace is included in the response, which can be useful for debugging.</text:p>
      <text:p text:style-name="Standard">Exceptions thrown by JasperReports Server have localizable messages. The operation caller can specify the locale in which the messages of such exceptions are returned by setting a SOAP envelope header. The header should be named <text:span text:style-name="Code">locale</text:span> and should use <text:span text:style-name="Code">http://www.jasperforge.org/jasperserver/ws</text:span> as its namespace; the header value is a string representation of the desired message locale. For more information, refer to section <text:bookmark-ref text:reference-format="chapter" text:ref-name="ResourceDescriptor">2.1</text:bookmark-ref>“ResourceDescriptor” on page <text:bookmark-ref text:reference-format="page" text:ref-name="ResourceDescriptor">4</text:bookmark-ref>.</text:p>
      <text:p text:style-name="Standard"><text:span text:style-name="T2">Note</text:span>: Some of the operations in these web services include elements that describe tenants and sub-organizations. In the community project of JasperReports Server, these elements are defined in the WSDL but <text:s/>ust be null. <text:span text:style-name="T9">They are reserved for use in our commercial products.</text:span></text:p>
      <text:h text:style-name="Heading_20_2" text:outline-level="2"><text:bookmark text:name="__RefHeading__5027_266007976"/>Types Defined in the WSDL<text:bookmark-end text:name="__RefHeading__5027_266007976"/></text:h>
      <text:p text:style-name="Standard"><text:s/>The WSDL (Web Services Description Language) document defines the types that are returned by operations of the services. The types belong to the <text:a xlink:type="simple" xlink:href="http://www.jasperforge.org/jasperserver/ws">http://www.jasperforge.org/jasperserver/ws</text:a> <text:s/>namespace. For the complete reference, refer to the WSDL document in jasperserver-ws-server-4.0.jar.</text:p>
      <text:p text:style-name="Standard">The following table summarizes the user and role services’ operation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Table_20_Heading">Operation</text:p>
          </table:table-cell>
          <table:table-cell table:style-name="Table32.A1" office:value-type="string">
            <text:p text:style-name="Table_20_Heading">Parameter</text:p>
          </table:table-cell>
          <table:table-cell table:style-name="Table32.A1" office:value-type="string">
            <text:p text:style-name="Table_20_Heading">Parameter Type</text:p>
          </table:table-cell>
          <table:table-cell table:style-name="Table32.D1" office:value-type="string">
            <text:p text:style-name="Table_20_Heading">Description</text:p>
          </table:table-cell>
        </table:table-row>
        <table:table-row>
          <table:table-cell table:style-name="Table32.A2" office:value-type="string">
            <text:p text:style-name="P40">findUsers</text:p>
          </table:table-cell>
          <table:table-cell table:style-name="Table32.A2" office:value-type="string">
            <text:p text:style-name="P40">criteria</text:p>
          </table:table-cell>
          <table:table-cell table:style-name="Table32.A2" office:value-type="string">
            <text:p text:style-name="P40">WSUserSearchCriteria</text:p>
          </table:table-cell>
          <table:table-cell table:style-name="Table32.D2" office:value-type="string">
            <text:p text:style-name="P12">Returns a list of one or more users.</text:p>
            <text:p text:style-name="P12">criteria has username mask, list of required roles, and maxRecords; NULLs in parameters means "any." </text:p>
            <text:p text:style-name="P12"><text:span text:style-name="T2">Note</text:span>: the WSDL include <text:s/>tenantID and includeSubOrgs; if included they must be null. They are reserved for use in our commercial products.</text:p>
          </table:table-cell>
        </table:table-row>
        <table:table-row>
          <table:table-cell table:style-name="Table32.A2" office:value-type="string">
            <text:p text:style-name="P40">putUser</text:p>
          </table:table-cell>
          <table:table-cell table:style-name="Table32.A2" office:value-type="string">
            <text:p text:style-name="P40">user</text:p>
          </table:table-cell>
          <table:table-cell table:style-name="Table32.A2" office:value-type="string">
            <text:p text:style-name="P40">WSUser</text:p>
          </table:table-cell>
          <table:table-cell table:style-name="Table32.D2" office:value-type="string">
            <text:p text:style-name="P12">Adds or updates a user. </text:p>
            <text:p text:style-name="P12">Returns a new or updated WSUser.</text:p>
          </table:table-cell>
        </table:table-row>
        <table:table-row>
          <table:table-cell table:style-name="Table32.A2" office:value-type="string">
            <text:p text:style-name="P40">deleteUser</text:p>
          </table:table-cell>
          <table:table-cell table:style-name="Table32.A2" office:value-type="string">
            <text:p text:style-name="P40">user</text:p>
          </table:table-cell>
          <table:table-cell table:style-name="Table32.A2" office:value-type="string">
            <text:p text:style-name="P40">WSUser</text:p>
          </table:table-cell>
          <table:table-cell table:style-name="Table32.D2" office:value-type="string">
            <text:p text:style-name="P12">Deletes the named user.</text:p>
          </table:table-cell>
        </table:table-row>
        <table:table-row>
          <table:table-cell table:style-name="Table32.A2" office:value-type="string">
            <text:p text:style-name="P40">findRoles</text:p>
          </table:table-cell>
          <table:table-cell table:style-name="Table32.A2" office:value-type="string">
            <text:p text:style-name="P40">criteria</text:p>
          </table:table-cell>
          <table:table-cell table:style-name="Table32.A2" office:value-type="string">
            <text:p text:style-name="P40">WSRoleSearchCriteria</text:p>
          </table:table-cell>
          <table:table-cell table:style-name="Table32.D2" office:value-type="string">
            <text:p text:style-name="P12">Returns WSRole[ ], a list of roles.</text:p>
            <text:p text:style-name="P12">criteria has rolename mask, <text:s/>maxRecords; <text:soft-page-break/>NULLs in parameters means "any." </text:p>
            <text:p text:style-name="P12"><text:span text:style-name="T2">Note</text:span>: The WSDL includes tenantID and <text:s/>includeSubOrgs; if included they must be null. They are reserved for use in our commercial products.</text:p>
          </table:table-cell>
        </table:table-row>
        <table:table-row table:style-name="Table32.6">
          <table:table-cell table:style-name="Table32.A2" office:value-type="string">
            <text:p text:style-name="P40">putRoles</text:p>
          </table:table-cell>
          <table:table-cell table:style-name="Table32.A2" office:value-type="string">
            <text:p text:style-name="P40">role</text:p>
          </table:table-cell>
          <table:table-cell table:style-name="Table32.A2" office:value-type="string">
            <text:p text:style-name="P40">WSRole</text:p>
          </table:table-cell>
          <table:table-cell table:style-name="Table32.D2" office:value-type="string">
            <text:p text:style-name="P12">Adds or updates a role.</text:p>
          </table:table-cell>
        </table:table-row>
        <table:table-row>
          <table:table-cell table:style-name="Table32.A2" office:value-type="string">
            <text:p text:style-name="P40">updateRoleName</text:p>
          </table:table-cell>
          <table:table-cell table:number-columns-spanned="3">
            <table:table table:is-sub-table="true">
              <table:table-column table:style-name="Table32.B"/>
              <table:table-column table:style-name="Table32.C"/>
              <table:table-column table:style-name="Table32.D"/>
              <table:table-row>
                <table:table-cell table:style-name="Table32.A2" office:value-type="string">
                  <text:p text:style-name="P40">oldRole</text:p>
                </table:table-cell>
                <table:table-cell table:style-name="Table32.A2" office:value-type="string">
                  <text:p text:style-name="P40">WSRole</text:p>
                </table:table-cell>
                <table:table-cell table:style-name="Table32.D2" office:value-type="string">
                  <text:p text:style-name="P12">Returns WSRole.</text:p>
                  <text:p text:style-name="P12">Updates a role name.</text:p>
                </table:table-cell>
              </table:table-row>
              <table:table-row>
                <table:table-cell table:style-name="Table32.A2" office:value-type="string">
                  <text:p text:style-name="P40">newRole</text:p>
                </table:table-cell>
                <table:table-cell table:style-name="Table32.A2" office:value-type="string">
                  <text:p text:style-name="P40">String</text:p>
                </table:table-cell>
                <table:table-cell table:style-name="Table32.D2" office:value-type="string">
                  <text:p text:style-name="P12">New name of role.</text:p>
                </table:table-cell>
              </table:table-row>
            </table:table>
          </table:table-cell>
          <table:covered-table-cell/>
          <table:covered-table-cell/>
        </table:table-row>
        <table:table-row>
          <table:table-cell table:style-name="Table32.A2" office:value-type="string">
            <text:p text:style-name="P40">deleteRole</text:p>
          </table:table-cell>
          <table:table-cell table:style-name="Table32.A2" office:value-type="string">
            <text:p text:style-name="P40">role</text:p>
          </table:table-cell>
          <table:table-cell table:style-name="Table32.A2" office:value-type="string">
            <text:p text:style-name="P40">WSRole</text:p>
          </table:table-cell>
          <table:table-cell table:style-name="Table32.D2" office:value-type="string">
            <text:p text:style-name="P12">Deletes the named role.</text:p>
          </table:table-cell>
        </table:table-row>
      </table:table>
      <text:p text:style-name="Standard"/>
      <text:p text:style-name="Standard">The following table summarizes the permissions service operation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Table_20_Heading">Operation</text:p>
          </table:table-cell>
          <table:table-cell table:style-name="Table36.A1" office:value-type="string">
            <text:p text:style-name="Table_20_Heading">Parameter</text:p>
          </table:table-cell>
          <table:table-cell table:style-name="Table36.A1" office:value-type="string">
            <text:p text:style-name="Table_20_Heading">Parameter Type</text:p>
          </table:table-cell>
          <table:table-cell table:style-name="Table36.D1" office:value-type="string">
            <text:p text:style-name="Table_20_Heading">Description</text:p>
          </table:table-cell>
        </table:table-row>
        <table:table-row>
          <table:table-cell table:style-name="Table36.A2" office:value-type="string">
            <text:p text:style-name="P40">getPermissions forObject</text:p>
          </table:table-cell>
          <table:table-cell table:style-name="Table36.A2" office:value-type="string">
            <text:p text:style-name="P40">targetURI</text:p>
          </table:table-cell>
          <table:table-cell table:style-name="Table36.A2" office:value-type="string">
            <text:p text:style-name="P40">String</text:p>
          </table:table-cell>
          <table:table-cell table:style-name="Table36.D2" office:value-type="string">
            <text:p text:style-name="P14">Repository object URI.</text:p>
            <text:p text:style-name="P14">Returns WSObjectPermission[], a list of permissions for the specified object.</text:p>
          </table:table-cell>
        </table:table-row>
        <table:table-row>
          <table:table-cell table:style-name="Table36.A2" office:value-type="string">
            <text:p text:style-name="P40">putPermissions</text:p>
          </table:table-cell>
          <table:table-cell table:style-name="Table36.A2" office:value-type="string">
            <text:p text:style-name="P40">objPerm</text:p>
          </table:table-cell>
          <table:table-cell table:style-name="Table36.A2" office:value-type="string">
            <text:p text:style-name="P40">WSObjectPermission</text:p>
          </table:table-cell>
          <table:table-cell table:style-name="Table36.D2" office:value-type="string">
            <text:p text:style-name="P14">Object permission.</text:p>
            <text:p text:style-name="P14">Returns WSObjectPermission, a new or updated object permission.</text:p>
          </table:table-cell>
        </table:table-row>
        <table:table-row>
          <table:table-cell table:style-name="Table36.A2" office:value-type="string">
            <text:p text:style-name="P40">deletePermissions</text:p>
          </table:table-cell>
          <table:table-cell table:style-name="Table36.A2" office:value-type="string">
            <text:p text:style-name="P40">objPerm</text:p>
          </table:table-cell>
          <table:table-cell table:style-name="Table36.A2" office:value-type="string">
            <text:p text:style-name="P40">WSObjectPermission</text:p>
          </table:table-cell>
          <table:table-cell table:style-name="Table36.D2" office:value-type="string">
            <text:p text:style-name="P14">Deletes the named permission.</text:p>
          </table:table-cell>
        </table:table-row>
      </table:table>
      <text:p text:style-name="Standard"/>
      <text:p text:style-name="Standard">The following summarizes the getter and setter classes for WSUser, WSRole, WSUserSearchCriteria, WSRoleSearchCriteria, WSObjectPermission.</text:p>
      <text:p text:style-name="Standard"/>
      <table:table table:name="Table56" table:style-name="Table56">
        <table:table-column table:style-name="Table56.A" table:number-columns-repeated="3"/>
        <table:table-row>
          <table:table-cell table:style-name="Table56.A1" office:value-type="string">
            <text:p text:style-name="Table_20_Contents">Field name</text:p>
          </table:table-cell>
          <table:table-cell table:style-name="Table56.A1" office:value-type="string">
            <text:p text:style-name="Table_20_Contents">Parameter/Return Type</text:p>
          </table:table-cell>
          <table:table-cell table:style-name="Table56.C1" office:value-type="string">
            <text:p text:style-name="Table_20_Contents">Description</text:p>
          </table:table-cell>
        </table:table-row>
        <table:table-row>
          <table:table-cell table:style-name="Table56.A2" office:value-type="string">
            <text:p text:style-name="Table_20_Contents">getUri</text:p>
          </table:table-cell>
          <table:table-cell table:style-name="Table56.B2" table:number-rows-spanned="2" office:value-type="string">
            <text:p text:style-name="Table_20_Contents">String</text:p>
          </table:table-cell>
          <table:table-cell table:style-name="Table56.C2" table:number-rows-spanned="2" office:value-type="string">
            <text:p text:style-name="Table_20_Contents">URI of object for this permission is set</text:p>
          </table:table-cell>
        </table:table-row>
        <table:table-row>
          <table:table-cell table:style-name="Table56.A2" office:value-type="string">
            <text:p text:style-name="P44">setUri</text:p>
          </table:table-cell>
          <table:covered-table-cell/>
          <table:covered-table-cell/>
        </table:table-row>
        <table:table-row>
          <table:table-cell table:style-name="Table56.A2" office:value-type="string">
            <text:p text:style-name="Table_20_Contents">getPermissionRecipient </text:p>
          </table:table-cell>
          <table:table-cell table:style-name="Table56.B2" table:number-rows-spanned="2" office:value-type="string">
            <text:p text:style-name="Table_20_Contents">WSUser or WSRole</text:p>
          </table:table-cell>
          <table:table-cell table:style-name="Table56.C4" table:number-rows-spanned="2" office:value-type="string">
            <text:p text:style-name="Table_20_Contents">Represent user or role which is recipient of <text:s/>the permission</text:p>
          </table:table-cell>
        </table:table-row>
        <table:table-row>
          <table:table-cell table:style-name="Table56.A2" office:value-type="string">
            <text:p text:style-name="Table_20_Contents">setPermissionRecipient </text:p>
          </table:table-cell>
          <table:covered-table-cell/>
          <table:covered-table-cell/>
        </table:table-row>
        <table:table-row>
          <table:table-cell table:style-name="Table56.A2" office:value-type="string">
            <text:p text:style-name="Table_20_Contents">getPermissionMask </text:p>
          </table:table-cell>
          <table:table-cell table:style-name="Table56.B2" table:number-rows-spanned="2" office:value-type="string">
            <text:p text:style-name="Table_20_Contents">Interger</text:p>
          </table:table-cell>
          <table:table-cell table:style-name="Table56.C4" table:number-rows-spanned="2" office:value-type="string">
            <text:p text:style-name="Table_20_Contents">Permission mask</text:p>
          </table:table-cell>
        </table:table-row>
        <table:table-row>
          <table:table-cell table:style-name="Table56.A2" office:value-type="string">
            <text:p text:style-name="Table_20_Contents">setPermissionMask </text:p>
          </table:table-cell>
          <table:covered-table-cell/>
          <table:covered-table-cell/>
        </table:table-row>
      </table:table>
      <text:p text:style-name="Standard"/>
      <text:p text:style-name="Standard"/>
      <text:p text:style-name="Standard"/>
      <text:p text:style-name="Standard"/>
      <text:h text:style-name="Heading_20_2" text:outline-level="2"><text:bookmark text:name="__RefHeading__5029_266007976"/><text:soft-page-break/>Users and Roles<text:bookmark-end text:name="__RefHeading__5029_266007976"/></text:h>
      <text:p text:style-name="Standard">The web service for administration of users and roles has these operations:</text:p>
      <text:list xml:id="list37293246" text:continue-list="list37312712" text:style-name="WW8Num19">
        <text:list-item text:start-value="1">
          <text:p text:style-name="Bullet"><text:span text:style-name="Code">findUsers</text:span> and <text:span text:style-name="Code">findRoles</text:span>. Return a list of users or roles that meet specified criteria. </text:p>
        </text:list-item>
        <text:list-item>
          <text:p text:style-name="Bullet"><text:span text:style-name="Code">putUser</text:span> and <text:span text:style-name="Code">putRole</text:span>. Return the named user or role. If the object is not already in the database, the call creates a new one.</text:p>
        </text:list-item>
        <text:list-item>
          <text:p text:style-name="Bullet"><text:s/><text:span text:style-name="Code"><text:span text:style-name="T13">deleteUser</text:span></text:span><text:span text:style-name="T21"> and </text:span><text:span text:style-name="Code"><text:span text:style-name="T13">deleteRole</text:span></text:span><text:span text:style-name="T21">. Delete the named user or role.</text:span></text:p>
        </text:list-item>
      </text:list>
      <text:p text:style-name="P15">Other resources such as input controls and subreports, must be added separately using the <text:span text:style-name="Code">put</text:span> operation to modify the report unit.</text:p>
      <text:h text:style-name="P62" text:outline-level="3"><text:bookmark text:name="__RefHeading__5031_266007976"/>findUsers<text:bookmark-end text:name="__RefHeading__5031_266007976"/></text:h>
      <text:p text:style-name="Standard">In findUsers, the parameter criteria has the type WSUserSearchCriteria and returns type WSUser. criteria can be a username mask, an organization/tenant ID, includeSubOrgs, a list of required users, and maxRecords. Null values indicate "any."</text:p>
      <text:list xml:id="list37319676" text:continue-list="list37293246" text:style-name="WW8Num19">
        <text:list-item text:start-value="1">
          <text:p text:style-name="P56">The mask has a SQL-like notation. For instance, Ad%, U2_.</text:p>
        </text:list-item>
        <text:list-item>
          <text:p text:style-name="P56"><text:s/>To limit the number of objects to return, set maxRecords to the desired number. To allow an infinite number of objects, set maxRecords to 0. </text:p>
        </text:list-item>
      </text:list>
      <text:p text:style-name="P8">To call findUsers:</text:p>
      <table:table table:name="Table38" table:style-name="Table38">
        <table:table-column table:style-name="Table38.A"/>
        <table:table-row table:style-name="Table38.1">
          <table:table-cell table:style-name="Table38.A1" office:value-type="string">
            <text:p text:style-name="P31">WSUserSearchCriteria searchCriteria = new WSUserSearchCriteria();</text:p>
            <text:p text:style-name="P31">searchCriteria.setName(“demo”);</text:p>
            <text:p text:style-name="P31">searchCriteria.setMaxRecords(5);</text:p>
            <text:p text:style-name="P31">searchCriteria.setIncludeSubOrgs(false);</text:p>
            <text:p text:style-name="P31">searchCriteria.setRequiredRoles(requiredRoles);</text:p>
            <text:p text:style-name="P31"/>
            <text:p text:style-name="P31">WSRole role = new WSRole();</text:p>
            <text:p text:style-name="P31">role.setRoleName("ROLE_USER");</text:p>
            <text:p text:style-name="P31">searchCriteria.setRequiredRoles(new WSRole[] {role});</text:p>
            <text:p text:style-name="P31"/>
            <text:p text:style-name="P31">WSUser[] list = binding.findUsers(searchCriteria);</text:p>
          </table:table-cell>
        </table:table-row>
      </table:table>
      <text:p text:style-name="Standard">The return is:</text:p>
      <table:table table:name="Table40" table:style-name="Table40">
        <table:table-column table:style-name="Table40.A"/>
        <table:table-row table:style-name="Table40.1">
          <table:table-cell table:style-name="Table40.A1" office:value-type="string">
            <text:p text:style-name="P26">String getUsername()</text:p>
            <text:p text:style-name="P26">String getFullName()</text:p>
            <text:p text:style-name="P26">String getPassword()</text:p>
            <text:p text:style-name="P26">String getEmailAddress()</text:p>
            <text:p text:style-name="P26">Boolean getExternallyDefined()</text:p>
            <text:p text:style-name="P26">Boolean getEnabled()</text:p>
            <text:p text:style-name="P26">Date getPreviousPasswordChangeTime()</text:p>
            <text:p text:style-name="P26">String getTenantId()</text:p>
            <text:p text:style-name="P26">WSRole[] getRoles()</text:p>
            <text:p text:style-name="P26">String getRoleName()</text:p>
            <text:p text:style-name="P26">String getTenantId()</text:p>
            <text:p text:style-name="P26">WSUser[] getUsers() </text:p>
          </table:table-cell>
        </table:table-row>
      </table:table>
      <text:h text:style-name="P62" text:outline-level="3"><text:bookmark text:name="__RefHeading__5033_266007976"/><text:soft-page-break/>putUser<text:bookmark-end text:name="__RefHeading__5033_266007976"/></text:h>
      <text:p text:style-name="P8">In putUser, the parameter user has the type WSUser and returns type WSUser. </text:p>
      <text:p text:style-name="P8">putUser updates an existing object; if the specified user does not exist, a new one is created.</text:p>
      <text:p text:style-name="P8"><text:span text:style-name="T2">Note</text:span>: <text:span text:style-name="T22">Before adding users and roles, note that there is a server-side configuration which specifies the default roles that a new user can receive. </text:span></text:p>
      <text:p text:style-name="P8">To call putUser:</text:p>
      <table:table table:name="Table39" table:style-name="Table39">
        <table:table-column table:style-name="Table39.A"/>
        <table:table-row table:style-name="Table39.1">
          <table:table-cell table:style-name="Table39.A1" office:value-type="string">
            <text:p text:style-name="P26">WSUser user = new WSUser();</text:p>
            <text:p text:style-name="P26">user.setUsername("john");</text:p>
            <text:p text:style-name="P26">user.setEnabled(true);</text:p>
            <text:p text:style-name="P26">user.setFullName("John Doe");</text:p>
            <text:p text:style-name="P26">WSRole role = new WSRole();</text:p>
            <text:p text:style-name="P26">role.setRoleName("ROLE_ANONYMOUS");</text:p>
            <text:p text:style-name="P26">user.setRoles(new WSRole[] {role});</text:p>
            <text:p text:style-name="P26"/>
            <text:p text:style-name="P26">WSUser value = binding.putUser(user);</text:p>
          </table:table-cell>
        </table:table-row>
      </table:table>
      <text:p text:style-name="Standard">The return is:</text:p>
      <table:table table:name="Table41" table:style-name="Table41">
        <table:table-column table:style-name="Table41.A"/>
        <table:table-row table:style-name="Table41.1">
          <table:table-cell table:style-name="Table41.A1" office:value-type="string">
            <text:p text:style-name="P32">String getUsername()</text:p>
            <text:p text:style-name="P19">String getFullName()</text:p>
            <text:p text:style-name="P19">String getPassword()</text:p>
            <text:p text:style-name="P19">String getEmailAddress()</text:p>
            <text:p text:style-name="P19">Boolean getExternallyDefined()</text:p>
            <text:p text:style-name="P19">Boolean getEnabled()</text:p>
            <text:p text:style-name="P19">Date getPreviousPasswordChangeTime()</text:p>
            <text:p text:style-name="P19">String getTenantId()</text:p>
            <text:p text:style-name="P19">WSRole[] getRoles()</text:p>
            <text:p text:style-name="P19">String getRoleName()</text:p>
            <text:p text:style-name="P19">String getTenantId()</text:p>
            <text:p text:style-name="P19">WSUser[] getUsers() </text:p>
          </table:table-cell>
        </table:table-row>
      </table:table>
      <text:h text:style-name="P62" text:outline-level="3"><text:bookmark text:name="__RefHeading__5035_266007976"/>deleteUser<text:bookmark-end text:name="__RefHeading__5035_266007976"/></text:h>
      <text:p text:style-name="P41">In <text:span text:style-name="T20">deleteUser</text:span>, the parameter <text:span text:style-name="T20">user</text:span> has the type <text:span text:style-name="T20">WSUser</text:span>. </text:p>
      <text:p text:style-name="P20"><text:span text:style-name="T23">To call </text:span><text:span text:style-name="T24">deleteUser</text:span><text:span text:style-name="T23">:</text:span></text:p>
      <table:table table:name="Table42" table:style-name="Table42">
        <table:table-column table:style-name="Table42.A"/>
        <table:table-row table:style-name="Table42.1">
          <table:table-cell table:style-name="Table42.A1" office:value-type="string">
            <text:p text:style-name="P32">WSUser user = new WSUser();</text:p>
            <text:p text:style-name="P33">user.setUsername("john");</text:p>
            <text:p text:style-name="P32"/>
            <text:p text:style-name="P33">binding.deleteUser(user);</text:p>
          </table:table-cell>
        </table:table-row>
      </table:table>
      <text:p text:style-name="P15">There is no return.</text:p>
      <text:h text:style-name="P62" text:outline-level="3"><text:bookmark text:name="__RefHeading__5037_266007976"/><text:soft-page-break/>findRoles<text:bookmark-end text:name="__RefHeading__5037_266007976"/></text:h>
      <text:p text:style-name="P41">In <text:span text:style-name="T20">findRoles</text:span>, the parameter <text:span text:style-name="T20">criteria</text:span> has the type <text:span text:style-name="T20">WSRoleSearchCriteria</text:span> and returns type <text:span text:style-name="T20">WSRole</text:span>. </text:p>
      <text:list xml:id="list37297867" text:continue-list="list37319676" text:style-name="WW8Num19">
        <text:list-item text:start-value="1">
          <text:p text:style-name="Bullet"><text:span text:style-name="T20">criteria</text:span> can be a role name mask, <text:s/>a list of required users or roles, and <text:span text:style-name="T20">maxRecords</text:span>. Null values indicate "any."</text:p>
        </text:list-item>
        <text:list-item>
          <text:p text:style-name="Bullet">The mask has a SQL-like notation. For instance, <text:span text:style-name="T20">Ad%</text:span>, <text:span text:style-name="T20">U2_</text:span>.</text:p>
        </text:list-item>
        <text:list-item>
          <text:p text:style-name="Bullet">To limit the number of objects to return, set <text:span text:style-name="T20">maxRecords</text:span> to the desired number. To allow an infinite number of objects, set <text:span text:style-name="T20">maxRecords</text:span> to 0. </text:p>
        </text:list-item>
      </text:list>
      <text:p text:style-name="P20"><text:span text:style-name="T23">To call </text:span><text:span text:style-name="T24">findRoles</text:span><text:span text:style-name="T23">:</text:span></text:p>
      <table:table table:name="Table43" table:style-name="Table43">
        <table:table-column table:style-name="Table43.A"/>
        <table:table-row table:style-name="Table43.1">
          <table:table-cell table:style-name="Table43.A1" office:value-type="string">
            <text:p text:style-name="P32">WSRoleSearchCriteria searchCriteria = new WSRoleSearchCriteria();</text:p>
            <text:p text:style-name="P33"/>
            <text:p text:style-name="P32"><text:s/>searchCriteria.setRoleName(“ROLE_USER”);</text:p>
            <text:p text:style-name="P33"><text:s/>searchCriteria.setMaxRecords(5);</text:p>
            <text:p text:style-name="P32"><text:s/>searchCriteria.setIncludeSubOrgs(false);</text:p>
            <text:p text:style-name="P33"/>
            <text:p text:style-name="P32"><text:s/>WSRole[] list = binding.findRoles(searchCriteria);</text:p>
          </table:table-cell>
        </table:table-row>
      </table:table>
      <text:p text:style-name="P15"/>
      <text:p text:style-name="P15">The return is:</text:p>
      <table:table table:name="Table44" table:style-name="Table44">
        <table:table-column table:style-name="Table44.A"/>
        <table:table-row table:style-name="Table44.1">
          <table:table-cell table:style-name="Table44.A1" office:value-type="string">
            <text:p text:style-name="P32">String getUsername()</text:p>
            <text:p text:style-name="P33">String getFullName()</text:p>
            <text:p text:style-name="P32">String getPassword()</text:p>
            <text:p text:style-name="P33">String getEmailAddress()</text:p>
            <text:p text:style-name="P32">Boolean getExternallyDefined()</text:p>
            <text:p text:style-name="P33">Boolean getEnabled()</text:p>
            <text:p text:style-name="P32">Date getPreviousPasswordChangeTime()</text:p>
            <text:p text:style-name="P33">String getTenantId()</text:p>
            <text:p text:style-name="P32">WSRole[] getRoles()</text:p>
            <text:p text:style-name="P33">String getRoleName()</text:p>
            <text:p text:style-name="P32">String getTenantId()</text:p>
            <text:p text:style-name="P33">WSUser[] getUsers() </text:p>
          </table:table-cell>
        </table:table-row>
      </table:table>
      <text:p text:style-name="P15"/>
      <text:h text:style-name="P62" text:outline-level="3"><text:bookmark text:name="__RefHeading__5039_266007976"/><text:soft-page-break/>putRole<text:bookmark-end text:name="__RefHeading__5039_266007976"/></text:h>
      <text:p text:style-name="P42"><text:span text:style-name="T23">In </text:span><text:span text:style-name="T24">putRole</text:span><text:span text:style-name="T23">, the parameter </text:span><text:span text:style-name="T24">role</text:span><text:span text:style-name="T23"> has the type </text:span><text:span text:style-name="T24">WSRole</text:span><text:span text:style-name="T23"> and returns type </text:span><text:span text:style-name="T24">WSRole</text:span><text:span text:style-name="T23">. </text:span></text:p>
      <text:p text:style-name="P41">putRole updates an existing object; if the specified role does not exist, a new one is created.</text:p>
      <text:p text:style-name="P9"><text:span text:style-name="T2">Note</text:span>: <text:span text:style-name="T25">Before adding users and roles, note that there is a server-side configuration which specifies the default roles that a new user can receive. </text:span></text:p>
      <text:p text:style-name="P42"><text:span text:style-name="T23">To call </text:span><text:span text:style-name="T24">putRole</text:span><text:span text:style-name="T23">:</text:span></text:p>
      <table:table table:name="Table45" table:style-name="Table45">
        <table:table-column table:style-name="Table45.A"/>
        <table:table-row table:style-name="Table45.1">
          <table:table-cell table:style-name="Table45.A1" office:value-type="string">
            <text:p text:style-name="P32">WSRole role = new WSRole();</text:p>
            <text:p text:style-name="P33">role.setRoleName(“ROLE_ANONYMOUS”);</text:p>
            <text:p text:style-name="P32"/>
            <text:p text:style-name="P33">WSRole value = binding.putRole(role);</text:p>
          </table:table-cell>
        </table:table-row>
      </table:table>
      <text:p text:style-name="P15"/>
      <text:p text:style-name="P15">The return is:</text:p>
      <table:table table:name="Table46" table:style-name="Table46">
        <table:table-column table:style-name="Table46.A"/>
        <table:table-row table:style-name="Table46.1">
          <table:table-cell table:style-name="Table46.A1" office:value-type="string">
            <text:p text:style-name="P32">String getRoleName()</text:p>
            <text:p text:style-name="P33">String getTenantId()</text:p>
            <text:p text:style-name="P32">WSUser[] getUsers()</text:p>
            <text:p text:style-name="P33">String getUserName()</text:p>
            <text:p text:style-name="P32">String getFullName()</text:p>
            <text:p text:style-name="P33">String getPassword()</text:p>
            <text:p text:style-name="P32">String getEmailAddress()</text:p>
            <text:p text:style-name="P33">Boolean getExternallyDefined()</text:p>
            <text:p text:style-name="P32">Boolean getEnabled()</text:p>
            <text:p text:style-name="P33">Date getPreviousPasswordChangeTime()</text:p>
            <text:p text:style-name="P32">String getTenantId()</text:p>
            <text:p text:style-name="P33">WSRole[] getRoles()</text:p>
          </table:table-cell>
        </table:table-row>
      </table:table>
      <text:p text:style-name="P15"/>
      <text:h text:style-name="P62" text:outline-level="3"><text:bookmark text:name="__RefHeading__5041_266007976"/><text:soft-page-break/>updateRoleName<text:bookmark-end text:name="__RefHeading__5041_266007976"/></text:h>
      <text:p text:style-name="P41">In <text:span text:style-name="T20">updateRoleName</text:span>, the parameter <text:span text:style-name="T20">oldRole</text:span> has the type <text:span text:style-name="T20">WSRole</text:span>, and the parameter <text:span text:style-name="T20">newName</text:span> has the type <text:span text:style-name="T20">String</text:span>. The method <text:s/>returns an object of type WSRole with an updated name.</text:p>
      <text:p text:style-name="P20"><text:span text:style-name="T23">To update a role with a call to </text:span><text:span text:style-name="T24">oldRole</text:span><text:span text:style-name="T23">:</text:span></text:p>
      <table:table table:name="Table47" table:style-name="Table47">
        <table:table-column table:style-name="Table47.A"/>
        <table:table-row table:style-name="Table47.1">
          <table:table-cell table:style-name="Table47.A1" office:value-type="string">
            <text:p text:style-name="P32">WSRole oldRole= new WSRole();</text:p>
            <text:p text:style-name="P33">role.setRoleName("ROLE_WS");</text:p>
            <text:p text:style-name="P32"/>
            <text:p text:style-name="P33">WSRole value = binding.updateRoleName(oldRole, “ROLE_WEB_SERVICE”);</text:p>
          </table:table-cell>
        </table:table-row>
      </table:table>
      <text:p text:style-name="P41">To rename the role with a call to <text:span text:style-name="T20">newName</text:span>:</text:p>
      <text:p text:style-name="P43">"ROLE_WEB_SERVICE" </text:p>
      <text:p text:style-name="P22">The return for an updated role:</text:p>
      <table:table table:name="Table48" table:style-name="Table48">
        <table:table-column table:style-name="Table48.A"/>
        <table:table-row table:style-name="Table48.1">
          <table:table-cell table:style-name="Table48.A1" office:value-type="string">
            <text:p text:style-name="P32">String getRoleName()</text:p>
            <text:p text:style-name="P33">String getTenantId()</text:p>
            <text:p text:style-name="P32">WSUser[] getUsers()</text:p>
            <text:p text:style-name="P33">String getUsername()</text:p>
            <text:p text:style-name="P32">String getFullName()</text:p>
            <text:p text:style-name="P33">String getPassword()</text:p>
            <text:p text:style-name="P32">String getEmailAddress()</text:p>
            <text:p text:style-name="P33">Boolean getExternallyDefined()</text:p>
            <text:p text:style-name="P32">Boolean getEnabled()</text:p>
            <text:p text:style-name="P33">Date getPreviousPasswordChangeTime()</text:p>
            <text:p text:style-name="P32">String getTenantId()</text:p>
            <text:p text:style-name="P33">WSRole[] getRoles()</text:p>
          </table:table-cell>
        </table:table-row>
      </table:table>
      <text:p text:style-name="P15"/>
      <text:h text:style-name="P63" text:outline-level="3"><text:bookmark text:name="__RefHeading__5043_266007976"/><text:soft-page-break/>deleteUser<text:bookmark-end text:name="__RefHeading__5043_266007976"/></text:h>
      <text:p text:style-name="P41">In <text:span text:style-name="T20">deleteUser</text:span>, the parameter <text:span text:style-name="T20">user</text:span> has the type <text:span text:style-name="T20">WSUser</text:span>. In <text:span text:style-name="T20">deleteRole</text:span>, the parameter <text:span text:style-name="T20">role</text:span> has the type <text:span text:style-name="T20">WSRole</text:span>. </text:p>
      <text:p text:style-name="P21"><text:span text:style-name="T26">Here are examples of calls to </text:span><text:span text:style-name="T24">deleteUser</text:span><text:span text:style-name="T26"> and </text:span><text:span text:style-name="T24">deleteRole</text:span><text:span text:style-name="T26">:</text:span></text:p>
      <table:table table:name="Table49" table:style-name="Table49">
        <table:table-column table:style-name="Table49.A"/>
        <table:table-row table:style-name="Table49.1">
          <table:table-cell table:style-name="Table49.A1" office:value-type="string">
            <text:p text:style-name="P32">WSRole role = new WSRole();</text:p>
            <text:p text:style-name="P33">role.setRoleName("ROLE_WS");</text:p>
            <text:p text:style-name="P32"/>
            <text:p text:style-name="P33">binding.deleteRole(role);</text:p>
          </table:table-cell>
        </table:table-row>
      </table:table>
      <text:p text:style-name="P11">There is no return.</text:p>
      <text:p text:style-name="P16"/>
      <text:h text:style-name="Heading_20_2" text:outline-level="2"><text:bookmark text:name="__RefHeading__5045_266007976"/>Permissions<text:bookmark-end text:name="__RefHeading__5045_266007976"/></text:h>
      <text:p text:style-name="Standard">The web service for administration of permissions has these operations:</text:p>
      <text:list xml:id="list37322710" text:continue-list="list37297867" text:style-name="WW8Num19">
        <text:list-item text:start-value="1">
          <text:p text:style-name="Bullet">getPermissionsForObject. Returns a list of permissions for the specified object. </text:p>
        </text:list-item>
        <text:list-item>
          <text:p text:style-name="Bullet">putPermission. Returns the named permission. If the object is not already in the database, the call creates a new one.</text:p>
        </text:list-item>
        <text:list-item>
          <text:p text:style-name="Bullet">deletePermission. Deletes the named permission.</text:p>
        </text:list-item>
      </text:list>
      <text:h text:style-name="P62" text:outline-level="3"><text:bookmark text:name="__RefHeading__5047_266007976"/><text:soft-page-break/>getPermissionsForObject<text:bookmark-end text:name="__RefHeading__5047_266007976"/></text:h>
      <text:p text:style-name="P41">In <text:span text:style-name="T20">getPermissionsForObject</text:span>, the parameter <text:span text:style-name="T20">targetURI</text:span> has the type <text:span text:style-name="T20">String</text:span> and returns type <text:span text:style-name="T20">WSObjectPermission[]</text:span>. </text:p>
      <text:p text:style-name="P20"><text:span text:style-name="T23">To call </text:span><text:span text:style-name="T24">getPermissionsForObject</text:span><text:span text:style-name="T23">:</text:span></text:p>
      <table:table table:name="Table50" table:style-name="Table50">
        <table:table-column table:style-name="Table50.A"/>
        <table:table-row table:style-name="Table50.1">
          <table:table-cell table:style-name="Table50.A1" office:value-type="string">
            <text:p text:style-name="P32">WSObjectPermission[] objectPermissions = binding.getPermissionsForObject(“repo:/”);</text:p>
          </table:table-cell>
        </table:table-row>
      </table:table>
      <text:p text:style-name="P41">In the return, the permissioned object can be a user or role:</text:p>
      <table:table table:name="Table51" table:style-name="Table51">
        <table:table-column table:style-name="Table51.A"/>
        <table:table-row table:style-name="Table51.1">
          <table:table-cell table:style-name="Table51.A1" office:value-type="string">
            <text:p text:style-name="P32">String getUri()</text:p>
            <text:p text:style-name="P19">Object getPermissionRecipient()</text:p>
            <text:p text:style-name="P19">int getPermissionMask()</text:p>
            <text:p text:style-name="P19">String getRoleName()</text:p>
            <text:p text:style-name="P19">String getTenantId()</text:p>
            <text:p text:style-name="P19">WSUser[] getUsers()</text:p>
            <text:p text:style-name="P19">String getUsername()</text:p>
            <text:p text:style-name="P19">String getFullName()</text:p>
            <text:p text:style-name="P19">String getPassword()</text:p>
            <text:p text:style-name="P19">String getEmailAddress()</text:p>
            <text:p text:style-name="P19">Boolean getExternallyDefined()</text:p>
            <text:p text:style-name="P19">Boolean getEnabled()</text:p>
            <text:p text:style-name="P19">Date getPreviousPasswordChangeTime()</text:p>
            <text:p text:style-name="P19">String getTenantId()</text:p>
            <text:p text:style-name="P19">WSRole[] getRoles()</text:p>
          </table:table-cell>
        </table:table-row>
      </table:table>
      <text:p text:style-name="P15"/>
      <text:h text:style-name="P62" text:outline-level="3"><text:bookmark text:name="__RefHeading__5049_266007976"/><text:soft-page-break/>putPermission<text:bookmark-end text:name="__RefHeading__5049_266007976"/></text:h>
      <text:p text:style-name="P41">In <text:span text:style-name="T20">putPermission</text:span>, the parameter <text:span text:style-name="T20">objPerm</text:span> has the type <text:span text:style-name="T20">WSObjectPermission</text:span> and returns type <text:span text:style-name="T20">WSObjectPermission</text:span>. </text:p>
      <text:p text:style-name="P20"><text:span text:style-name="T23">To call </text:span><text:span text:style-name="T24">putPermission</text:span><text:span text:style-name="T23">:</text:span></text:p>
      <table:table table:name="Table52" table:style-name="Table52">
        <table:table-column table:style-name="Table52.A"/>
        <table:table-row table:style-name="Table52.1">
          <table:table-cell table:style-name="Table52.A1" office:value-type="string">
            <text:p text:style-name="P32">WSObjectPermission objectPermission = new WSObjectPermission();</text:p>
            <text:p text:style-name="P33">objectPermission.setUri(resourceUri);</text:p>
            <text:p text:style-name="P32">objectPermission.setPermissionMask(2);</text:p>
            <text:p text:style-name="P33"/>
            <text:p text:style-name="P32">WSUser wsUser = new WSUser();</text:p>
            <text:p text:style-name="P33">wsUser.setUsername("joeuser");</text:p>
            <text:p text:style-name="P32">wsUser.setTenantId("organization_1");</text:p>
            <text:p text:style-name="P33"/>
            <text:p text:style-name="P32">objectPermission.setPermissionRecipient(wsUser);</text:p>
            <text:p text:style-name="P33"/>
            <text:p text:style-name="P32">WSObjectPermission value = binding.putPermission(objectPermission);WSObjectPermission objectPermission = new WSObjectPermission();</text:p>
            <text:p text:style-name="P33">objectPermission.setUri(resourceUri);</text:p>
            <text:p text:style-name="P32">objectPermission.setPermissionMask(2);</text:p>
            <text:p text:style-name="P33"/>
            <text:p text:style-name="P32">WSUser wsUser = new WSUser();</text:p>
            <text:p text:style-name="P33">wsUser.setUsername("joeuser");</text:p>
            <text:p text:style-name="P32">wsUser.setTenantId("organization_1");</text:p>
            <text:p text:style-name="P33"/>
            <text:p text:style-name="P32">objectPermission.setPermissionRecipient(wsUser);</text:p>
            <text:p text:style-name="P33"/>
            <text:p text:style-name="P32">WSObjectPermission value = binding.putPermission(objectPermission);</text:p>
          </table:table-cell>
        </table:table-row>
      </table:table>
      <text:p text:style-name="P8">The return is:</text:p>
      <table:table table:name="Table53" table:style-name="Table53">
        <table:table-column table:style-name="Table53.A"/>
        <text:soft-page-break/>
        <table:table-row table:style-name="Table53.1">
          <table:table-cell table:style-name="Table53.A1" office:value-type="string">
            <text:p text:style-name="P32">String getUri()</text:p>
            <text:p text:style-name="P19">Object getPermissionRecipient()</text:p>
            <text:p text:style-name="P19">int getPermissionMask()</text:p>
            <text:p text:style-name="P19">String getRoleName()</text:p>
            <text:p text:style-name="P19">String getTenantId()</text:p>
            <text:p text:style-name="P19">WSUser[] getUsers()</text:p>
            <text:p text:style-name="P19">String getUsername()</text:p>
            <text:p text:style-name="P19">String getFullName()</text:p>
            <text:p text:style-name="P19">String getPassword()</text:p>
            <text:p text:style-name="P19">String getEmailAddress()</text:p>
            <text:p text:style-name="P19">Boolean getExternallyDefined()</text:p>
            <text:p text:style-name="P19">Boolean getEnabled()</text:p>
            <text:p text:style-name="P19">Date getPreviousPasswordChangeTime()</text:p>
            <text:p text:style-name="P19">String getTenantId()</text:p>
            <text:p text:style-name="P19">WSRole[] getRoles()</text:p>
          </table:table-cell>
        </table:table-row>
      </table:table>
      <text:h text:style-name="P63" text:outline-level="3"><text:bookmark text:name="__RefHeading__5051_266007976"/>deletePermission<text:bookmark-end text:name="__RefHeading__5051_266007976"/></text:h>
      <text:p text:style-name="P41">In <text:span text:style-name="T20">deletePermission</text:span>, the parameter <text:span text:style-name="T20">objPerm</text:span> has the type <text:span text:style-name="T20">WSObjectPermission</text:span>. </text:p>
      <text:p text:style-name="P21"><text:span text:style-name="T26">To call </text:span><text:span text:style-name="T24">deletePermission</text:span><text:span text:style-name="T26">:</text:span></text:p>
      <table:table table:name="Table54" table:style-name="Table54">
        <table:table-column table:style-name="Table54.A"/>
        <table:table-row table:style-name="Table54.1">
          <table:table-cell table:style-name="Table54.A1" office:value-type="string">
            <text:p text:style-name="P32">WSObjectPermission objectPermission = new WSObjectPermission();</text:p>
            <text:p text:style-name="P33">objectPermission.setUri(resourceUri);</text:p>
            <text:p text:style-name="P32">objectPermission.setPermissionMask(2);</text:p>
            <text:p text:style-name="P33"/>
            <text:p text:style-name="P32">WSUser wsUser = new WSUser();</text:p>
            <text:p text:style-name="P33">wsUser.setUsername("joeuser");</text:p>
            <text:p text:style-name="P32"/>
            <text:p text:style-name="P33">objectPermission.setPermissionRecipient(wsUser);</text:p>
            <text:p text:style-name="P32"/>
            <text:p text:style-name="P33">binding.deletePermission(objectPermission);</text:p>
          </table:table-cell>
        </table:table-row>
      </table:table>
      <text:p text:style-name="P11">There is no return.</text:p>
      <text:h text:style-name="Heading_20_2" text:outline-level="2"><text:bookmark text:name="__RefHeading__5053_266007976"/>Related Files<text:bookmark-end text:name="__RefHeading__5053_266007976"/></text:h>
      <text:p text:style-name="Standard"><text:alphabetical-index-mark text:string-value=" WSDL" text:key1="WSDL" text:key2=" administration; administration"/>The web services distribution files include WSDL files as well as client stub classes. The WSDL file for the administration service is in jasperserver-ws-server-4.0.jar. Client stub files contain return types; they are in jasperserver-common-ws-4.0.jar. The JasperReports Server Professional and Enterprise implementation of the services is in ji-ws-server-4.0.jar.</text:p>
      <text:p text:style-name="Standard"/>
      <text:h text:style-name="P64" text:outline-level="7"><text:bookmark text:name="__RefHeading__5055_266007976"/><text:s text:c="3"/>Repository Service API Constants<text:bookmark-end text:name="__RefHeading__5055_266007976"/></text:h>
      <text:p text:style-name="Standard">The constants that the services require are defined in the following classes:</text:p>
      <text:list xml:id="list37318606" text:continue-list="list37322710" text:style-name="WW8Num19">
        <text:list-item text:start-value="1">
          <text:p text:style-name="Bullet"><text:span text:style-name="Code">com.jaspersoft.jasperserver.api.metadata.xml.domain.impl.Argument</text:span></text:p>
        </text:list-item>
        <text:list-item>
          <text:p text:style-name="Bullet"><text:span text:style-name="Code">com.jaspersoft.jasperserver.ws.xml.ResourceDescriptor</text:span></text:p>
        </text:list-item>
      </text:list>
      <text:p text:style-name="Standard">The following shows the constant names in quotation marks:</text:p>
      <table:table table:name="Table37" table:style-name="Table37">
        <table:table-column table:style-name="Table37.A"/>
        <table:table-row table:style-name="Table37.1">
          <table:table-cell table:style-name="Table37.A1" office:value-type="string">
            <text:p text:style-name="P26">// resource wsTypes</text:p>
            <text:p text:style-name="P25">TYPE_FOLDER = "folder";</text:p>
            <text:p text:style-name="P25">TYPE_REPORTUNIT = "reportUnit";</text:p>
            <text:p text:style-name="P25">TYPE_DATASOURCE = "datasource";</text:p>
            <text:p text:style-name="P25">TYPE_DATASOURCE_JDBC = "jdbc";</text:p>
            <text:p text:style-name="P25">TYPE_DATASOURCE_JNDI = "jndi";</text:p>
            <text:p text:style-name="P25">TYPE_DATASOURCE_BEAN = "bean";</text:p>
            <text:p text:style-name="P25">TYPE_IMAGE = "img";</text:p>
            <text:p text:style-name="P25">TYPE_FONT = "font";</text:p>
            <text:p text:style-name="P25">TYPE_JRXML = "jrxml";</text:p>
            <text:p text:style-name="P25">TYPE_CLASS_JAR = "jar";</text:p>
            <text:p text:style-name="P25">TYPE_RESOURCE_BUNDLE = "prop";</text:p>
            <text:p text:style-name="P25">TYPE_REFERENCE = "reference";</text:p>
            <text:p text:style-name="P25">TYPE_INPUT_CONTROL = "inputControl";</text:p>
            <text:p text:style-name="P25">TYPE_DATA_TYPE = "dataType";</text:p>
            <text:p text:style-name="P25">TYPE_OLAP_MONDRIAN_CONNECTION = "olapMondrianCon";</text:p>
            <text:p text:style-name="P25">TYPE_OLAP_XMLA_CONNECTION = "olapXmlaCon";</text:p>
            <text:p text:style-name="P25">TYPE_MONDRIAN_SCHEMA = "olapMondrianSchema";</text:p>
            <text:p text:style-name="P25">TYPE_XMLA_CONNTCTION = "xmlaConnection";</text:p>
            <text:p text:style-name="P25">TYPE_UNKNOW = "unknow";</text:p>
            <text:p text:style-name="P25">TYPE_LOV = "lov"; // List of values...</text:p>
            <text:p text:style-name="P25">TYPE_QUERY = "query"; </text:p>
            <text:p text:style-name="P25">// These constants are copied here from DataType for facility</text:p>
            <text:p text:style-name="P25">DT_TYPE_TEXT = 1;</text:p>
            <text:p text:style-name="P25">DT_TYPE_NUMBER = 2;</text:p>
            <text:p text:style-name="P25">DT_TYPE_DATE = 3;</text:p>
            <text:p text:style-name="P25">DT_TYPE_DATE_TIME = 4; </text:p>
            <text:p text:style-name="P25">// These constants are copied here from InputControl for facility</text:p>
            <text:p text:style-name="P25">IC_TYPE_BOOLEAN = 1;</text:p>
            <text:p text:style-name="P25">IC_TYPE_SINGLE_VALUE = 2;</text:p>
            <text:p text:style-name="P25">IC_TYPE_SINGLE_SELECT_LIST_OF_VALUES = 3;</text:p>
            <text:p text:style-name="P25">IC_TYPE_SINGLE_SELECT_QUERY = 4;</text:p>
            <text:p text:style-name="P25">IC_TYPE_MULTI_VALUE = 5;</text:p>
            <text:p text:style-name="P25">IC_TYPE_MULTI_SELECT_LIST_OF_VALUES = 6;</text:p>
            <text:p text:style-name="P25">IC_TYPE_MULTI_SELECT_QUERY = 7;</text:p>
            <text:p text:style-name="P25"><text:soft-page-break/>IC_TYPE_SINGLE_SELECT_LIST_OF_VALUES_RADIO = 8;</text:p>
            <text:p text:style-name="P25">IC_TYPE_SINGLE_SELECT_QUERY_RADIO = 9;</text:p>
            <text:p text:style-name="P25">IC_TYPE_MULTI_SELECT_LIST_OF_VALUES_CHECKBOX = 10;</text:p>
            <text:p text:style-name="P25">IC_TYPE_MULTI_SELECT_QUERY_CHECKBOX = 11;</text:p>
            <text:p text:style-name="P25">PROP_VERSION = "PROP_VERSION";</text:p>
            <text:p text:style-name="P25">PROP_PARENT_FOLDER = "PROP_PARENT_FOLDER";</text:p>
            <text:p text:style-name="P25">PROP_RESOURCE_TYPE = "PROP_RESOURCE_TYPE";</text:p>
            <text:p text:style-name="P25">PROP_CREATION_DATE = "PROP_CREATION_DATE";</text:p>
            <text:p text:style-name="P25">// File resource properties</text:p>
            <text:p text:style-name="P25">PROP_FILERESOURCE_HAS_DATA = "PROP_HAS_DATA";</text:p>
            <text:p text:style-name="P25">PROP_FILERESOURCE_IS_REFERENCE = "PROP_IS_REFERENCE";</text:p>
            <text:p text:style-name="P25">PROP_FILERESOURCE_REFERENCE_URI = "PROP_REFERENCE_URI";</text:p>
            <text:p text:style-name="P25">PROP_FILERESOURCE_WSTYPE = "PROP_WSTYPE";</text:p>
            <text:p text:style-name="P25">// Datasource properties</text:p>
            <text:p text:style-name="P25">PROP_DATASOURCE_DRIVER_CLASS = "PROP_DATASOURCE_DRIVER_CLASS";</text:p>
            <text:p text:style-name="P25">PROP_DATASOURCE_CONNECTION_URL = "PROP_DATASOURCE_CONNECTION_URL";</text:p>
            <text:p text:style-name="P25">PROP_DATASOURCE_USERNAME = "PROP_DATASOURCE_USERNAME";</text:p>
            <text:p text:style-name="P25">PROP_DATASOURCE_PASSWORD = "PROP_DATASOURCE_PASSWORD";</text:p>
            <text:p text:style-name="P25">PROP_DATASOURCE_JNDI_NAME = "PROP_DATASOURCE_JNDI_NAME";</text:p>
            <text:p text:style-name="P25">PROP_DATASOURCE_BEAN_NAME = "PROP_DATASOURCE_BEAN_NAME";</text:p>
            <text:p text:style-name="P25">PROP_DATASOURCE_BEAN_METHOD = "PROP_DATASOURCE_BEAN_METHOD";</text:p>
            <text:p text:style-name="P25">// ReportUnit resource properties</text:p>
            <text:p text:style-name="P25">PROP_RU_DATASOURCE_TYPE = "PROP_RU_DATASOURCE_TYPE";</text:p>
            <text:p text:style-name="P25">PROP_RU_IS_MAIN_REPORT = "PROP_RU_IS_MAIN_REPORT";</text:p>
            <text:p text:style-name="P25">PROP_RU_INPUTCONTROL_RENDERING_VIEW = "PROP_RU_INPUTCONTROL_RENDERING_VIEW";</text:p>
            <text:p text:style-name="P25">PROP_RU_REPORT_RENDERING_VIEW = "PROP_RU_REPORT_RENDERING_VIEW";</text:p>
            <text:p text:style-name="P25">// DataType resource properties</text:p>
            <text:p text:style-name="P25">PROP_DATATYPE_STRICT_MAX = "PROP_DATATYPE_STRICT_MAX";</text:p>
            <text:p text:style-name="P25">PROP_DATATYPE_STRICT_MIN = "PROP_DATATYPE_STRICT_MIN";</text:p>
            <text:p text:style-name="P25">PROP_DATATYPE_MIN_VALUE = "PROP_DATATYPE_MIN_VALUE";</text:p>
            <text:p text:style-name="P25">PROP_DATATYPE_MAX_VALUE = "PROP_DATATYPE_MAX_VALUE";</text:p>
            <text:p text:style-name="P25">PROP_DATATYPE_PATTERN = "PROP_DATATYPE_PATTERN";</text:p>
            <text:p text:style-name="P25">PROP_DATATYPE_TYPE = "PROP_DATATYPE_TYPE";</text:p>
            <text:p text:style-name="P25">// ListOfValues resource properties</text:p>
            <text:p text:style-name="P25">PROP_LOV = "PROP_LOV";</text:p>
            <text:p text:style-name="P25">PROP_LOV_LABEL = "PROP_LOV_LABEL";</text:p>
            <text:p text:style-name="P25">PROP_LOV_VALUE = "PROP_LOV_VALUE";</text:p>
            <text:p text:style-name="P25">// InputControl resource properties</text:p>
            <text:p text:style-name="P25">PROP_INPUTCONTROL_TYPE = "PROP_INPUTCONTROL_TYPE";</text:p>
            <text:p text:style-name="P25">PROP_INPUTCONTROL_IS_MANDATORY = "PROP_INPUTCONTROL_IS_MANDATORY";</text:p>
            <text:p text:style-name="P25">PROP_INPUTCONTROL_IS_READONLY = "PROP_INPUTCONTROL_IS_READONLY";</text:p>
            <text:p text:style-name="P25"><text:soft-page-break/>// SQL resource properties</text:p>
            <text:p text:style-name="P25">PROP_QUERY = "PROP_QUERY";</text:p>
            <text:p text:style-name="P25">PROP_QUERY_VISIBLE_COLUMNS = "PROP_QUERY_VISIBLE_COLUMNS";</text:p>
            <text:p text:style-name="P25">PROP_QUERY_VISIBLE_COLUMN_NAME = "PROP_QUERY_VISIBLE_COLUMN_NAME";</text:p>
            <text:p text:style-name="P25">PROP_QUERY_VALUE_COLUMN = "PROP_QUERY_VALUE_COLUMN";</text:p>
            <text:p text:style-name="P25">PROP_QUERY_LANGUAGE = "PROP_QUERY_LANGUAGE";</text:p>
            <text:p text:style-name="P25">// SQL resource properties (data)</text:p>
            <text:p text:style-name="P25">PROP_QUERY_DATA = "PROP_QUERY_DATA";</text:p>
            <text:p text:style-name="P25">PROP_QUERY_DATA_ROW = "PROP_QUERY_DATA_ROW";</text:p>
            <text:p text:style-name="P25">PROP_QUERY_DATA_ROW_COLUMN = "PROP_QUERY_DATA_ROW_COLUMN";</text:p>
            <text:p text:style-name="P24"/>
            <text:p text:style-name="P24"/>
            <text:p text:style-name="P25">// Arguments</text:p>
            <text:p text:style-name="P25">MODIFY_REPORTUNIT = "MODIFY_REPORTUNIT_URI";</text:p>
            <text:p text:style-name="P25">CREATE_REPORTUNIT = "CREATE_REPORTUNIT_BOOLEAN";</text:p>
            <text:p text:style-name="P25">LIST_DATASOURCES = "LIST_DATASOURCES";</text:p>
            <text:p text:style-name="P25">IC_GET_QUERY_DATA = "IC_GET_QUERY_DATA";</text:p>
            <text:p text:style-name="P25">VALUE_TRUE = "true";</text:p>
            <text:p text:style-name="P25">VALUE_FALSE = "false";</text:p>
            <text:p text:style-name="P25">RUN_OUTPUT_FORMAT = "RUN_OUTPUT_FORMAT";</text:p>
            <text:p text:style-name="P25">RUN_OUTPUT_FORMAT_PDF = "PDF";</text:p>
            <text:p text:style-name="P25">RUN_OUTPUT_FORMAT_JRPRINT = "JRPRINT";</text:p>
            <text:p text:style-name="P25">RUN_OUTPUT_FORMAT_HTML = "HTML";</text:p>
            <text:p text:style-name="P25">RUN_OUTPUT_FORMAT_XLS = "XLS";</text:p>
            <text:p text:style-name="P25">RUN_OUTPUT_FORMAT_XML = "XML";</text:p>
            <text:p text:style-name="P25">RUN_OUTPUT_FORMAT_CSV = "CSV";</text:p>
            <text:p text:style-name="P25">RUN_OUTPUT_FORMAT_RTF = "RTF";</text:p>
            <text:p text:style-name="P25">RUN_OUTPUT_IMAGES_URI = "IMAGES_URI";</text:p>
            <text:p text:style-name="P25">RUN_OUTPUT_PAGE = "PAG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1" svg:font-family="Arial" style:font-family-generic="swiss"/>
    <style:font-face style:name="Trebuchet MS" svg:font-family="'Trebuchet M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902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fo:keep-together="always" fo:orphans="0" fo:widows="0" fo:hyphenation-ladder-count="no-limit" style:text-autospace="none" style:punctuation-wrap="simple" style:vertical-align="baseline" style:writing-mode="lr-tb"/>
      <style:text-properties fo:color="#000000" style:font-name="Times New Roman"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0417in" fo:margin-bottom="0.0835in" fo:keep-together="auto" style:text-autospace="ideograph-alpha" style:punctuation-wrap="hanging" style:vertical-align="auto"/>
      <style:text-properties style:font-name="Arial" fo:font-size="10pt" style:font-name-asian="Arial Unicode MS" style:font-size-asian="10pt" style:font-size-complex="12pt"/>
    </style:style>
    <style:style style:name="Heading" style:family="paragraph" style:parent-style-name="Standard" style:next-style-name="Standard" style:class="text">
      <style:paragraph-properties fo:margin-top="0.1665in" fo:margin-bottom="0.0835in" fo:keep-with-next="always"/>
      <style:text-properties style:font-name="Arial" fo:font-size="14pt" style:font-size-asian="14pt"/>
    </style:style>
    <style:style style:name="Heading_20_1" style:display-name="Heading 1" style:family="paragraph" style:parent-style-name="Standard" style:next-style-name="Standard" style:default-outline-level="1" style:class="text">
      <style:paragraph-properties fo:margin-left="0in" fo:margin-right="0in" fo:margin-top="0.0835in" fo:margin-bottom="0.0835in" fo:text-indent="0in" style:auto-text-indent="false" fo:keep-with-next="always">
        <style:tab-stops>
          <style:tab-stop style:position="0.6252in"/>
        </style:tab-stops>
      </style:paragraph-properties>
      <style:text-properties style:font-name="Arial" fo:font-size="16pt" fo:language="en" fo:country="US"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style:font-name="Arial" fo:font-size="14pt" fo:language="en" fo:country="US"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style:font-name="Arial" fo:language="en" fo:country="US" fo:font-weight="bold" style:font-weight-asian="bold"/>
    </style:style>
    <style:style style:name="Heading_20_4" style:display-name="Heading 4" style:family="paragraph" style:parent-style-name="Standard" style:next-style-name="Standard" style:default-outline-level="4" style:class="text">
      <style:paragraph-properties fo:margin-left="0in" fo:margin-right="0in" fo:text-indent="0in" style:auto-text-indent="false"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0pt" fo:font-weight="bold" style:font-size-asian="10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0pt" fo:font-weight="bold" style:font-size-asian="10pt" style:font-weight-asian="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6pt" fo:font-weight="bold" style:font-size-asian="16pt" style:font-weight-asian="bold"/>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4pt" fo:font-weight="bold" style:font-size-asian="14pt" style:font-weight-asian="bold"/>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2pt" fo:font-weight="bold" style:font-size-asian="12pt"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6.9098in" style:type="right"/>
        </style:tab-stops>
      </style:paragraph-properties>
      <style:text-properties style:font-name="Arial"/>
    </style:style>
    <style:style style:name="Footer" style:family="paragraph" style:parent-style-name="Standard" style:class="extra">
      <style:paragraph-properties fo:margin-top="0in" fo:margin-bottom="0.0417in" fo:keep-together="auto" fo:orphans="2" fo:widows="2" fo:hyphenation-ladder-count="no-limit" fo:padding-left="0in" fo:padding-right="0in" fo:padding-top="0.0138in" fo:padding-bottom="0in" fo:border-left="none" fo:border-right="none" fo:border-top="0.0071in solid #000000" fo:border-bottom="none" style:text-autospace="ideograph-alpha" style:punctuation-wrap="hanging" style:vertical-align="auto">
        <style:tab-stops>
          <style:tab-stop style:position="6.9098in" style:type="right"/>
        </style:tab-stops>
      </style:paragraph-properties>
      <style:text-properties fo:color="#000000" style:font-name="Arial" fo:font-size="9pt" fo:language="en" fo:country="US" style:font-size-asian="9pt" style:language-asian="en" style:country-asian="US" style:font-size-complex="12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tyle="italic" style:font-style-asian="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style:tab-stops>
          <style:tab-stop style:position="6.9252in" style:type="right" style:leader-style="dotted" style:leader-text="."/>
        </style:tab-stops>
      </style:paragraph-properties>
      <style:text-properties style:font-name="Arial" fo:font-weight="bold" style:font-weight-asian="bold"/>
    </style:style>
    <style:style style:name="Contents_20_2" style:display-name="Contents 2" style:family="paragraph" style:parent-style-name="Standard" style:next-style-name="Standard" style:class="index">
      <style:paragraph-properties fo:margin-left="0.1965in" fo:margin-right="0in" fo:text-indent="0in" style:auto-text-indent="false">
        <style:tab-stops>
          <style:tab-stop style:position="6.7335in" style:type="right" style:leader-style="dotted" style:leader-text="."/>
        </style:tab-stops>
      </style:paragraph-properties>
      <style:text-properties style:font-name="Arial"/>
    </style:style>
    <style:style style:name="Contents_20_3" style:display-name="Contents 3" style:family="paragraph" style:parent-style-name="Standard" style:next-style-name="Standard" style:class="index">
      <style:paragraph-properties fo:margin-left="0.3929in" fo:margin-right="0in" fo:text-indent="0in" style:auto-text-indent="false">
        <style:tab-stops>
          <style:tab-stop style:position="6.5366in" style:type="right" style:leader-style="dotted" style:leader-text="."/>
        </style:tab-stops>
      </style:paragraph-properties>
      <style:text-properties style:font-name="Arial"/>
    </style:style>
    <style:style style:name="Contents_20_4" style:display-name="Contents 4" style:family="paragraph" style:parent-style-name="Standard" style:next-style-name="Standard" style:class="index">
      <style:paragraph-properties fo:margin-left="0.5898in" fo:margin-right="0in" fo:text-indent="0in" style:auto-text-indent="false">
        <style:tab-stops>
          <style:tab-stop style:position="6.3402in" style:type="right" style:leader-style="dotted" style:leader-text="."/>
        </style:tab-stops>
      </style:paragraph-properties>
      <style:text-properties style:font-name="Ari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style:tab-stops>
          <style:tab-stop style:position="6.9252in" style:type="right" style:leader-style="dotted" style:leader-text="."/>
        </style:tab-stops>
      </style:paragraph-properties>
      <style:text-properties style:font-name="Arial"/>
    </style:style>
    <style:style style:name="Contents_20_8" style:display-name="Contents 8" style:family="paragraph" style:parent-style-name="Index" style:class="index">
      <style:paragraph-properties fo:margin-left="0.1902in" fo:margin-right="0in" fo:text-indent="0in" style:auto-text-indent="false">
        <style:tab-stops>
          <style:tab-stop style:position="6.7346in" style:type="right" style:leader-style="dotted" style:leader-text="."/>
        </style:tab-stops>
      </style:paragraph-properties>
      <style:text-properties style:font-name="Arial"/>
    </style:style>
    <style:style style:name="Contents_20_9" style:display-name="Contents 9" style:family="paragraph" style:parent-style-name="Index" style:class="index">
      <style:paragraph-properties fo:margin-left="1.3701in" fo:margin-right="0in" fo:text-indent="0in" style:auto-text-indent="false">
        <style:tab-stops>
          <style:tab-stop style:position="5.5547in" style:type="right" style:leader-style="dotted" style:leader-text="."/>
        </style:tab-stops>
      </style:paragraph-properties>
      <style:text-properties style:font-name="Arial"/>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tandard" style:class="chapter">
      <style:paragraph-properties fo:text-align="center" style:justify-single-word="false"/>
      <style:text-properties fo:font-size="24pt" fo:font-weight="bold" style:font-size-asian="2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19">
      <style:paragraph-properties fo:margin-left="0in" fo:margin-right="0in" fo:margin-top="0.028in" fo:margin-bottom="0.028in" fo:keep-together="auto" fo:orphans="2" fo:widows="2" fo:hyphenation-ladder-count="no-limit" fo:text-indent="0in" style:auto-text-indent="false" style:text-autospace="ideograph-alpha" style:punctuation-wrap="hanging" style:vertical-align="auto"/>
      <style:text-properties fo:color="#000000" fo:language="en" fo:country="US" style:font-size-complex="12pt" fo:hyphenate="true" fo:hyphenation-remain-char-count="2" fo:hyphenation-push-char-count="2"/>
    </style:style>
    <style:style style:name="Sub_20_Title" style:display-name="Sub Title" style:family="paragraph" style:parent-style-name="Standard">
      <style:text-properties style:font-name="Arial" fo:font-size="10pt" fo:font-weight="bold" style:font-size-asian="10pt" style:font-weight-asian="bold"/>
    </style:style>
    <style:style style:name="Numbered" style:family="paragraph" style:parent-style-name="Standard" style:list-style-name="WW8Num13">
      <style:paragraph-properties fo:margin-left="0in" fo:margin-right="0in" fo:keep-together="auto" fo:text-indent="0in" style:auto-text-indent="false" style:text-autospace="ideograph-alpha" style:punctuation-wrap="hanging" style:vertical-align="auto"/>
      <style:text-properties fo:color="#000000" fo:language="en" fo:country="US" style:font-name-asian="Lucida Sans Unicode1" style:font-size-complex="12pt"/>
    </style:style>
    <style:style style:name="Indent" style:family="paragraph" style:parent-style-name="Standard">
      <style:paragraph-properties fo:margin-left="0.5in" fo:margin-right="0in" fo:keep-together="auto" fo:text-indent="0in" style:auto-text-indent="false" style:text-autospace="ideograph-alpha" style:punctuation-wrap="hanging" style:vertical-align="auto"/>
      <style:text-properties fo:color="#000000" fo:language="en" fo:country="US" style:font-name-asian="Lucida Sans Unicode1" style:font-size-complex="12pt"/>
    </style:style>
    <style:style style:name="Cell_20_Heading" style:display-name="Cell Heading" style:family="paragraph" style:parent-style-name="Standard">
      <style:paragraph-properties fo:keep-together="auto" fo:orphans="2" fo:widows="2" fo:hyphenation-ladder-count="no-limit" style:text-autospace="ideograph-alpha" style:punctuation-wrap="hanging" style:vertical-align="auto"/>
      <style:text-properties fo:color="#000000" style:font-name="Arial" fo:language="en" fo:country="US" fo:font-weight="bold" style:font-weight-asian="bold" style:font-size-complex="12pt" fo:hyphenate="true" fo:hyphenation-remain-char-count="2" fo:hyphenation-push-char-count="2"/>
    </style:style>
    <style:style style:name="LineNumber" style:family="paragraph" style:parent-style-name="Standard" style:list-style-name="WW8Num28">
      <style:paragraph-properties fo:margin-left="0in" fo:margin-right="0in" fo:margin-top="0in" fo:margin-bottom="0in" fo:keep-together="auto" fo:hyphenation-ladder-count="no-limit" fo:text-indent="0in" style:auto-text-indent="false" style:text-autospace="ideograph-alpha" style:punctuation-wrap="hanging" style:vertical-align="auto">
        <style:tab-stops>
          <style:tab-stop style:position="0.2083in"/>
        </style:tab-stops>
      </style:paragraph-properties>
      <style:text-properties fo:color="#000000" style:font-name="Arial" fo:language="en" fo:country="US" style:font-name-complex="Tahoma2" style:font-size-complex="12pt" fo:hyphenate="true" fo:hyphenation-remain-char-count="2" fo:hyphenation-push-char-count="2"/>
    </style:style>
    <style:style style:name="CodeTable" style:family="paragraph" style:parent-style-name="Standard">
      <style:paragraph-properties fo:margin-top="0in" fo:margin-bottom="0in" fo:keep-together="auto" fo:hyphenation-ladder-count="no-limit" style:text-autospace="ideograph-alpha" style:punctuation-wrap="hanging" style:vertical-align="auto"/>
      <style:text-properties fo:color="#000000" style:font-name="Courier New" fo:language="en" fo:country="US" style:font-size-complex="12pt" fo:hyphenate="true" fo:hyphenation-remain-char-count="2" fo:hyphenation-push-char-count="2"/>
    </style:style>
    <style:style style:name="Cell_20_Body" style:display-name="Cell Body" style:family="paragraph" style:parent-style-name="Standard">
      <style:paragraph-properties fo:keep-together="auto" fo:orphans="2" fo:widows="2" fo:hyphenation-ladder-count="no-limit" style:text-autospace="ideograph-alpha" style:punctuation-wrap="hanging" style:vertical-align="auto"/>
      <style:text-properties fo:color="#000000" style:font-name="Arial" fo:font-size="9pt" fo:language="en" fo:country="US" style:font-size-asian="9pt" style:font-size-complex="12pt" fo:hyphenate="true" fo:hyphenation-remain-char-count="2" fo:hyphenation-push-char-count="2"/>
    </style:style>
    <style:style style:name="Bullet_20_2" style:display-name="Bullet 2" style:family="paragraph" style:parent-style-name="Bullet" style:list-style-name="WW8Num18">
      <style:paragraph-properties fo:margin-left="0in" fo:margin-right="0in" fo:text-indent="0in" style:auto-text-indent="false"/>
    </style:style>
    <style:style style:name="Cell_20_Bullet" style:display-name="Cell Bullet" style:family="paragraph" style:parent-style-name="Cell_20_Body" style:list-style-name="WW8Num27">
      <style:paragraph-properties fo:margin-left="0in" fo:margin-right="0in" fo:text-indent="0in" style:auto-text-indent="false"/>
    </style:style>
    <style:style style:name="Figure" style:family="paragraph" style:parent-style-name="Standard" style:next-style-name="Standard">
      <style:paragraph-properties fo:keep-together="auto" fo:orphans="2" fo:widows="2" fo:hyphenation-ladder-count="no-limit" fo:keep-with-next="always" style:text-autospace="ideograph-alpha" style:punctuation-wrap="hanging" style:vertical-align="auto"/>
      <style:text-properties fo:color="#000000" fo:language="en" fo:country="US" style:font-size-complex="12pt" fo:hyphenate="true" fo:hyphenation-remain-char-count="2" fo:hyphenation-push-char-count="2"/>
    </style:style>
    <style:style style:name="Figure_20_Caption" style:display-name="Figure Caption" style:family="paragraph" style:parent-style-name="Standard" style:list-style-name="WW8Num20">
      <style:paragraph-properties fo:margin-left="0in" fo:margin-right="0in" fo:margin-top="0.0417in" fo:margin-bottom="0.0835in" fo:keep-together="auto" fo:orphans="2" fo:widows="2" fo:hyphenation-ladder-count="no-limit" fo:text-indent="0in" style:auto-text-indent="false" style:text-autospace="ideograph-alpha" style:punctuation-wrap="hanging" style:vertical-align="auto"/>
      <style:text-properties fo:color="#000000" style:font-name="Arial" fo:font-size="9pt" fo:language="en" fo:country="US" style:font-size-asian="9pt" style:font-size-complex="12pt" fo:hyphenate="true" fo:hyphenation-remain-char-count="2" fo:hyphenation-push-char-count="2"/>
    </style:style>
    <style:style style:name="Figure_20_Anchor" style:display-name="Figure Anchor" style:family="paragraph" style:next-style-name="Standard">
      <style:paragraph-properties fo:margin-left="0in" fo:margin-right="0in" fo:margin-top="0.0835in" fo:margin-bottom="0in" style:line-height-at-least="0.1665in" fo:text-align="start" style:justify-single-word="false" fo:text-indent="0in" style:auto-text-indent="false" style:vertical-align="auto">
        <style:tab-stops>
          <style:tab-stop style:position="0.25in"/>
          <style:tab-stop style:position="0.5in"/>
        </style:tab-stops>
      </style:paragraph-properties>
      <style:text-properties fo:color="#ff0000" style:text-line-through-style="none" style:font-name="Times New Roman1" fo:font-size="10pt" fo:letter-spacing="normal" fo:language="en" fo:country="US"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scale="100%"/>
    </style:style>
    <style:style style:name="Note" style:family="paragraph">
      <style:paragraph-properties fo:margin-left="0in" fo:margin-right="0in" fo:margin-top="0.0417in" fo:margin-bottom="0.0417in" style:line-height-at-least="0.1528in" fo:text-align="start" style:justify-single-word="false" fo:text-indent="0in" style:auto-text-indent="false" style:vertical-align="auto"/>
      <style:text-properties fo:color="#000000" style:text-line-through-style="none" style:font-name="Arial1" fo:font-size="9pt" fo:letter-spacing="normal" fo:language="en" fo:country="US" fo:font-style="normal" style:text-underline-style="none" fo:font-weight="normal" style:font-name-asian="Arial1" style:font-size-asian="9pt" style:font-style-asian="normal" style:font-weight-asian="normal" style:font-name-complex="Arial1" style:font-size-complex="9pt" style:font-style-complex="normal" style:font-weight-complex="normal" style:text-emphasize="none" style:text-scale="100%"/>
    </style:style>
    <style:style style:name="HeadingRunIn" style:family="paragraph" style:next-style-name="Body">
      <style:paragraph-properties fo:margin-left="0in" fo:margin-right="0in" fo:margin-top="0.0835in" fo:margin-bottom="0in" style:line-height-at-least="0.1945in" fo:text-align="start" style:justify-single-word="false" fo:text-indent="0in" style:auto-text-indent="false" fo:keep-with-next="always" style:text-autospace="none" style:vertical-align="auto"/>
      <style:text-properties fo:color="#000000" style:text-line-through-style="none" style:font-name="Times New Roman1" fo:font-size="12pt" fo:letter-spacing="normal" fo:language="en" fo:country="US"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scale="100%"/>
    </style:style>
    <style:style style:name="Body" style:family="paragraph" style:next-style-name="HeadingRunIn">
      <style:paragraph-properties fo:margin-left="0in" fo:margin-right="0in" fo:margin-top="0in" fo:margin-bottom="0in" style:line-height-at-least="0.1945in" fo:text-align="start" style:justify-single-word="false" fo:text-indent="0in" style:auto-text-indent="false" style:text-autospace="none" style:vertical-align="auto"/>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Bulleted" style:family="paragraph" style:next-style-name="HeadingRunIn">
      <style:paragraph-properties fo:margin-left="0.25in" fo:margin-right="0in" fo:margin-top="0in" fo:margin-bottom="0in" style:line-height-at-least="0.1945in" fo:text-align="start" style:justify-single-word="false" fo:text-indent="-0.25in" style:auto-text-indent="false" style:text-autospace="none" style:vertical-align="auto">
        <style:tab-stops>
          <style:tab-stop style:position="0.25in"/>
        </style:tab-stops>
      </style:paragraph-properties>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CellBody" style:family="paragraph" style:next-style-name="HeadingRunIn">
      <style:paragraph-properties fo:margin-left="0in" fo:margin-right="0in" fo:margin-top="0in" fo:margin-bottom="0in" style:line-height-at-least="0.1945in" fo:text-align="start" style:justify-single-word="false" fo:text-indent="0in" style:auto-text-indent="false" style:text-autospace="none" style:vertical-align="auto"/>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CellHeading" style:family="paragraph" style:next-style-name="HeadingRunIn">
      <style:paragraph-properties fo:margin-left="0in" fo:margin-right="0in" fo:margin-top="0in" fo:margin-bottom="0in" style:line-height-at-least="0.1945in" fo:text-align="center" style:justify-single-word="false" fo:text-indent="0in" style:auto-text-indent="false" style:text-autospace="none" style:vertical-align="auto"/>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Heading1" style:family="paragraph" style:next-style-name="Body">
      <style:paragraph-properties fo:margin-left="0in" fo:margin-right="0in" fo:margin-top="0.1945in" fo:margin-bottom="0.0835in" style:line-height-at-least="0.222in" fo:text-align="start" style:justify-single-word="false" fo:text-indent="0in" style:auto-text-indent="false" fo:keep-with-next="always" style:text-autospace="none" style:vertical-align="auto"/>
      <style:text-properties fo:color="#000000" style:text-line-through-style="none" style:font-name="Times New Roman1" fo:font-size="14pt" fo:letter-spacing="normal" fo:language="en" fo:country="US" fo:font-style="normal" style:text-underline-style="none" fo:font-weight="bold" style:font-name-asian="Times New Roman1" style:font-size-asian="14pt" style:font-style-asian="normal" style:font-weight-asian="bold" style:font-name-complex="Times New Roman1" style:font-size-complex="14pt" style:font-style-complex="normal" style:font-weight-complex="bold" style:text-emphasize="none" style:text-scale="100%"/>
    </style:style>
    <style:style style:name="Heading2" style:family="paragraph" style:next-style-name="Body">
      <style:paragraph-properties fo:margin-left="0in" fo:margin-right="0in" fo:margin-top="0.1665in" fo:margin-bottom="0.0417in" style:line-height-at-least="0.1945in" fo:text-align="start" style:justify-single-word="false" fo:text-indent="0in" style:auto-text-indent="false" fo:keep-with-next="always" style:text-autospace="none" style:vertical-align="auto"/>
      <style:text-properties fo:color="#000000" style:text-line-through-style="none" style:font-name="Times New Roman1" fo:font-size="12pt" fo:letter-spacing="normal" fo:language="en" fo:country="US"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scale="100%"/>
    </style:style>
    <style:style style:name="Indented" style:family="paragraph" style:next-style-name="HeadingRunIn">
      <style:paragraph-properties fo:margin-left="0.25in" fo:margin-right="0in" fo:margin-top="0in" fo:margin-bottom="0in" style:line-height-at-least="0.1945in" fo:text-align="start" style:justify-single-word="false" fo:text-indent="0in" style:auto-text-indent="false" style:text-autospace="none" style:vertical-align="auto">
        <style:tab-stops>
          <style:tab-stop style:position="0.25in"/>
        </style:tab-stops>
      </style:paragraph-properties>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Numbered1" style:family="paragraph" style:next-style-name="Numbered">
      <style:paragraph-properties fo:margin-left="0.25in" fo:margin-right="0in" fo:margin-top="0in" fo:margin-bottom="0in" style:line-height-at-least="0.1945in" fo:text-align="start" style:justify-single-word="false" fo:text-indent="-0.25in" style:auto-text-indent="false" style:text-autospace="none" style:vertical-align="auto">
        <style:tab-stops>
          <style:tab-stop style:position="0.25in"/>
        </style:tab-stops>
      </style:paragraph-properties>
      <style:text-properties fo:color="#000000" style:text-line-through-style="none" style:font-name="Times New Roman1" fo:font-size="12pt" fo:letter-spacing="normal"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scale="100%"/>
    </style:style>
    <style:style style:name="TableFootnote" style:family="paragraph" style:next-style-name="HeadingRunIn">
      <style:paragraph-properties fo:margin-left="0.4165in" fo:margin-right="0.25in" fo:margin-top="0in" fo:margin-bottom="0in" style:line-height-at-least="0.1665in" fo:text-align="start" style:justify-single-word="false" fo:text-indent="-0.1665in" style:auto-text-indent="false" style:text-autospace="none" style:vertical-align="auto">
        <style:tab-stops>
          <style:tab-stop style:position="0.4165in"/>
        </style:tab-stops>
      </style:paragraph-properties>
      <style:text-properties fo:color="#000000" style:text-line-through-style="none" style:font-name="Times New Roman1" fo:font-size="10pt" fo:letter-spacing="normal" fo:language="en" fo:country="US"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emphasize="none" style:text-scale="100%"/>
    </style:style>
    <style:style style:name="TableTitle" style:family="paragraph" style:next-style-name="HeadingRunIn">
      <style:paragraph-properties fo:margin-left="0in" fo:margin-right="0in" fo:margin-top="0in" fo:margin-bottom="0in" style:line-height-at-least="0.1945in" fo:text-align="center" style:justify-single-word="false" fo:text-indent="0in" style:auto-text-indent="false" style:text-autospace="none" style:vertical-align="auto"/>
      <style:text-properties fo:color="#000000" style:text-line-through-style="none" style:font-name="Times New Roman1" fo:font-size="12pt" fo:letter-spacing="normal" fo:language="en" fo:country="US" fo:font-style="normal"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scale="100%"/>
    </style:style>
    <style:style style:name="Page_20_Number" style:display-name="Page Number" style:family="text" style:parent-style-name="Default_20_Paragraph_20_Fon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complex="Times New Roman"/>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8pt" style:font-size-asian="8pt"/>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fo:font-size="8pt" style:font-size-asian="8pt"/>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Arial" fo:font-size="9pt" fo:font-style="normal" fo:font-weight="bold" style:font-size-asian="9pt" style:font-style-asian="normal" style:font-weight-asian="bold"/>
    </style:style>
    <style:style style:name="WW8Num23z0" style:family="text">
      <style:text-properties fo:font-variant="normal" fo:text-transform="none" style:text-outline="false" style:text-line-through-style="none" style:text-position="0% 100%" style:font-name="Times New Roman" fo:letter-spacing="normal" fo:language="en" fo:country="US" fo:font-style="normal" fo:text-shadow="none" style:text-underline-style="none" fo:font-weight="normal" style:letter-kerning="true" style:font-style-asian="normal" style:font-weight-asian="normal" style:font-size-complex="12pt" style:language-complex="en" style:country-complex="US" style:font-style-complex="normal" style:font-weight-complex="normal" style:text-emphasize="none" text:display="none"/>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font-variant="normal" fo:text-transform="none" style:text-outline="false" style:text-line-through-style="none" style:text-position="0% 100%" style:font-name="Times New Roman" fo:letter-spacing="normal" fo:language="en" fo:country="US" fo:font-style="normal" fo:text-shadow="none" style:text-underline-style="none" fo:font-weight="normal" style:letter-kerning="true" style:font-style-asian="normal" style:font-weight-asian="normal" style:font-size-complex="12pt" style:language-complex="en" style:country-complex="US" style:font-style-complex="normal" style:font-weight-complex="normal" style:text-emphasize="none" text:display="none"/>
    </style:style>
    <style:style style:name="WW8NumSt2z0" style:family="text">
      <style:text-properties style:font-name="Symbol"/>
    </style:style>
    <style:style style:name="WW8NumSt3z0" style:family="text">
      <style:text-properties style:font-name="Symbol"/>
    </style:style>
    <style:style style:name="WW8NumSt17z0" style:family="text">
      <style:text-properties style:font-name="Wingdings"/>
    </style:style>
    <style:style style:name="Default_20_Paragraph_20_Font" style:display-name="Default Paragraph Font" style:family="text"/>
    <style:style style:name="Numbered_20_Char" style:display-name="Numbered Char" style:family="text" style:parent-style-name="Default_20_Paragraph_20_Font">
      <style:text-properties fo:language="en" fo:country="US" style:font-name-asian="Lucida Sans Unicode1" style:font-size-complex="12pt" style:language-complex="ar" style:country-complex="SA"/>
    </style:style>
    <style:style style:name="Indent_20_Char" style:display-name="Indent Char" style:family="text" style:parent-style-name="Default_20_Paragraph_20_Font">
      <style:text-properties fo:language="en" fo:country="US" style:font-name-asian="Lucida Sans Unicode1" style:font-size-complex="12pt" style:language-complex="ar" style:country-complex="SA"/>
    </style:style>
    <style:style style:name="kkelleher" style:family="text" style:parent-style-name="Default_20_Paragraph_20_Font">
      <style:text-properties fo:color="#000000" style:font-name="Arial" fo:font-size="10pt" style:font-size-asian="10pt" style:font-name-complex="Arial" style:font-size-complex="10pt"/>
    </style:style>
    <style:style style:name="Code" style:family="text" style:parent-style-name="Default_20_Paragraph_20_Font">
      <style:text-properties style:font-name="Courier New" fo:font-size="9pt" fo:language="en" fo:country="US" style:font-size-asian="9pt"/>
    </style:style>
    <style:style style:name="Cell_20_Body_20_Char" style:display-name="Cell Body Char" style:family="text" style:parent-style-name="Default_20_Paragraph_20_Font">
      <style:text-properties style:font-name="Arial" fo:font-size="9pt" fo:language="en" fo:country="US" style:font-size-asian="9pt" style:font-size-complex="12pt" style:language-complex="ar" style:country-complex="SA"/>
    </style:style>
    <style:style style:name="Bullet_20_Char" style:display-name="Bullet Char" style:family="text" style:parent-style-name="Default_20_Paragraph_20_Font">
      <style:text-properties fo:language="en" fo:country="US" style:font-size-complex="12pt" style:language-complex="ar" style:country-complex="SA"/>
    </style:style>
    <style:style style:name="RTF_5f_Num_20_2_20_1" style:display-name="RTF_Num 2 1" style:family="text">
      <style:text-properties fo:font-variant="small-caps" fo:color="#000000" style:text-line-through-style="none" style:font-name="Trebuchet MS" fo:font-size="14pt" fo:font-style="normal" style:text-underline-style="none" fo:font-weight="bold"/>
    </style:style>
    <style:style style:name="Xref" style:family="text">
      <style:text-properties fo:color="#345a97" fo:font-style="normal" fo:font-weight="bold" style:font-style-asian="normal" style:font-weight-asian="bold" style:font-style-complex="normal" style:font-weight-complex="bold"/>
    </style:style>
    <style:style style:name="EquationVariables" style:family="text">
      <style:text-properties fo:font-style="italic" fo:font-weight="normal" style:font-style-asian="italic" style:font-weight-asian="normal" style:font-style-complex="italic" style:font-weight-complex="normal"/>
    </style:style>
    <style:style style:name="RTF_5f_Num_20_3_20_1" style:display-name="RTF_Num 3 1" style:family="text">
      <style:text-properties fo:color="#000000" style:text-line-through-style="none" style:font-name="Times New Roman1" fo:font-size="10pt" fo:font-style="normal" style:text-underline-style="none" fo:font-weight="normal"/>
    </style:style>
    <style:style style:name="RTF_5f_Num_20_4_20_1" style:display-name="RTF_Num 4 1" style:family="text">
      <style:text-properties fo:color="#000000" style:text-line-through-style="none" style:font-name="Times New Roman1" fo:font-size="10pt" fo:font-style="normal" style:text-underline-style="none" fo:font-weight="normal"/>
    </style:style>
    <style:style style:name="RTF_5f_Num_20_5_20_1" style:display-name="RTF_Num 5 1" style:family="text">
      <style:text-properties fo:color="#000000" style:text-line-through-style="none" style:font-name="Times New Roman1" fo:font-size="10pt" fo:font-style="normal" style:text-underline-style="none"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format="1">
        <style:list-level-properties text:min-label-width="0.2in"/>
      </text:outline-level-style>
      <text:outline-level-style text:level="2" text:style-name="WW8Num11z0" style:num-format="1" text:display-levels="2">
        <style:list-level-properties text:min-label-width="0.4in"/>
      </text:outline-level-style>
      <text:outline-level-style text:level="3" text:style-name="WW8Num11z0" style:num-format="1" text:display-levels="3">
        <style:list-level-properties text:min-label-width="0.5in"/>
      </text:outline-level-style>
      <text:outline-level-style text:level="4" text:style-name="WW8Num11z0" style:num-format="1" text:display-levels="4">
        <style:list-level-properties text:min-label-width="0.6in"/>
      </text:outline-level-style>
      <text:outline-level-style text:level="5" text:style-name="WW8Num11z0" style:num-format="1" text:display-levels="5">
        <style:list-level-properties text:min-label-width="0.7in"/>
      </text:outline-level-style>
      <text:outline-level-style text:level="6" text:style-name="WW8Num11z0" style:num-format="1" text:display-levels="6">
        <style:list-level-properties text:min-label-width="0.8in"/>
      </text:outline-level-style>
      <text:outline-level-style text:level="7" text:style-name="WW8Num11z0" style:num-prefix="Appendix " style:num-format="A" style:num-letter-sync="true">
        <style:list-level-properties text:min-label-width="0.9in"/>
      </text:outline-level-style>
      <text:outline-level-style text:level="8" text:style-name="WW8Num11z0" style:num-format="1" text:display-levels="2">
        <style:list-level-properties text:min-label-width="1in"/>
      </text:outline-level-style>
      <text:outline-level-style text:level="9" text:style-name="WW8Num11z0" style:num-format="1" text:display-levels="3">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text:style-name="WW8Num11z0" style:num-format="1">
        <style:list-level-properties text:min-label-width="0.2in"/>
      </text:list-level-style-number>
      <text:list-level-style-number text:level="2" text:style-name="WW8Num11z0" style:num-format="1" text:display-levels="2">
        <style:list-level-properties text:min-label-width="0.4in"/>
      </text:list-level-style-number>
      <text:list-level-style-number text:level="3" text:style-name="WW8Num11z0" style:num-format="1" text:display-levels="3">
        <style:list-level-properties text:min-label-width="0.5in"/>
      </text:list-level-style-number>
      <text:list-level-style-number text:level="4" text:style-name="WW8Num11z0" style:num-format="1" text:display-levels="4">
        <style:list-level-properties text:min-label-width="0.6in"/>
      </text:list-level-style-number>
      <text:list-level-style-number text:level="5" text:style-name="WW8Num11z0" style:num-format="1" text:display-levels="5">
        <style:list-level-properties text:min-label-width="0.7in"/>
      </text:list-level-style-number>
      <text:list-level-style-number text:level="6" text:style-name="WW8Num11z0" style:num-format="1" text:display-levels="6">
        <style:list-level-properties text:min-label-width="0.8in"/>
      </text:list-level-style-number>
      <text:list-level-style-number text:level="7" text:style-name="WW8Num11z0" style:num-prefix="Appendix " style:num-format="A" style:num-letter-sync="true">
        <style:list-level-properties text:min-label-width="0.9in"/>
      </text:list-level-style-number>
      <text:list-level-style-number text:level="8" text:style-name="WW8Num11z0" style:num-format="1" text:display-levels="2">
        <style:list-level-properties text:min-label-width="1in"/>
      </text:list-level-style-number>
      <text:list-level-style-number text:level="9" text:style-name="WW8Num11z0" style:num-format="1" text:display-levels="3">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style:num-suffix="." text:bullet-char="*">
        <style:list-level-properties/>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2" style:num-suffix="." text:bullet-char="">
        <style:list-level-properties text:space-before="1.75in" text:min-label-width="0.25in"/>
        <style:text-properties style:font-name="Wingdings"/>
      </text:list-level-style-bullet>
      <text:list-level-style-bullet text:level="5" text:style-name="WW8Num14z2" style:num-suffix="." text:bullet-char="">
        <style:list-level-properties text:space-before="2.25in" text:min-label-width="0.25in"/>
        <style:text-properties style:font-name="Wingdings"/>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2" style:num-suffix="." text:bullet-char="">
        <style:list-level-properties text:space-before="3.25in" text:min-label-width="0.25in"/>
        <style:text-properties style:font-name="Wingdings"/>
      </text:list-level-style-bullet>
      <text:list-level-style-bullet text:level="8" text:style-name="WW8Num14z2" style:num-suffix="." text:bullet-char="">
        <style:list-level-properties text:space-before="3.75in" text:min-label-width="0.25in"/>
        <style:text-properties style:font-name="Wingdings"/>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2" style:num-suffix="." text:bullet-char="">
        <style:list-level-properties text:space-before="1.75in" text:min-label-width="0.25in"/>
        <style:text-properties style:font-name="Wingdings"/>
      </text:list-level-style-bullet>
      <text:list-level-style-bullet text:level="5" text:style-name="WW8Num16z2" style:num-suffix="." text:bullet-char="">
        <style:list-level-properties text:space-before="2.25in" text:min-label-width="0.25in"/>
        <style:text-properties style:font-name="Wingdings"/>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2" style:num-suffix="." text:bullet-char="">
        <style:list-level-properties text:space-before="3.25in" text:min-label-width="0.25in"/>
        <style:text-properties style:font-name="Wingdings"/>
      </text:list-level-style-bullet>
      <text:list-level-style-bullet text:level="8" text:style-name="WW8Num16z2" style:num-suffix="." text:bullet-char="">
        <style:list-level-properties text:space-before="3.75in" text:min-label-width="0.25in"/>
        <style:text-properties style:font-name="Wingdings"/>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5in" text:min-label-width="0.1902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prefix="Figure " style:num-suffix="." style:num-format="1">
        <style:list-level-properties text:min-label-width="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2" style:num-suffix="." text:bullet-char="">
        <style:list-level-properties text:space-before="1.75in" text:min-label-width="0.25in"/>
        <style:text-properties style:font-name="Wingdings"/>
      </text:list-level-style-bullet>
      <text:list-level-style-bullet text:level="5" text:style-name="WW8Num24z2" style:num-suffix="." text:bullet-char="">
        <style:list-level-properties text:space-before="2.25in" text:min-label-width="0.25in"/>
        <style:text-properties style:font-name="Wingdings"/>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2" style:num-suffix="." text:bullet-char="">
        <style:list-level-properties text:space-before="3.25in" text:min-label-width="0.25in"/>
        <style:text-properties style:font-name="Wingdings"/>
      </text:list-level-style-bullet>
      <text:list-level-style-bullet text:level="8" text:style-name="WW8Num24z2" style:num-suffix="." text:bullet-char="">
        <style:list-level-properties text:space-before="3.75in" text:min-label-width="0.25in"/>
        <style:text-properties style:font-name="Wingdings"/>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style:font-name="Courier New1"/>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2" style:num-suffix="." text:bullet-char="">
        <style:list-level-properties text:space-before="1.75in" text:min-label-width="0.25in"/>
        <style:text-properties style:font-name="Wingdings"/>
      </text:list-level-style-bullet>
      <text:list-level-style-bullet text:level="5" text:style-name="WW8Num26z2" style:num-suffix="." text:bullet-char="">
        <style:list-level-properties text:space-before="2.25in" text:min-label-width="0.25in"/>
        <style:text-properties style:font-name="Wingdings"/>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2" style:num-suffix="." text:bullet-char="">
        <style:list-level-properties text:space-before="3.25in" text:min-label-width="0.25in"/>
        <style:text-properties style:font-name="Wingdings"/>
      </text:list-level-style-bullet>
      <text:list-level-style-bullet text:level="8" text:style-name="WW8Num26z2" style:num-suffix="." text:bullet-char="">
        <style:list-level-properties text:space-before="3.75in" text:min-label-width="0.25in"/>
        <style:text-properties style:font-name="Wingdings"/>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min-label-width="0.2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number text:level="1" text:style-name="WW8Num28z0"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5.5&#9;"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w&#9;"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consecutive-numbering="true">
      <text:list-level-style-number text:level="1" text:style-name="RTF_5f_Num_20_4_20_1" style:num-prefix="w&#9;"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consecutive-numbering="true">
      <text:list-level-style-number text:level="1" text:style-name="RTF_5f_Num_20_5_20_1" style:num-prefix="w&#9;"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0417in" fo:margin-bottom="0.0835in" fo:text-align="end" style:justify-single-word="false" fo:padding-left="0in" fo:padding-right="0in" fo:padding-top="0in" fo:padding-bottom="0.0138in" fo:border-left="none" fo:border-right="none" fo:border-top="none" fo:border-bottom="0.0071in solid #000000"/>
      <style:text-properties style:font-name="Verdana"/>
    </style:style>
    <style:style style:name="MP2" style:family="paragraph" style:parent-style-name="Standard">
      <style:paragraph-properties fo:text-align="justify" style:justify-single-word="false" fo:padding-left="0in" fo:padding-right="0in" fo:padding-top="0.0138in" fo:padding-bottom="0in" fo:border-left="none" fo:border-right="none" fo:border-top="0.0071in solid #000000" fo:border-bottom="none"/>
      <style:text-properties style:font-name="Verdana"/>
    </style:style>
    <style:style style:name="MP3" style:family="paragraph" style:parent-style-name="Standard">
      <style:text-properties fo:language="en" fo:country="US" style:language-asian="en" style:country-asian="US"/>
    </style:style>
    <style:style style:name="MP4" style:family="paragraph" style:parent-style-name="Header">
      <style:paragraph-properties fo:text-align="end" style:justify-single-word="false"/>
    </style:style>
    <style:style style:name="MP5" style:family="paragraph" style:parent-style-name="Standard">
      <style:paragraph-properties fo:padding-left="0in" fo:padding-right="0in" fo:padding-top="0.0138in" fo:padding-bottom="0in" fo:border-left="none" fo:border-right="none" fo:border-top="0.0071in solid #000000" fo:border-bottom="none">
        <style:tab-stops>
          <style:tab-stop style:position="3.5in"/>
        </style:tab-stops>
      </style:paragraph-properties>
    </style:style>
    <style:style style:name="MP6" style:family="paragraph" style:parent-style-name="Header">
      <style:paragraph-properties fo:margin-top="0.0417in" fo:margin-bottom="0.0835in" fo:text-align="end" style:justify-single-word="false" fo:padding-left="0in" fo:padding-right="0in" fo:padding-top="0in" fo:padding-bottom="0.0138in" fo:border-left="none" fo:border-right="none" fo:border-top="none" fo:border-bottom="0.0071in solid #000000"/>
    </style:style>
    <style:style style:name="MP7" style:family="paragraph" style:parent-style-name="Standard">
      <style:paragraph-properties fo:text-align="end" style:justify-single-word="false" fo:padding-left="0in" fo:padding-right="0in" fo:padding-top="0.0138in" fo:padding-bottom="0in" fo:border-left="none" fo:border-right="none" fo:border-top="0.0071in solid #000000" fo:border-bottom="none"/>
    </style:style>
    <style:style style:name="MT1" style:family="text">
      <style:text-properties fo:font-weight="bold" style:font-weight-asian="bold"/>
    </style:style>
    <style:style style:name="MT2" style:family="text">
      <style:text-properties fo:language="en" fo:country="US"/>
    </style:style>
    <style:style style:name="MT3"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902in" fo:margin-right="0.7902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902in" fo:margin-left="0in" fo:margin-right="0in" fo:margin-bottom="0.2516in" style:dynamic-spacing="true"/>
      </style:header-style>
      <style:footer-style>
        <style:header-footer-properties fo:min-height="0.2902in" fo:margin-left="0in" fo:margin-right="0in" fo:margin-top="0.25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7874in" fo:margin-right="0.7874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header>
        <text:p text:style-name="MP1">JasperSoft War File Install Guide</text:p>
      </style:header>
      <style:header-left>
        <text:p text:style-name="Header"/>
      </style:header-left>
      <style:footer>
        <text:p text:style-name="MP2"><text:tab/></text:p>
      </style:footer>
      <style:footer-left>
        <text:p text:style-name="Footer"/>
      </style:footer-left>
    </style:master-page>
    <style:master-page style:name="First_20_Page" style:display-name="First Page" style:page-layout-name="Mpm1" style:next-style-name="Standard">
      <style:header>
        <text:p text:style-name="Standard"><draw:frame draw:style-name="Mfr1" draw:name="graphics3" text:anchor-type="paragraph" svg:x="1.4917in" svg:y="0.1339in" svg:width="4.1661in" svg:height="0.9063in" draw:z-index="1"><draw:image xlink:href="Pictures/100000000000019000000057DF53C9E1.png" xlink:type="simple" xlink:show="embed" xlink:actuate="onLoad"/></draw:frame></text:p>
        <text:p text:style-name="Standard"/>
        <text:p text:style-name="Standard"/>
        <text:p text:style-name="MP3"/>
        <text:p text:style-name="Standard"/>
        <text:p text:style-name="Standard"/>
        <text:p text:style-name="Standard"/>
        <text:p text:style-name="Standard"/>
        <text:p text:style-name="Standard"/>
        <text:p text:style-name="Standard"/>
      </style:header>
      <style:footer>
        <text:p text:style-name="Footer"><text:span text:style-name="MT1">http://www.jaspersoft.com/</text:span><text:line-break/>© 2011 Copyright (C) 2011 Jaspersoft Corporation. All rights reserved.<text:line-break/>Printed in the U.S.A. Jaspersoft, the Jaspersoft logo, JasperAnalysis, JasperServer, JasperETL, JasperReports, JasperReports Server, and iReport, are trademarks and/or registered trademarks of Jaspersoft Corporation in the United States and in jurisdictions throughout the world.<text:line-break/>All other company and product names are or may be trade names or trademarks of their respective owners.</text:p>
      </style:footer>
    </style:master-page>
    <style:master-page style:name="HTML" style:page-layout-name="Mpm2"/>
    <style:master-page style:name="Convert_20_1" style:display-name="Convert 1" style:page-layout-name="Mpm3">
      <style:header>
        <text:p text:style-name="MP4">JasperReports Server Web Services Guide </text:p>
      </style:header>
      <style:header-left>
        <text:p text:style-name="Header">JasperReports Server Web Services Guide</text:p>
      </style:header-left>
      <style:footer>
        <text:p text:style-name="MP5"><text:span text:style-name="Page_20_Number"><text:span text:style-name="MT2">0111-JS040-5</text:span></text:span><text:tab/><text:tab/><text:tab/><text:tab/><text:tab/> <text:s text:c="12"/><text:page-number text:select-page="current">44</text:page-number></text:p>
      </style:footer>
      <style:footer-left>
        <text:p text:style-name="Footer"><text:span text:style-name="Page_20_Number"><text:page-number text:select-page="current">44</text:page-number></text:span><text:span text:style-name="Page_20_Number"><text:tab/>0111-JS040-5</text:span></text:p>
      </style:footer-left>
    </style:master-page>
    <style:master-page style:name="Convert_20_2" style:display-name="Convert 2" style:page-layout-name="Mpm4">
      <style:header>
        <text:p text:style-name="MP6">JasperReports Server Web Services Guide</text:p>
      </style:header>
      <style:header-left>
        <text:p text:style-name="Header">JasperReports Server Web Services Guide</text:p>
      </style:header-left>
      <style:footer>
        <text:p text:style-name="MP7"><text:span text:style-name="Page_20_Number"><text:page-number text:select-page="current">44</text:page-number></text:span></text:p>
      </style:footer>
      <style:footer-left>
        <text:p text:style-name="Footer"><text:span text:style-name="Page_20_Number"><text:page-number text:select-page="current">4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JasperServer Web Services Guide</dc:title>
    <meta:creation-date>2009-03-03T13:28:05</meta:creation-date>
    <dc:date>2011-01-24T12:13:35</dc:date>
    <meta:print-date>2011-01-24T11:24:31</meta:print-date>
    <dc:language>en-US</dc:language>
    <meta:editing-cycles>0</meta:editing-cycles>
    <meta:editing-duration>PT0S</meta:editing-duration>
    <meta:document-statistic meta:table-count="55" meta:image-count="2" meta:object-count="0" meta:page-count="44" meta:paragraph-count="1364" meta:word-count="8930" meta:character-count="76265"/>
    <meta:user-defined meta:name="Info 1"/>
    <meta:user-defined meta:name="Info 2"/>
    <meta:user-defined meta:name="Info 3"/>
    <meta:user-defined meta:name="Info 4"/>
  </office:meta>
</office:document-meta>
</file>